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8c0e" officeooo:paragraph-rsid="000d8c0e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1321ca" officeooo:paragraph-rsid="001321ca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3b12" officeooo:paragraph-rsid="00153b12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3624b" officeooo:paragraph-rsid="001840a2" style:font-weight-asian="normal" style:font-weight-complex="normal"/>
    </style:style>
    <style:style style:name="P5" style:family="paragraph" style:parent-style-name="Standard">
      <style:text-properties style:text-underline-style="none" officeooo:rsid="000eff70" officeooo:paragraph-rsid="000d8c0e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0eff70" officeooo:paragraph-rsid="000eff7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10661e" officeooo:paragraph-rsid="0012132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321ca" officeooo:paragraph-rsid="001321c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3624b" officeooo:paragraph-rsid="0013624b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3624b" officeooo:paragraph-rsid="001586f6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3624b" officeooo:paragraph-rsid="0016507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3624b" officeooo:paragraph-rsid="001840a2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3624b" officeooo:paragraph-rsid="00188737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53b12" officeooo:paragraph-rsid="00153b1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840a2" officeooo:paragraph-rsid="001840a2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840a2" officeooo:paragraph-rsid="001d5d5e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840a2" officeooo:paragraph-rsid="002026eb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a6683" officeooo:paragraph-rsid="001a6683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a6683" officeooo:paragraph-rsid="00212e5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normal" officeooo:rsid="0010661e" officeooo:paragraph-rsid="0010661e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0661e" officeooo:paragraph-rsid="00121328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0661e" officeooo:paragraph-rsid="00121328" fo:background-color="#000000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0661e" officeooo:paragraph-rsid="0010661e" fo:background-color="#000000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style="italic" style:text-underline-style="none" fo:font-weight="normal" officeooo:rsid="001321ca" officeooo:paragraph-rsid="001321ca" fo:background-color="#000000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style:text-underline-style="none" fo:font-weight="normal" officeooo:rsid="00153b12" officeooo:paragraph-rsid="00153b12" fo:background-color="#000000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style:text-underline-style="none" fo:font-weight="normal" officeooo:rsid="00153b12" officeooo:paragraph-rsid="00234826" fo:background-color="#000000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fo:font-style="italic" style:text-underline-style="none" fo:font-weight="normal" officeooo:rsid="00153b12" officeooo:paragraph-rsid="002a0f93" fo:background-color="#000000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text-position="0% 100%" style:text-underline-style="none" fo:font-weight="bold" officeooo:rsid="000eff70" officeooo:paragraph-rsid="000eff70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0eff70" officeooo:paragraph-rsid="000eff70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0eff70" officeooo:paragraph-rsid="0010661e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position="0% 100%" style:text-underline-style="none" fo:font-weight="normal" officeooo:rsid="0010661e" officeooo:paragraph-rsid="0010661e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text-underline-style="solid" style:text-underline-width="auto" style:text-underline-color="font-color" fo:font-weight="normal" officeooo:rsid="000eff70" officeooo:paragraph-rsid="000eff70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position="0% 100%" style:text-underline-style="solid" style:text-underline-width="auto" style:text-underline-color="font-color" fo:font-weight="normal" officeooo:rsid="0010661e" officeooo:paragraph-rsid="0010661e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153b12" officeooo:paragraph-rsid="002dfa93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53b12" officeooo:paragraph-rsid="00397337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53b12" officeooo:paragraph-rsid="003da699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dfa93" officeooo:paragraph-rsid="002dfa93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1840a2" officeooo:paragraph-rsid="00397337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840a2" officeooo:paragraph-rsid="003da699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840a2" officeooo:paragraph-rsid="004f1d5a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2feb25" officeooo:paragraph-rsid="002feb25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2feb25" officeooo:paragraph-rsid="00397337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2feb25" officeooo:paragraph-rsid="003da699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feb25" officeooo:paragraph-rsid="004f1d5a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300625" officeooo:paragraph-rsid="00300625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1a6683" officeooo:paragraph-rsid="00188737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1a6683" officeooo:paragraph-rsid="00212e5d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1a6683" officeooo:paragraph-rsid="00350673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1a6683" officeooo:paragraph-rsid="00397337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1a6683" officeooo:paragraph-rsid="003da699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1a6683" officeooo:paragraph-rsid="004f1d5a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13624b" officeooo:paragraph-rsid="00188737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13624b" officeooo:paragraph-rsid="00397337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13624b" officeooo:paragraph-rsid="003da699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13624b" officeooo:paragraph-rsid="004f1d5a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360902" officeooo:paragraph-rsid="00360902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360902" officeooo:paragraph-rsid="004c8fe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360902" officeooo:paragraph-rsid="004f1d5a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37e40b" officeooo:paragraph-rsid="0037e40b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435735" officeooo:paragraph-rsid="00435735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45f301" officeooo:paragraph-rsid="0045f301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488b1f" officeooo:paragraph-rsid="00488b1f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48b615" officeooo:paragraph-rsid="0048b615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4c8feb" officeooo:paragraph-rsid="004c8feb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4c8feb" officeooo:paragraph-rsid="004cba14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4fe35b" officeooo:paragraph-rsid="004fe35b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53087c" officeooo:paragraph-rsid="0053087c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532dc2" officeooo:paragraph-rsid="00532dc2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551bdf" officeooo:paragraph-rsid="00551bdf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55793f" officeooo:paragraph-rsid="0055793f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559a92" officeooo:paragraph-rsid="00559a92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568d9f" officeooo:paragraph-rsid="00568d9f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568d9f" officeooo:paragraph-rsid="0057d4c7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57d4c7" officeooo:paragraph-rsid="0057d4c7" style:font-weight-asian="normal" style:font-weight-complex="normal"/>
    </style:style>
    <style:style style:name="P75" style:family="paragraph" style:parent-style-name="Standard">
      <style:text-properties fo:font-style="italic" style:text-underline-style="none" fo:font-weight="normal" officeooo:rsid="00153b12" officeooo:paragraph-rsid="00397337" fo:background-color="#000000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italic" style:text-underline-style="none" fo:font-weight="normal" officeooo:rsid="00153b12" officeooo:paragraph-rsid="003da699" fo:background-color="#000000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style="italic" style:text-underline-style="none" fo:font-weight="normal" officeooo:rsid="00153b12" officeooo:paragraph-rsid="004f1d5a" fo:background-color="#000000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style:text-underline-style="solid" style:text-underline-width="auto" style:text-underline-color="font-color" fo:font-weight="normal" officeooo:rsid="0013624b" officeooo:paragraph-rsid="00397337" style:font-weight-asian="normal" style:font-weight-complex="normal"/>
    </style:style>
    <style:style style:name="P79" style:family="paragraph" style:parent-style-name="Standard">
      <style:text-properties style:text-underline-style="solid" style:text-underline-width="auto" style:text-underline-color="font-color" fo:font-weight="normal" officeooo:rsid="0013624b" officeooo:paragraph-rsid="003da699" style:font-weight-asian="normal" style:font-weight-complex="normal"/>
    </style:style>
    <style:style style:name="P80" style:family="paragraph" style:parent-style-name="Standard">
      <style:text-properties style:text-underline-style="solid" style:text-underline-width="auto" style:text-underline-color="font-color" fo:font-weight="normal" officeooo:rsid="0013624b" officeooo:paragraph-rsid="004f1d5a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sub 58%" fo:font-size="13pt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121328" style:font-size-asian="13pt" style:font-size-complex="13pt"/>
    </style:style>
    <style:style style:name="T6" style:family="text">
      <style:text-properties fo:font-size="13pt" officeooo:rsid="00153b12" style:font-size-asian="13pt" style:font-size-complex="13pt"/>
    </style:style>
    <style:style style:name="T7" style:family="text">
      <style:text-properties officeooo:rsid="00153b12"/>
    </style:style>
    <style:style style:name="T8" style:family="text">
      <style:text-properties officeooo:rsid="00165077"/>
    </style:style>
    <style:style style:name="T9" style:family="text">
      <style:text-properties officeooo:rsid="001840a2"/>
    </style:style>
    <style:style style:name="T10" style:family="text">
      <style:text-properties officeooo:rsid="001bf7ac"/>
    </style:style>
    <style:style style:name="T11" style:family="text">
      <style:text-properties officeooo:rsid="00234826"/>
    </style:style>
    <style:style style:name="T12" style:family="text">
      <style:text-properties officeooo:rsid="002a0f93"/>
    </style:style>
    <style:style style:name="T13" style:family="text">
      <style:text-properties officeooo:rsid="002dfa93"/>
    </style:style>
    <style:style style:name="T14" style:family="text">
      <style:text-properties officeooo:rsid="003ee8d8"/>
    </style:style>
    <style:style style:name="T15" style:family="text">
      <style:text-properties officeooo:rsid="003fccb3"/>
    </style:style>
    <style:style style:name="T16" style:family="text">
      <style:text-properties officeooo:rsid="004c8feb"/>
    </style:style>
    <style:style style:name="T17" style:family="text">
      <style:text-properties officeooo:rsid="004cba14"/>
    </style:style>
    <style:style style:name="T18" style:family="text">
      <style:text-properties officeooo:rsid="0057d4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SAN AGUSTÍN</text:p>
      <text:p text:style-name="P1">Facultad de Producción y Servicios</text:p>
      <text:p text:style-name="P1">Ciencia de la Computación</text:p>
      <text:p text:style-name="P1">Física Computacional</text:p>
      <text:p text:style-name="P1"/>
      <text:p text:style-name="P1">Kevin Salazar Torres</text:p>
      <text:p text:style-name="P1">20162013</text:p>
      <text:p text:style-name="P1">------------------------------------------------------------------------------------------------------------------------</text:p>
      <text:p text:style-name="P5"/>
      <text:p text:style-name="P6">1<text:span text:style-name="T1">ra </text:span><text:span text:style-name="T2">Práctica</text:span></text:p>
      <text:p text:style-name="P28">Movimiento en una dimensión</text:p>
      <text:p text:style-name="P28"/>
      <text:p text:style-name="P29"/>
      <text:p text:style-name="P32">Ejemplo 1.1</text:p>
      <text:p text:style-name="P33">El problema del paracaidista</text:p>
      <text:p text:style-name="P31"/>
      <text:p text:style-name="P22">Planteamiento del problema. </text:p>
      <text:p text:style-name="P21"/>
      <text:p text:style-name="P7">Un paracaidista con una masa de 68.1 kg salta de un globo aerostático fijo. Aplique la ecuación <text:s/><text:span text:style-name="T5">v(t) = (gm/c)( 1–e^(–(c/m)(t) ) </text:span>para calcular la velocidad antes de que <text:span text:style-name="T2">se abra el paracaídas. Considere que el coeficiente de resistencia es igual a 12.5 kg/s.</text:span></text:p>
      <text:p text:style-name="P30"/>
      <text:p text:style-name="P23">Solución analítica:</text:p>
      <text:p text:style-name="P20"/>
      <text:p text:style-name="P8">Al sustituir los valores de los parámetros en la ecuación se obtiene<text:span text:style-name="T4"> 53.39(1 – e^(–0.18355t) ) </text:span>que sirve para calcular la velocidad del paracaidista a diferentes tiempos.</text:p>
      <text:p text:style-name="P8"/>
      <text:p text:style-name="P24">Solición aproximada(Euler):</text:p>
      <text:p text:style-name="P8"/>
      <text:p text:style-name="P9">Realizamos el mismo cálculo que en el ejemplo anterior, pero usando la ecuación <text:span text:style-name="T4">v(t</text:span><text:span text:style-name="T3">i+1</text:span><text:span text:style-name="T4">) = v(t</text:span><text:span text:style-name="T3">i</text:span><text:span text:style-name="T4">)+(g–</text:span><text:span text:style-name="T6">(c/m)</text:span><text:span text:style-name="T4">v(t</text:span><text:span text:style-name="T3">i</text:span><text:span text:style-name="T4">))(t</text:span><text:span text:style-name="T3">i+1</text:span><text:span text:style-name="T4">–t</text:span><text:span text:style-name="T3">i</text:span><text:span text:style-name="T4">) </text:span>para obtener la velocidad. </text:p>
      <text:p text:style-name="P2"/>
      <text:p text:style-name="P25">Obtenemos:</text:p>
      <text:p text:style-name="P14"/>
      <text:p text:style-name="P10">Emple<text:span text:style-name="T8">amos</text:span> un tamaño de paso de 2 s para el cálculo...</text:p>
      <text:p text:style-name="P10"/>
      <text:p text:style-name="P14"><text:tab/>tiempo<text:tab/><text:tab/>Vanalítico<text:tab/><text:tab/>Vaproximado<text:tab/><text:tab/>Error porcentual</text:p>
      <text:p text:style-name="P3"/>
      <text:p text:style-name="P34"><text:tab/><text:span text:style-name="T13">0<text:tab/><text:tab/>0<text:tab/><text:tab/><text:tab/>0<text:tab/><text:tab/><text:tab/>0%</text:span></text:p>
      <text:p text:style-name="P37"><text:tab/>2<text:tab/><text:tab/>16.4049<text:tab/><text:tab/>19.6<text:tab/><text:tab/><text:tab/>19.4759%</text:p>
      <text:p text:style-name="P37"><text:tab/>4<text:tab/><text:tab/>27.7692<text:tab/><text:tab/>32.0047<text:tab/><text:tab/>15.2521%</text:p>
      <text:p text:style-name="P37"><text:tab/>6<text:tab/><text:tab/>35.6417<text:tab/><text:tab/>39.8555<text:tab/><text:tab/>11.8226%</text:p>
      <text:p text:style-name="P37"><text:tab/>8<text:tab/><text:tab/>41.0952<text:tab/><text:tab/>44.8242<text:tab/><text:tab/>9.07404%</text:p>
      <text:p text:style-name="P37"><text:tab/>10<text:tab/><text:tab/>44.8731<text:tab/><text:tab/>47.9689<text:tab/><text:tab/>6.89907%</text:p>
      <text:p text:style-name="P37"><text:tab/>12<text:tab/><text:tab/>47.4901<text:tab/><text:tab/>49.9592<text:tab/><text:tab/>5.19902%</text:p>
      <text:p text:style-name="P37"><text:tab/>14<text:tab/><text:tab/>49.3031<text:tab/><text:tab/>51.2188<text:tab/><text:tab/>3.88558%</text:p>
      <text:p text:style-name="P37"><text:tab/>16<text:tab/><text:tab/>50.5589<text:tab/><text:tab/>52.016<text:tab/><text:tab/><text:tab/>2.88185%</text:p>
      <text:p text:style-name="P37"><text:tab/>18<text:tab/><text:tab/>51.4289<text:tab/><text:tab/>52.5205<text:tab/><text:tab/>2.12251%</text:p>
      <text:p text:style-name="P37"><text:tab/>20<text:tab/><text:tab/>52.0316<text:tab/><text:tab/>52.8398<text:tab/><text:tab/>1.55335%</text:p>
      <text:p text:style-name="P37"><text:tab/>22<text:tab/><text:tab/>52.4491<text:tab/><text:tab/>53.0419<text:tab/><text:tab/>1.1303%</text:p>
      <text:p text:style-name="P37"><text:tab/>24<text:tab/><text:tab/>52.7383<text:tab/><text:tab/>53.1698<text:tab/><text:tab/>0.818243%</text:p>
      <text:p text:style-name="P37"><text:tab/>26<text:tab/><text:tab/>52.9387<text:tab/><text:tab/>53.2508<text:tab/><text:tab/>0.589607%</text:p>
      <text:p text:style-name="P37"><text:soft-page-break/><text:tab/>28<text:tab/><text:tab/>53.0775<text:tab/><text:tab/>53.302<text:tab/><text:tab/><text:tab/>0.423108%</text:p>
      <text:p text:style-name="P37"><text:tab/>30<text:tab/><text:tab/>53.1736<text:tab/><text:tab/>53.3345<text:tab/><text:tab/>0.302512%</text:p>
      <text:p text:style-name="P37"><text:tab/>32<text:tab/><text:tab/>53.2402<text:tab/><text:tab/>53.355<text:tab/><text:tab/><text:tab/>0.215582%</text:p>
      <text:p text:style-name="P37"><text:tab/>34<text:tab/><text:tab/>53.2863<text:tab/><text:tab/>53.368<text:tab/><text:tab/><text:tab/>0.153185%</text:p>
      <text:p text:style-name="P37"><text:tab/>36<text:tab/><text:tab/>53.3183<text:tab/><text:tab/>53.3762<text:tab/><text:tab/>0.108566%</text:p>
      <text:p text:style-name="P37"><text:tab/>38<text:tab/><text:tab/>53.3404<text:tab/><text:tab/>53.3814<text:tab/><text:tab/>0.0767664%</text:p>
      <text:p text:style-name="P37"><text:tab/>40<text:tab/><text:tab/>53.3558<text:tab/><text:tab/>53.3847<text:tab/><text:tab/>0.0541694%</text:p>
      <text:p text:style-name="P37"><text:tab/>42<text:tab/><text:tab/>53.3664<text:tab/><text:tab/>53.3868<text:tab/><text:tab/>0.0381541%</text:p>
      <text:p text:style-name="P37"><text:tab/>44<text:tab/><text:tab/>53.3738<text:tab/><text:tab/>53.3881<text:tab/><text:tab/>0.0268299%</text:p>
      <text:p text:style-name="P37"><text:tab/>46<text:tab/><text:tab/>53.3789<text:tab/><text:tab/>53.3889<text:tab/><text:tab/>0.0188391%</text:p>
      <text:p text:style-name="P37"><text:tab/>48<text:tab/><text:tab/>53.3824<text:tab/><text:tab/>53.3894<text:tab/><text:tab/>0.013211%</text:p>
      <text:p text:style-name="P37"><text:tab/>50<text:tab/><text:tab/>53.3848<text:tab/><text:tab/>53.3898<text:tab/><text:tab/>0.00925338%</text:p>
      <text:p text:style-name="P37"><text:tab/>52<text:tab/><text:tab/>53.3865<text:tab/><text:tab/>53.39<text:tab/><text:tab/><text:tab/>0.00647455%</text:p>
      <text:p text:style-name="P37"><text:tab/>54<text:tab/><text:tab/>53.3877<text:tab/><text:tab/>53.3901<text:tab/><text:tab/>0.00452594%</text:p>
      <text:p text:style-name="P37"><text:tab/>56<text:tab/><text:tab/>53.3885<text:tab/><text:tab/>53.3902<text:tab/><text:tab/>0.00316111%</text:p>
      <text:p text:style-name="P37"><text:tab/>58<text:tab/><text:tab/>53.3891<text:tab/><text:tab/>53.3903<text:tab/><text:tab/>0.00220617%</text:p>
      <text:p text:style-name="P37"><text:tab/>60<text:tab/><text:tab/>53.3895<text:tab/><text:tab/>53.3903<text:tab/><text:tab/>0.00153864%</text:p>
      <text:p text:style-name="P37"><text:tab/>62<text:tab/><text:tab/>53.3897<text:tab/><text:tab/>53.3903<text:tab/><text:tab/>0.00107243%</text:p>
      <text:p text:style-name="P37"><text:tab/>64<text:tab/><text:tab/>53.3899<text:tab/><text:tab/>53.3903<text:tab/><text:tab/>0.000747058%</text:p>
      <text:p text:style-name="P37"><text:tab/>66<text:tab/><text:tab/>53.3901<text:tab/><text:tab/>53.3903<text:tab/><text:tab/>0.00052014%</text:p>
      <text:p text:style-name="P37"><text:tab/>68<text:tab/><text:tab/>53.3902<text:tab/><text:tab/>53.3903<text:tab/><text:tab/>0.000361982%</text:p>
      <text:p text:style-name="P37"><text:tab/>70<text:tab/><text:tab/>53.3902<text:tab/><text:tab/>53.3903<text:tab/><text:tab/>0.00025181%</text:p>
      <text:p text:style-name="P37"><text:tab/>72<text:tab/><text:tab/>53.3903<text:tab/><text:tab/>53.3903<text:tab/><text:tab/>0.000175104%</text:p>
      <text:p text:style-name="P37"><text:tab/>74<text:tab/><text:tab/>53.3903<text:tab/><text:tab/>53.3904<text:tab/><text:tab/>0.000121722%</text:p>
      <text:p text:style-name="P37"><text:tab/>76<text:tab/><text:tab/>53.3903<text:tab/><text:tab/>53.3904<text:tab/><text:tab/>8.45879e-05%</text:p>
      <text:p text:style-name="P37"><text:tab/>78<text:tab/><text:tab/>53.3903<text:tab/><text:tab/>53.3904<text:tab/><text:tab/>5.87659e-05%</text:p>
      <text:p text:style-name="P37"><text:tab/>80<text:tab/><text:tab/>53.3903<text:tab/><text:tab/>53.3904<text:tab/><text:tab/>4.08161e-05%</text:p>
      <text:p text:style-name="P37"><text:tab/>82<text:tab/><text:tab/>53.3903<text:tab/><text:tab/>53.3904<text:tab/><text:tab/>2.83424e-05%</text:p>
      <text:p text:style-name="P37"><text:tab/>84<text:tab/><text:tab/>53.3903<text:tab/><text:tab/>53.3904<text:tab/><text:tab/>1.96766e-05%</text:p>
      <text:p text:style-name="P37"><text:tab/>86<text:tab/><text:tab/>53.3903<text:tab/><text:tab/>53.3904<text:tab/><text:tab/>1.36578e-05%</text:p>
      <text:p text:style-name="P14"><text:tab/></text:p>
      <text:p text:style-name="P14"><text:tab/><text:span text:style-name="T10">Son necesarios 43 pasos para llegar a una velocidad constante.</text:span></text:p>
      <text:p text:style-name="P14"/>
      <text:p text:style-name="P12">Emple<text:span text:style-name="T8">amos</text:span> un tamaño de paso de <text:span text:style-name="T9">1</text:span> s para el cálculo…</text:p>
      <text:p text:style-name="P12"/>
      <text:p text:style-name="P12"><text:tab/><text:span text:style-name="T7">tiempo<text:tab/><text:tab/>Vanalítico<text:tab/><text:tab/>Vaproximado<text:tab/><text:tab/>Error porcentual</text:span></text:p>
      <text:p text:style-name="P8"/>
      <text:p text:style-name="P41"><text:tab/>0<text:tab/><text:tab/>0<text:tab/><text:tab/><text:tab/>0<text:tab/><text:tab/><text:tab/>0%</text:p>
      <text:p text:style-name="P41"><text:tab/>1<text:tab/><text:tab/>8.9531<text:tab/><text:tab/><text:tab/>9.8<text:tab/><text:tab/><text:tab/>9.45829%</text:p>
      <text:p text:style-name="P41"><text:tab/>2<text:tab/><text:tab/>16.4049<text:tab/><text:tab/>17.8011<text:tab/><text:tab/>8.51079%</text:p>
      <text:p text:style-name="P41"><text:tab/>3<text:tab/><text:tab/>22.6071<text:tab/><text:tab/>24.3337<text:tab/><text:tab/>7.63713%</text:p>
      <text:p text:style-name="P41"><text:tab/>4<text:tab/><text:tab/>27.7692<text:tab/><text:tab/>29.6671<text:tab/><text:tab/>6.83444%</text:p>
      <text:p text:style-name="P41"><text:tab/>5<text:tab/><text:tab/>32.0657<text:tab/><text:tab/>34.0216<text:tab/><text:tab/>6.09961%</text:p>
      <text:p text:style-name="P41"><text:tab/>6<text:tab/><text:tab/>35.6417<text:tab/><text:tab/>37.5768<text:tab/><text:tab/>5.42931%</text:p>
      <text:p text:style-name="P41"><text:tab/>7<text:tab/><text:tab/>38.618<text:tab/><text:tab/><text:tab/>40.4794<text:tab/><text:tab/>4.82007%</text:p>
      <text:p text:style-name="P41"><text:tab/>8<text:tab/><text:tab/>41.0952<text:tab/><text:tab/>42.8493<text:tab/><text:tab/>4.26825%</text:p>
      <text:p text:style-name="P41"><text:tab/>9<text:tab/><text:tab/>43.157<text:tab/><text:tab/><text:tab/>44.7841<text:tab/><text:tab/>3.77018%</text:p>
      <text:p text:style-name="P41"><text:tab/>10<text:tab/><text:tab/>44.8731<text:tab/><text:tab/>46.3638<text:tab/><text:tab/>3.32214%</text:p>
      <text:p text:style-name="P41"><text:tab/>11<text:tab/><text:tab/>46.3014<text:tab/><text:tab/>47.6536<text:tab/><text:tab/>2.92044%</text:p>
      <text:p text:style-name="P41"><text:tab/>12<text:tab/><text:tab/>47.4901<text:tab/><text:tab/>48.7066<text:tab/><text:tab/>2.56146%</text:p>
      <text:p text:style-name="P41"><text:tab/>13<text:tab/><text:tab/>48.4796<text:tab/><text:tab/>49.5663<text:tab/><text:tab/>2.24165%</text:p>
      <text:p text:style-name="P41"><text:tab/>14<text:tab/><text:tab/>49.3031<text:tab/><text:tab/>50.2682<text:tab/><text:tab/>1.9576%</text:p>
      <text:p text:style-name="P41"><text:soft-page-break/><text:tab/>15<text:tab/><text:tab/>49.9885<text:tab/><text:tab/>50.8413<text:tab/><text:tab/>1.70604%</text:p>
      <text:p text:style-name="P41"><text:tab/>16<text:tab/><text:tab/>50.5589<text:tab/><text:tab/>51.3092<text:tab/><text:tab/>1.4839%</text:p>
      <text:p text:style-name="P41"><text:tab/>17<text:tab/><text:tab/>51.0338<text:tab/><text:tab/>51.6912<text:tab/><text:tab/>1.28825%</text:p>
      <text:p text:style-name="P41"><text:tab/>18<text:tab/><text:tab/>51.4289<text:tab/><text:tab/>52.0031<text:tab/><text:tab/>1.11638%</text:p>
      <text:p text:style-name="P41"><text:tab/>19<text:tab/><text:tab/>51.7579<text:tab/><text:tab/>52.2577<text:tab/><text:tab/>0.96578%</text:p>
      <text:p text:style-name="P41"><text:tab/>20<text:tab/><text:tab/>52.0316<text:tab/><text:tab/>52.4656<text:tab/><text:tab/>0.834122%</text:p>
      <text:p text:style-name="P41"><text:tab/>21<text:tab/><text:tab/>52.2595<text:tab/><text:tab/>52.6354<text:tab/><text:tab/>0.719285%</text:p>
      <text:p text:style-name="P41"><text:tab/>22<text:tab/><text:tab/>52.4491<text:tab/><text:tab/>52.7739<text:tab/><text:tab/>0.619333%</text:p>
      <text:p text:style-name="P41"><text:tab/>23<text:tab/><text:tab/>52.6069<text:tab/><text:tab/>52.8871<text:tab/><text:tab/>0.532513%</text:p>
      <text:p text:style-name="P41"><text:tab/>24<text:tab/><text:tab/>52.7383<text:tab/><text:tab/>52.9795<text:tab/><text:tab/>0.457246%</text:p>
      <text:p text:style-name="P41"><text:tab/>25<text:tab/><text:tab/>52.8477<text:tab/><text:tab/>53.0549<text:tab/><text:tab/>0.392114%</text:p>
      <text:p text:style-name="P41"><text:tab/>26<text:tab/><text:tab/>52.9387<text:tab/><text:tab/>53.1165<text:tab/><text:tab/>0.335849%</text:p>
      <text:p text:style-name="P41"><text:tab/>27<text:tab/><text:tab/>53.0144<text:tab/><text:tab/>53.1667<text:tab/><text:tab/>0.287325%</text:p>
      <text:p text:style-name="P41"><text:tab/>28<text:tab/><text:tab/>53.0775<text:tab/><text:tab/>53.2078<text:tab/><text:tab/>0.245541%</text:p>
      <text:p text:style-name="P41"><text:tab/>29<text:tab/><text:tab/>53.1299<text:tab/><text:tab/>53.2413<text:tab/><text:tab/>0.209614%</text:p>
      <text:p text:style-name="P41"><text:tab/>30<text:tab/><text:tab/>53.1736<text:tab/><text:tab/>53.2687<text:tab/><text:tab/>0.178766%</text:p>
      <text:p text:style-name="P41"><text:tab/>31<text:tab/><text:tab/>53.2099<text:tab/><text:tab/>53.291<text:tab/><text:tab/><text:tab/>0.152314%</text:p>
      <text:p text:style-name="P41"><text:tab/>32<text:tab/><text:tab/>53.2402<text:tab/><text:tab/>53.3092<text:tab/><text:tab/>0.12966%</text:p>
      <text:p text:style-name="P41"><text:tab/>33<text:tab/><text:tab/>53.2654<text:tab/><text:tab/>53.3241<text:tab/><text:tab/>0.110282%</text:p>
      <text:p text:style-name="P41"><text:tab/>34<text:tab/><text:tab/>53.2863<text:tab/><text:tab/>53.3363<text:tab/><text:tab/>0.0937238%</text:p>
      <text:p text:style-name="P41"><text:tab/>35<text:tab/><text:tab/>53.3038<text:tab/><text:tab/>53.3462<text:tab/><text:tab/>0.0795905%</text:p>
      <text:p text:style-name="P41"><text:tab/>36<text:tab/><text:tab/>53.3183<text:tab/><text:tab/>53.3543<text:tab/><text:tab/>0.0675391%</text:p>
      <text:p text:style-name="P41"><text:tab/>37<text:tab/><text:tab/>53.3304<text:tab/><text:tab/>53.3609<text:tab/><text:tab/>0.0572726%</text:p>
      <text:p text:style-name="P41"><text:tab/>38<text:tab/><text:tab/>53.3404<text:tab/><text:tab/>53.3663<text:tab/><text:tab/>0.0485345%</text:p>
      <text:p text:style-name="P41"><text:tab/>39<text:tab/><text:tab/>53.3488<text:tab/><text:tab/>53.3707<text:tab/><text:tab/>0.0411036%</text:p>
      <text:p text:style-name="P41"><text:tab/>40<text:tab/><text:tab/>53.3558<text:tab/><text:tab/>53.3743<text:tab/><text:tab/>0.0347896%</text:p>
      <text:p text:style-name="P41"><text:tab/>41<text:tab/><text:tab/>53.3616<text:tab/><text:tab/>53.3773<text:tab/><text:tab/>0.0294285%</text:p>
      <text:p text:style-name="P41"><text:tab/>42<text:tab/><text:tab/>53.3664<text:tab/><text:tab/>53.3797<text:tab/><text:tab/>0.02488%</text:p>
      <text:p text:style-name="P41"><text:tab/>43<text:tab/><text:tab/>53.3704<text:tab/><text:tab/>53.3816<text:tab/><text:tab/>0.0210235%</text:p>
      <text:p text:style-name="P41"><text:tab/>44<text:tab/><text:tab/>53.3738<text:tab/><text:tab/>53.3832<text:tab/><text:tab/>0.017756%</text:p>
      <text:p text:style-name="P41"><text:tab/>45<text:tab/><text:tab/>53.3765<text:tab/><text:tab/>53.3845<text:tab/><text:tab/>0.0149891%</text:p>
      <text:p text:style-name="P41"><text:tab/>46<text:tab/><text:tab/>53.3789<text:tab/><text:tab/>53.3856<text:tab/><text:tab/>0.0126477%</text:p>
      <text:p text:style-name="P41"><text:tab/>47<text:tab/><text:tab/>53.3808<text:tab/><text:tab/>53.3865<text:tab/><text:tab/>0.0106673%</text:p>
      <text:p text:style-name="P41"><text:tab/>48<text:tab/><text:tab/>53.3824<text:tab/><text:tab/>53.3872<text:tab/><text:tab/>0.0089933%</text:p>
      <text:p text:style-name="P41"><text:tab/>49<text:tab/><text:tab/>53.3837<text:tab/><text:tab/>53.3878<text:tab/><text:tab/>0.00757896%</text:p>
      <text:p text:style-name="P41"><text:tab/>50<text:tab/><text:tab/>53.3848<text:tab/><text:tab/>53.3882<text:tab/><text:tab/>0.00638459%</text:p>
      <text:p text:style-name="P41"><text:tab/>51<text:tab/><text:tab/>53.3858<text:tab/><text:tab/>53.3886<text:tab/><text:tab/>0.00537648%</text:p>
      <text:p text:style-name="P41"><text:tab/>52<text:tab/><text:tab/>53.3865<text:tab/><text:tab/>53.3889<text:tab/><text:tab/>0.00452595%</text:p>
      <text:p text:style-name="P41"><text:tab/>53<text:tab/><text:tab/>53.3872<text:tab/><text:tab/>53.3892<text:tab/><text:tab/>0.00380868%</text:p>
      <text:p text:style-name="P41"><text:tab/>54<text:tab/><text:tab/>53.3877<text:tab/><text:tab/>53.3894<text:tab/><text:tab/>0.00320404%</text:p>
      <text:p text:style-name="P41"><text:tab/>55<text:tab/><text:tab/>53.3881<text:tab/><text:tab/>53.3896<text:tab/><text:tab/>0.00269455%</text:p>
      <text:p text:style-name="P41"><text:tab/>56<text:tab/><text:tab/>53.3885<text:tab/><text:tab/>53.3897<text:tab/><text:tab/>0.00226539%</text:p>
      <text:p text:style-name="P41"><text:tab/>57<text:tab/><text:tab/>53.3888<text:tab/><text:tab/>53.3898<text:tab/><text:tab/>0.00190404%</text:p>
      <text:p text:style-name="P41"><text:tab/>58<text:tab/><text:tab/>53.3891<text:tab/><text:tab/>53.3899<text:tab/><text:tab/>0.00159988%</text:p>
      <text:p text:style-name="P41"><text:tab/>59<text:tab/><text:tab/>53.3893<text:tab/><text:tab/>53.39<text:tab/><text:tab/><text:tab/>0.00134395%</text:p>
      <text:p text:style-name="P41"><text:tab/>60<text:tab/><text:tab/>53.3895<text:tab/><text:tab/>53.3901<text:tab/><text:tab/>0.00112867%</text:p>
      <text:p text:style-name="P41"><text:tab/>61<text:tab/><text:tab/>53.3896<text:tab/><text:tab/>53.3901<text:tab/><text:tab/>0.00094764%</text:p>
      <text:p text:style-name="P41"><text:tab/>62<text:tab/><text:tab/>53.3897<text:tab/><text:tab/>53.3902<text:tab/><text:tab/>0.000795454%</text:p>
      <text:p text:style-name="P41"><text:tab/>63<text:tab/><text:tab/>53.3898<text:tab/><text:tab/>53.3902<text:tab/><text:tab/>0.000667555%</text:p>
      <text:p text:style-name="P41"><text:tab/>64<text:tab/><text:tab/>53.3899<text:tab/><text:tab/>53.3902<text:tab/><text:tab/>0.000560095%</text:p>
      <text:p text:style-name="P41"><text:tab/>65<text:tab/><text:tab/>53.39<text:tab/><text:tab/><text:tab/>53.3903<text:tab/><text:tab/>0.000469832%</text:p>
      <text:p text:style-name="P41"><text:tab/>66<text:tab/><text:tab/>53.3901<text:tab/><text:tab/>53.3903<text:tab/><text:tab/>0.000394034%</text:p>
      <text:p text:style-name="P41"><text:soft-page-break/><text:tab/>67<text:tab/><text:tab/>53.3901<text:tab/><text:tab/>53.3903<text:tab/><text:tab/>0.000330398%</text:p>
      <text:p text:style-name="P41"><text:tab/>68<text:tab/><text:tab/>53.3902<text:tab/><text:tab/>53.3903<text:tab/><text:tab/>0.000276985%</text:p>
      <text:p text:style-name="P41"><text:tab/>69<text:tab/><text:tab/>53.3902<text:tab/><text:tab/>53.3903<text:tab/><text:tab/>0.000232164%</text:p>
      <text:p text:style-name="P41"><text:tab/>70<text:tab/><text:tab/>53.3902<text:tab/><text:tab/>53.3903<text:tab/><text:tab/>0.00019456%</text:p>
      <text:p text:style-name="P41"><text:tab/>71<text:tab/><text:tab/>53.3902<text:tab/><text:tab/>53.3903<text:tab/><text:tab/>0.000163018%</text:p>
      <text:p text:style-name="P41"><text:tab/>72<text:tab/><text:tab/>53.3903<text:tab/><text:tab/>53.3903<text:tab/><text:tab/>0.000136567%</text:p>
      <text:p text:style-name="P41"><text:tab/>73<text:tab/><text:tab/>53.3903<text:tab/><text:tab/>53.3903<text:tab/><text:tab/>0.000114388%</text:p>
      <text:p text:style-name="P41"><text:tab/>74<text:tab/><text:tab/>53.3903<text:tab/><text:tab/>53.3903<text:tab/><text:tab/>9.57965e-05%</text:p>
      <text:p text:style-name="P41"><text:tab/>75<text:tab/><text:tab/>53.3903<text:tab/><text:tab/>53.3903<text:tab/><text:tab/>8.0214e-05%</text:p>
      <text:p text:style-name="P41"><text:tab/>76<text:tab/><text:tab/>53.3903<text:tab/><text:tab/>53.3903<text:tab/><text:tab/>6.71562e-05%</text:p>
      <text:p text:style-name="P41"><text:tab/>77<text:tab/><text:tab/>53.3903<text:tab/><text:tab/>53.3903<text:tab/><text:tab/>5.62158e-05%</text:p>
      <text:p text:style-name="P41"><text:tab/>78<text:tab/><text:tab/>53.3903<text:tab/><text:tab/>53.3903<text:tab/><text:tab/>4.70511e-05%</text:p>
      <text:p text:style-name="P41"><text:tab/>79<text:tab/><text:tab/>53.3903<text:tab/><text:tab/>53.3903<text:tab/><text:tab/>3.93751e-05%</text:p>
      <text:p text:style-name="P41"><text:tab/>80<text:tab/><text:tab/>53.3903<text:tab/><text:tab/>53.3903<text:tab/><text:tab/>3.2947e-05%</text:p>
      <text:p text:style-name="P41"><text:tab/>81<text:tab/><text:tab/>53.3903<text:tab/><text:tab/>53.3903<text:tab/><text:tab/>2.75648e-05%</text:p>
      <text:p text:style-name="P41"><text:tab/>82<text:tab/><text:tab/>53.3903<text:tab/><text:tab/>53.3903<text:tab/><text:tab/>2.30589e-05%</text:p>
      <text:p text:style-name="P41"><text:tab/>83<text:tab/><text:tab/>53.3903<text:tab/><text:tab/>53.3904<text:tab/><text:tab/>1.92872e-05%</text:p>
      <text:p text:style-name="P41"><text:tab/>84<text:tab/><text:tab/>53.3903<text:tab/><text:tab/>53.3904<text:tab/><text:tab/>1.61306e-05%</text:p>
      <text:p text:style-name="P15"/>
      <text:p text:style-name="P16"><text:tab/><text:span text:style-name="T10">Son necesarios 84 pasos para llegar a una velocidad constante.</text:span></text:p>
      <text:p text:style-name="P15"/>
      <text:p text:style-name="P11">Emple<text:span text:style-name="T8">amos</text:span> un tamaño de paso de <text:span text:style-name="T9">0.5</text:span> s para el cálculo…</text:p>
      <text:p text:style-name="P11"><text:tab/></text:p>
      <text:p text:style-name="P12"><text:tab/><text:span text:style-name="T7">tiempo<text:tab/><text:tab/>Vanalítico<text:tab/><text:tab/>Vaproximado<text:tab/><text:tab/>Error porcentual</text:span></text:p>
      <text:p text:style-name="P4"/>
      <text:p text:style-name="P45"><text:tab/>0<text:tab/><text:tab/>0<text:tab/><text:tab/><text:tab/>0<text:tab/><text:tab/>0%</text:p>
      <text:p text:style-name="P45"><text:tab/>0.5<text:tab/><text:tab/>4.6818<text:tab/><text:tab/><text:tab/>4.9<text:tab/><text:tab/>4.65902%</text:p>
      <text:p text:style-name="P45"><text:tab/>1<text:tab/><text:tab/>8.9531<text:tab/><text:tab/><text:tab/>9.3502<text:tab/><text:tab/>4.43542%</text:p>
      <text:p text:style-name="P45"><text:tab/>1.5<text:tab/><text:tab/>12.8499<text:tab/><text:tab/>13.3921<text:tab/><text:tab/>4.2196%</text:p>
      <text:p text:style-name="P45"><text:tab/>2<text:tab/><text:tab/>16.4049<text:tab/><text:tab/>17.063<text:tab/><text:tab/>4.01149%</text:p>
      <text:p text:style-name="P45"><text:tab/>2.5<text:tab/><text:tab/>19.6482<text:tab/><text:tab/>20.397<text:tab/><text:tab/>3.81099%</text:p>
      <text:p text:style-name="P45"><text:tab/>3<text:tab/><text:tab/>22.6071<text:tab/><text:tab/>23.425<text:tab/><text:tab/>3.618%</text:p>
      <text:p text:style-name="P45"><text:tab/>3.5<text:tab/><text:tab/>25.3065<text:tab/><text:tab/>26.1752<text:tab/><text:tab/>3.43241%</text:p>
      <text:p text:style-name="P45"><text:tab/>4<text:tab/><text:tab/>27.7692<text:tab/><text:tab/>28.6729<text:tab/><text:tab/>3.25411%</text:p>
      <text:p text:style-name="P45"><text:tab/>4.5<text:tab/><text:tab/>30.016<text:tab/><text:tab/><text:tab/>30.9414<text:tab/><text:tab/>3.08298%</text:p>
      <text:p text:style-name="P45"><text:tab/>5<text:tab/><text:tab/>32.0657<text:tab/><text:tab/>33.0017<text:tab/><text:tab/>2.91886%</text:p>
      <text:p text:style-name="P45"><text:tab/>5.5<text:tab/><text:tab/>33.9357<text:tab/><text:tab/>34.8729<text:tab/><text:tab/>2.76163%</text:p>
      <text:p text:style-name="P45"><text:tab/>6<text:tab/><text:tab/>35.6417<text:tab/><text:tab/>36.5724<text:tab/><text:tab/>2.61113%</text:p>
      <text:p text:style-name="P45"><text:tab/>6.5<text:tab/><text:tab/>37.1981<text:tab/><text:tab/>38.1159<text:tab/><text:tab/>2.4672%</text:p>
      <text:p text:style-name="P45"><text:tab/>7<text:tab/><text:tab/>38.618<text:tab/><text:tab/><text:tab/>39.5177<text:tab/><text:tab/>2.32968%</text:p>
      <text:p text:style-name="P45"><text:tab/>7.5<text:tab/><text:tab/>39.9134<text:tab/><text:tab/>40.7909<text:tab/><text:tab/>2.19841%</text:p>
      <text:p text:style-name="P45"><text:tab/>8<text:tab/><text:tab/>41.0952<text:tab/><text:tab/>41.9472<text:tab/><text:tab/>2.07321%</text:p>
      <text:p text:style-name="P45"><text:tab/>8.5<text:tab/><text:tab/>42.1734<text:tab/><text:tab/>42.9974<text:tab/><text:tab/>1.95391%</text:p>
      <text:p text:style-name="P45"><text:tab/>9<text:tab/><text:tab/>43.157<text:tab/><text:tab/><text:tab/>43.9513<text:tab/><text:tab/>1.84033%</text:p>
      <text:p text:style-name="P45"><text:tab/>9.5<text:tab/><text:tab/>44.0544<text:tab/><text:tab/>44.8176<text:tab/><text:tab/>1.73228%</text:p>
      <text:p text:style-name="P45"><text:tab/>10<text:tab/><text:tab/>44.8731<text:tab/><text:tab/>45.6043<text:tab/><text:tab/>1.6296%</text:p>
      <text:p text:style-name="P45"><text:tab/>10.5<text:tab/><text:tab/>45.62<text:tab/><text:tab/><text:tab/>46.3189<text:tab/><text:tab/>1.53208%</text:p>
      <text:p text:style-name="P45"><text:tab/>11<text:tab/><text:tab/>46.3014<text:tab/><text:tab/>46.9679<text:tab/><text:tab/>1.43956%</text:p>
      <text:p text:style-name="P45"><text:tab/>11.5<text:tab/><text:tab/>46.923<text:tab/><text:tab/><text:tab/>47.5573<text:tab/><text:tab/>1.35184%</text:p>
      <text:p text:style-name="P45"><text:tab/>12<text:tab/><text:tab/>47.4901<text:tab/><text:tab/>48.0927<text:tab/><text:tab/>1.26875%</text:p>
      <text:p text:style-name="P45"><text:tab/>12.5<text:tab/><text:tab/>48.0075<text:tab/><text:tab/>48.5789<text:tab/><text:tab/>1.1901%</text:p>
      <text:p text:style-name="P45"><text:tab/>13<text:tab/><text:tab/>48.4796<text:tab/><text:tab/>49.0205<text:tab/><text:tab/>1.11572%</text:p>
      <text:p text:style-name="P45"><text:soft-page-break/><text:tab/>13.5<text:tab/><text:tab/>48.9102<text:tab/><text:tab/>49.4215<text:tab/><text:tab/>1.04542%</text:p>
      <text:p text:style-name="P45"><text:tab/>14<text:tab/><text:tab/>49.3031<text:tab/><text:tab/>49.7858<text:tab/><text:tab/>0.979035%</text:p>
      <text:p text:style-name="P45"><text:tab/>14.5<text:tab/><text:tab/>49.6615<text:tab/><text:tab/>50.1166<text:tab/><text:tab/>0.91639%</text:p>
      <text:p text:style-name="P45"><text:tab/>15<text:tab/><text:tab/>49.9885<text:tab/><text:tab/>50.417<text:tab/><text:tab/>0.857318%</text:p>
      <text:p text:style-name="P45"><text:tab/>15.5<text:tab/><text:tab/>50.2868<text:tab/><text:tab/>50.6899<text:tab/><text:tab/>0.801656%</text:p>
      <text:p text:style-name="P45"><text:tab/>16<text:tab/><text:tab/>50.5589<text:tab/><text:tab/>50.9378<text:tab/><text:tab/>0.749242%</text:p>
      <text:p text:style-name="P45"><text:tab/>16.5<text:tab/><text:tab/>50.8072<text:tab/><text:tab/>51.1628<text:tab/><text:tab/>0.699922%</text:p>
      <text:p text:style-name="P45"><text:tab/>17<text:tab/><text:tab/>51.0338<text:tab/><text:tab/>51.3673<text:tab/><text:tab/>0.653543%</text:p>
      <text:p text:style-name="P45"><text:tab/>17.5<text:tab/><text:tab/>51.2404<text:tab/><text:tab/>51.553<text:tab/><text:tab/><text:tab/>0.609959%</text:p>
      <text:p text:style-name="P45"><text:tab/>18<text:tab/><text:tab/>51.4289<text:tab/><text:tab/>51.7216<text:tab/><text:tab/>0.569028%</text:p>
      <text:p text:style-name="P45"><text:tab/>18.5<text:tab/><text:tab/>51.6009<text:tab/><text:tab/>51.8747<text:tab/><text:tab/>0.530611%</text:p>
      <text:p text:style-name="P45"><text:tab/>19<text:tab/><text:tab/>51.7579<text:tab/><text:tab/>52.0138<text:tab/><text:tab/>0.494577%</text:p>
      <text:p text:style-name="P45"><text:tab/>19.5<text:tab/><text:tab/>51.901<text:tab/><text:tab/><text:tab/>52.1402<text:tab/><text:tab/>0.460798%</text:p>
      <text:p text:style-name="P45"><text:tab/>20<text:tab/><text:tab/>52.0316<text:tab/><text:tab/>52.2549<text:tab/><text:tab/>0.429152%</text:p>
      <text:p text:style-name="P45"><text:tab/>20.5<text:tab/><text:tab/>52.1508<text:tab/><text:tab/>52.3591<text:tab/><text:tab/>0.399519%</text:p>
      <text:p text:style-name="P45"><text:tab/>21<text:tab/><text:tab/>52.2595<text:tab/><text:tab/>52.4538<text:tab/><text:tab/>0.371789%</text:p>
      <text:p text:style-name="P45"><text:tab/>21.5<text:tab/><text:tab/>52.3586<text:tab/><text:tab/>52.5397<text:tab/><text:tab/>0.345852%</text:p>
      <text:p text:style-name="P45"><text:tab/>22<text:tab/><text:tab/>52.4491<text:tab/><text:tab/>52.6178<text:tab/><text:tab/>0.321606%</text:p>
      <text:p text:style-name="P45"><text:tab/>22.5<text:tab/><text:tab/>52.5316<text:tab/><text:tab/>52.6887<text:tab/><text:tab/>0.298951%</text:p>
      <text:p text:style-name="P45"><text:tab/>23<text:tab/><text:tab/>52.6069<text:tab/><text:tab/>52.7531<text:tab/><text:tab/>0.277795%</text:p>
      <text:p text:style-name="P45"><text:tab/>23.5<text:tab/><text:tab/>52.6756<text:tab/><text:tab/>52.8116<text:tab/><text:tab/>0.258047%</text:p>
      <text:p text:style-name="P45"><text:tab/>24<text:tab/><text:tab/>52.7383<text:tab/><text:tab/>52.8647<text:tab/><text:tab/>0.239622%</text:p>
      <text:p text:style-name="P45"><text:tab/>24.5<text:tab/><text:tab/>52.7955<text:tab/><text:tab/>52.9129<text:tab/><text:tab/>0.222441%</text:p>
      <text:p text:style-name="P45"><text:tab/>25<text:tab/><text:tab/>52.8477<text:tab/><text:tab/>52.9567<text:tab/><text:tab/>0.206425%</text:p>
      <text:p text:style-name="P45"><text:tab/>25.5<text:tab/><text:tab/>52.8952<text:tab/><text:tab/>52.9965<text:tab/><text:tab/>0.191503%</text:p>
      <text:p text:style-name="P45"><text:tab/>26<text:tab/><text:tab/>52.9387<text:tab/><text:tab/>53.0327<text:tab/><text:tab/>0.177606%</text:p>
      <text:p text:style-name="P45"><text:tab/>26.5<text:tab/><text:tab/>52.9783<text:tab/><text:tab/>53.0655<text:tab/><text:tab/>0.164668%</text:p>
      <text:p text:style-name="P45"><text:tab/>27<text:tab/><text:tab/>53.0144<text:tab/><text:tab/>53.0953<text:tab/><text:tab/>0.152629%</text:p>
      <text:p text:style-name="P45"><text:tab/>27.5<text:tab/><text:tab/>53.0474<text:tab/><text:tab/>53.1224<text:tab/><text:tab/>0.141431%</text:p>
      <text:p text:style-name="P45"><text:tab/>28<text:tab/><text:tab/>53.0775<text:tab/><text:tab/>53.147<text:tab/><text:tab/><text:tab/>0.131018%</text:p>
      <text:p text:style-name="P45"><text:tab/>28.5<text:tab/><text:tab/>53.1049<text:tab/><text:tab/>53.1693<text:tab/><text:tab/>0.121339%</text:p>
      <text:p text:style-name="P45"><text:tab/>29<text:tab/><text:tab/>53.1299<text:tab/><text:tab/>53.1896<text:tab/><text:tab/>0.112346%</text:p>
      <text:p text:style-name="P45"><text:tab/>29.5<text:tab/><text:tab/>53.1528<text:tab/><text:tab/>53.208<text:tab/><text:tab/><text:tab/>0.103994%</text:p>
      <text:p text:style-name="P45"><text:tab/>30<text:tab/><text:tab/>53.1736<text:tab/><text:tab/>53.2248<text:tab/><text:tab/>0.0962379%</text:p>
      <text:p text:style-name="P45"><text:tab/>30.5<text:tab/><text:tab/>53.1926<text:tab/><text:tab/>53.24<text:tab/><text:tab/><text:tab/>0.0890391%</text:p>
      <text:p text:style-name="P45"><text:tab/>31<text:tab/><text:tab/>53.2099<text:tab/><text:tab/>53.2538<text:tab/><text:tab/>0.0823593%</text:p>
      <text:p text:style-name="P45"><text:tab/>31.5<text:tab/><text:tab/>53.2258<text:tab/><text:tab/>53.2663<text:tab/><text:tab/>0.0761632%</text:p>
      <text:p text:style-name="P45"><text:tab/>32<text:tab/><text:tab/>53.2402<text:tab/><text:tab/>53.2777<text:tab/><text:tab/>0.0704175%</text:p>
      <text:p text:style-name="P45"><text:tab/>32.5<text:tab/><text:tab/>53.2534<text:tab/><text:tab/>53.288<text:tab/><text:tab/><text:tab/>0.065091%</text:p>
      <text:p text:style-name="P45"><text:tab/>33<text:tab/><text:tab/>53.2654<text:tab/><text:tab/>53.2974<text:tab/><text:tab/>0.0601545%</text:p>
      <text:p text:style-name="P45"><text:tab/>33.5<text:tab/><text:tab/>53.2763<text:tab/><text:tab/>53.3059<text:tab/><text:tab/>0.0555809%</text:p>
      <text:p text:style-name="P45"><text:tab/>34<text:tab/><text:tab/>53.2863<text:tab/><text:tab/>53.3137<text:tab/><text:tab/>0.0513445%</text:p>
      <text:p text:style-name="P45"><text:tab/>34.5<text:tab/><text:tab/>53.2955<text:tab/><text:tab/>53.3207<text:tab/><text:tab/>0.0474217%</text:p>
      <text:p text:style-name="P45"><text:tab/>35<text:tab/><text:tab/>53.3038<text:tab/><text:tab/>53.3271<text:tab/><text:tab/>0.0437901%</text:p>
      <text:p text:style-name="P45"><text:tab/>35.5<text:tab/><text:tab/>53.3114<text:tab/><text:tab/>53.3329<text:tab/><text:tab/>0.040429%</text:p>
      <text:p text:style-name="P45"><text:tab/>36<text:tab/><text:tab/>53.3183<text:tab/><text:tab/>53.3382<text:tab/><text:tab/>0.037319%</text:p>
      <text:p text:style-name="P45"><text:tab/>36.5<text:tab/><text:tab/>53.3246<text:tab/><text:tab/>53.343<text:tab/><text:tab/><text:tab/>0.0344421%</text:p>
      <text:p text:style-name="P45"><text:tab/>37<text:tab/><text:tab/>53.3304<text:tab/><text:tab/>53.3473<text:tab/><text:tab/>0.0317813%</text:p>
      <text:p text:style-name="P45"><text:tab/>37.5<text:tab/><text:tab/>53.3356<text:tab/><text:tab/>53.3513<text:tab/><text:tab/>0.0293211%</text:p>
      <text:p text:style-name="P45"><text:tab/>38<text:tab/><text:tab/>53.3404<text:tab/><text:tab/>53.3549<text:tab/><text:tab/>0.0270468%</text:p>
      <text:p text:style-name="P45"><text:tab/>38.5<text:tab/><text:tab/>53.3448<text:tab/><text:tab/>53.3581<text:tab/><text:tab/>0.0249448%</text:p>
      <text:p text:style-name="P45"><text:tab/>39<text:tab/><text:tab/>53.3488<text:tab/><text:tab/>53.3611<text:tab/><text:tab/>0.0230025%</text:p>
      <text:p text:style-name="P45"><text:soft-page-break/><text:tab/>39.5<text:tab/><text:tab/>53.3525<text:tab/><text:tab/>53.3638<text:tab/><text:tab/>0.0212081%</text:p>
      <text:p text:style-name="P45"><text:tab/>40<text:tab/><text:tab/>53.3558<text:tab/><text:tab/>53.3662<text:tab/><text:tab/>0.0195507%</text:p>
      <text:p text:style-name="P45"><text:tab/>40.5<text:tab/><text:tab/>53.3588<text:tab/><text:tab/>53.3684<text:tab/><text:tab/>0.0180202%</text:p>
      <text:p text:style-name="P45"><text:tab/>41<text:tab/><text:tab/>53.3616<text:tab/><text:tab/>53.3704<text:tab/><text:tab/>0.016607%</text:p>
      <text:p text:style-name="P45"><text:tab/>41.5<text:tab/><text:tab/>53.3641<text:tab/><text:tab/>53.3723<text:tab/><text:tab/>0.0153025%</text:p>
      <text:p text:style-name="P45"><text:tab/>42<text:tab/><text:tab/>53.3664<text:tab/><text:tab/>53.3739<text:tab/><text:tab/>0.0140985%</text:p>
      <text:p text:style-name="P45"><text:tab/>42.5<text:tab/><text:tab/>53.3685<text:tab/><text:tab/>53.3754<text:tab/><text:tab/>0.0129875%</text:p>
      <text:p text:style-name="P45"><text:tab/>43<text:tab/><text:tab/>53.3704<text:tab/><text:tab/>53.3768<text:tab/><text:tab/>0.0119624%</text:p>
      <text:p text:style-name="P45"><text:tab/>43.5<text:tab/><text:tab/>53.3722<text:tab/><text:tab/>53.378<text:tab/><text:tab/><text:tab/>0.0110168%</text:p>
      <text:p text:style-name="P45"><text:tab/>44<text:tab/><text:tab/>53.3738<text:tab/><text:tab/>53.3792<text:tab/><text:tab/>0.0101446%</text:p>
      <text:p text:style-name="P45"><text:tab/>44.5<text:tab/><text:tab/>53.3752<text:tab/><text:tab/>53.3802<text:tab/><text:tab/>0.00934034%</text:p>
      <text:p text:style-name="P45"><text:tab/>45<text:tab/><text:tab/>53.3765<text:tab/><text:tab/>53.3811<text:tab/><text:tab/>0.00859877%</text:p>
      <text:p text:style-name="P45"><text:tab/>45.5<text:tab/><text:tab/>53.3778<text:tab/><text:tab/>53.382<text:tab/><text:tab/><text:tab/>0.00791514%</text:p>
      <text:p text:style-name="P45"><text:tab/>46<text:tab/><text:tab/>53.3789<text:tab/><text:tab/>53.3827<text:tab/><text:tab/>0.007285%</text:p>
      <text:p text:style-name="P45"><text:tab/>46.5<text:tab/><text:tab/>53.3799<text:tab/><text:tab/>53.3834<text:tab/><text:tab/>0.00670426%</text:p>
      <text:p text:style-name="P45"><text:tab/>47<text:tab/><text:tab/>53.3808<text:tab/><text:tab/>53.3841<text:tab/><text:tab/>0.00616913%</text:p>
      <text:p text:style-name="P45"><text:tab/>47.5<text:tab/><text:tab/>53.3816<text:tab/><text:tab/>53.3847<text:tab/><text:tab/>0.00567608%</text:p>
      <text:p text:style-name="P45"><text:tab/>48<text:tab/><text:tab/>53.3824<text:tab/><text:tab/>53.3852<text:tab/><text:tab/>0.00522188%</text:p>
      <text:p text:style-name="P45"><text:tab/>48.5<text:tab/><text:tab/>53.3831<text:tab/><text:tab/>53.3857<text:tab/><text:tab/>0.00480351%</text:p>
      <text:p text:style-name="P45"><text:tab/>49<text:tab/><text:tab/>53.3837<text:tab/><text:tab/>53.3861<text:tab/><text:tab/>0.00441821%</text:p>
      <text:p text:style-name="P45"><text:tab/>49.5<text:tab/><text:tab/>53.3843<text:tab/><text:tab/>53.3865<text:tab/><text:tab/>0.0040634%</text:p>
      <text:p text:style-name="P45"><text:tab/>50<text:tab/><text:tab/>53.3848<text:tab/><text:tab/>53.3868<text:tab/><text:tab/>0.00373671%</text:p>
      <text:p text:style-name="P45"><text:tab/>50.5<text:tab/><text:tab/>53.3853<text:tab/><text:tab/>53.3872<text:tab/><text:tab/>0.00343595%</text:p>
      <text:p text:style-name="P45"><text:tab/>51<text:tab/><text:tab/>53.3858<text:tab/><text:tab/>53.3874<text:tab/><text:tab/>0.0031591%</text:p>
      <text:p text:style-name="P45"><text:tab/>51.5<text:tab/><text:tab/>53.3862<text:tab/><text:tab/>53.3877<text:tab/><text:tab/>0.00290428%</text:p>
      <text:p text:style-name="P45"><text:tab/>52<text:tab/><text:tab/>53.3865<text:tab/><text:tab/>53.388<text:tab/><text:tab/><text:tab/>0.00266977%</text:p>
      <text:p text:style-name="P45"><text:tab/>52.5<text:tab/><text:tab/>53.3869<text:tab/><text:tab/>53.3882<text:tab/><text:tab/>0.00245398%</text:p>
      <text:p text:style-name="P45"><text:tab/>53<text:tab/><text:tab/>53.3872<text:tab/><text:tab/>53.3884<text:tab/><text:tab/>0.00225542%</text:p>
      <text:p text:style-name="P45"><text:tab/>53.5<text:tab/><text:tab/>53.3875<text:tab/><text:tab/>53.3886<text:tab/><text:tab/>0.00207276%</text:p>
      <text:p text:style-name="P45"><text:tab/>54<text:tab/><text:tab/>53.3877<text:tab/><text:tab/>53.3887<text:tab/><text:tab/>0.00190472%</text:p>
      <text:p text:style-name="P45"><text:tab/>54.5<text:tab/><text:tab/>53.3879<text:tab/><text:tab/>53.3889<text:tab/><text:tab/>0.00175016%</text:p>
      <text:p text:style-name="P45"><text:tab/>55<text:tab/><text:tab/>53.3881<text:tab/><text:tab/>53.389<text:tab/><text:tab/><text:tab/>0.00160801%</text:p>
      <text:p text:style-name="P45"><text:tab/>55.5<text:tab/><text:tab/>53.3883<text:tab/><text:tab/>53.3891<text:tab/><text:tab/>0.00147729%</text:p>
      <text:p text:style-name="P45"><text:tab/>56<text:tab/><text:tab/>53.3885<text:tab/><text:tab/>53.3892<text:tab/><text:tab/>0.00135709%</text:p>
      <text:p text:style-name="P45"><text:tab/>56.5<text:tab/><text:tab/>53.3887<text:tab/><text:tab/>53.3893<text:tab/><text:tab/>0.00124657%</text:p>
      <text:p text:style-name="P45"><text:tab/>57<text:tab/><text:tab/>53.3888<text:tab/><text:tab/>53.3894<text:tab/><text:tab/>0.00114496%</text:p>
      <text:p text:style-name="P45"><text:tab/>57.5<text:tab/><text:tab/>53.389<text:tab/><text:tab/><text:tab/>53.3895<text:tab/><text:tab/>0.00105156%</text:p>
      <text:p text:style-name="P45"><text:tab/>58<text:tab/><text:tab/>53.3891<text:tab/><text:tab/>53.3896<text:tab/><text:tab/>0.000965702%</text:p>
      <text:p text:style-name="P45"><text:tab/>58.5<text:tab/><text:tab/>53.3892<text:tab/><text:tab/>53.3897<text:tab/><text:tab/>0.000886792%</text:p>
      <text:p text:style-name="P45"><text:tab/>59<text:tab/><text:tab/>53.3893<text:tab/><text:tab/>53.3897<text:tab/><text:tab/>0.000814272%</text:p>
      <text:p text:style-name="P45"><text:tab/>59.5<text:tab/><text:tab/>53.3894<text:tab/><text:tab/>53.3898<text:tab/><text:tab/>0.000747631%</text:p>
      <text:p text:style-name="P45"><text:tab/>60<text:tab/><text:tab/>53.3895<text:tab/><text:tab/>53.3898<text:tab/><text:tab/>0.000686396%</text:p>
      <text:p text:style-name="P45"><text:tab/>60.5<text:tab/><text:tab/>53.3896<text:tab/><text:tab/>53.3899<text:tab/><text:tab/>0.000630134%</text:p>
      <text:p text:style-name="P45"><text:tab/>61<text:tab/><text:tab/>53.3896<text:tab/><text:tab/>53.3899<text:tab/><text:tab/>0.000578445%</text:p>
      <text:p text:style-name="P45"><text:tab/>61.5<text:tab/><text:tab/>53.3897<text:tab/><text:tab/>53.39<text:tab/><text:tab/><text:tab/>0.000530961%</text:p>
      <text:p text:style-name="P45"><text:tab/>62<text:tab/><text:tab/>53.3897<text:tab/><text:tab/>53.39<text:tab/><text:tab/><text:tab/>0.000487344%</text:p>
      <text:p text:style-name="P45"><text:tab/>62.5<text:tab/><text:tab/>53.3898<text:tab/><text:tab/>53.39<text:tab/><text:tab/><text:tab/>0.000447282%</text:p>
      <text:p text:style-name="P45"><text:tab/>63<text:tab/><text:tab/>53.3898<text:tab/><text:tab/>53.3901<text:tab/><text:tab/>0.000410487%</text:p>
      <text:p text:style-name="P45"><text:tab/>63.5<text:tab/><text:tab/>53.3899<text:tab/><text:tab/>53.3901<text:tab/><text:tab/>0.000376696%</text:p>
      <text:p text:style-name="P45"><text:tab/>64<text:tab/><text:tab/>53.3899<text:tab/><text:tab/>53.3901<text:tab/><text:tab/>0.000345666%</text:p>
      <text:p text:style-name="P45"><text:tab/>64.5<text:tab/><text:tab/>53.39<text:tab/><text:tab/><text:tab/>53.3901<text:tab/><text:tab/>0.000317173%</text:p>
      <text:p text:style-name="P45"><text:tab/>65<text:tab/><text:tab/>53.39<text:tab/><text:tab/><text:tab/>53.3902<text:tab/><text:tab/>0.000291012%</text:p>
      <text:p text:style-name="P45"><text:soft-page-break/><text:tab/>65.5<text:tab/><text:tab/>53.39<text:tab/><text:tab/><text:tab/>53.3902<text:tab/><text:tab/>0.000266993%</text:p>
      <text:p text:style-name="P45"><text:tab/>66<text:tab/><text:tab/>53.3901<text:tab/><text:tab/>53.3902<text:tab/><text:tab/>0.000244943%</text:p>
      <text:p text:style-name="P45"><text:tab/>66.5<text:tab/><text:tab/>53.3901<text:tab/><text:tab/>53.3902<text:tab/><text:tab/>0.000224702%</text:p>
      <text:p text:style-name="P45"><text:tab/>67<text:tab/><text:tab/>53.3901<text:tab/><text:tab/>53.3902<text:tab/><text:tab/>0.000206121%</text:p>
      <text:p text:style-name="P45"><text:tab/>67.5<text:tab/><text:tab/>53.3901<text:tab/><text:tab/>53.3902<text:tab/><text:tab/>0.000189067%</text:p>
      <text:p text:style-name="P45"><text:tab/>68<text:tab/><text:tab/>53.3902<text:tab/><text:tab/>53.3902<text:tab/><text:tab/>0.000173415%</text:p>
      <text:p text:style-name="P45"><text:tab/>68.5<text:tab/><text:tab/>53.3902<text:tab/><text:tab/>53.3903<text:tab/><text:tab/>0.00015905%</text:p>
      <text:p text:style-name="P45"><text:tab/>69<text:tab/><text:tab/>53.3902<text:tab/><text:tab/>53.3903<text:tab/><text:tab/>0.000145868%</text:p>
      <text:p text:style-name="P45"><text:tab/>69.5<text:tab/><text:tab/>53.3902<text:tab/><text:tab/>53.3903<text:tab/><text:tab/>0.000133771%</text:p>
      <text:p text:style-name="P45"><text:tab/>70<text:tab/><text:tab/>53.3902<text:tab/><text:tab/>53.3903<text:tab/><text:tab/>0.000122672%</text:p>
      <text:p text:style-name="P45"><text:tab/>70.5<text:tab/><text:tab/>53.3902<text:tab/><text:tab/>53.3903<text:tab/><text:tab/>0.000112488%</text:p>
      <text:p text:style-name="P45"><text:tab/>71<text:tab/><text:tab/>53.3902<text:tab/><text:tab/>53.3903<text:tab/><text:tab/>0.000103144%</text:p>
      <text:p text:style-name="P45"><text:tab/>71.5<text:tab/><text:tab/>53.3902<text:tab/><text:tab/>53.3903<text:tab/><text:tab/>9.45717e-05%</text:p>
      <text:p text:style-name="P45"><text:tab/>72<text:tab/><text:tab/>53.3903<text:tab/><text:tab/>53.3903<text:tab/><text:tab/>8.67079e-05%</text:p>
      <text:p text:style-name="P45"><text:tab/>72.5<text:tab/><text:tab/>53.3903<text:tab/><text:tab/>53.3903<text:tab/><text:tab/>7.94943e-05%</text:p>
      <text:p text:style-name="P45"><text:tab/>73<text:tab/><text:tab/>53.3903<text:tab/><text:tab/>53.3903<text:tab/><text:tab/>7.28775e-05%</text:p>
      <text:p text:style-name="P45"><text:tab/>73.5<text:tab/><text:tab/>53.3903<text:tab/><text:tab/>53.3903<text:tab/><text:tab/>6.68084e-05%</text:p>
      <text:p text:style-name="P45"><text:tab/>74<text:tab/><text:tab/>53.3903<text:tab/><text:tab/>53.3903<text:tab/><text:tab/>6.1242e-05%</text:p>
      <text:p text:style-name="P45"><text:tab/>74.5<text:tab/><text:tab/>53.3903<text:tab/><text:tab/>53.3903<text:tab/><text:tab/>5.61369e-05%</text:p>
      <text:p text:style-name="P45"><text:tab/>75<text:tab/><text:tab/>53.3903<text:tab/><text:tab/>53.3903<text:tab/><text:tab/>5.14552e-05%</text:p>
      <text:p text:style-name="P45"><text:tab/>75.5<text:tab/><text:tab/>53.3903<text:tab/><text:tab/>53.3903<text:tab/><text:tab/>4.71618e-05%</text:p>
      <text:p text:style-name="P45"><text:tab/>76<text:tab/><text:tab/>53.3903<text:tab/><text:tab/>53.3903<text:tab/><text:tab/>4.32249e-05%</text:p>
      <text:p text:style-name="P45"><text:tab/>76.5<text:tab/><text:tab/>53.3903<text:tab/><text:tab/>53.3903<text:tab/><text:tab/>3.9615e-05%</text:p>
      <text:p text:style-name="P45"><text:tab/>77<text:tab/><text:tab/>53.3903<text:tab/><text:tab/>53.3903<text:tab/><text:tab/>3.63051e-05%</text:p>
      <text:p text:style-name="P45"><text:tab/>77.5<text:tab/><text:tab/>53.3903<text:tab/><text:tab/>53.3903<text:tab/><text:tab/>3.32703e-05%</text:p>
      <text:p text:style-name="P45"><text:tab/>78<text:tab/><text:tab/>53.3903<text:tab/><text:tab/>53.3903<text:tab/><text:tab/>3.0488e-05%</text:p>
      <text:p text:style-name="P45"><text:tab/>78.5<text:tab/><text:tab/>53.3903<text:tab/><text:tab/>53.3903<text:tab/><text:tab/>2.79373e-05%</text:p>
      <text:p text:style-name="P45"><text:tab/>79<text:tab/><text:tab/>53.3903<text:tab/><text:tab/>53.3903<text:tab/><text:tab/>2.5599e-05%</text:p>
      <text:p text:style-name="P45"><text:tab/>79.5<text:tab/><text:tab/>53.3903<text:tab/><text:tab/>53.3903<text:tab/><text:tab/>2.34555e-05%</text:p>
      <text:p text:style-name="P45"><text:tab/>80<text:tab/><text:tab/>53.3903<text:tab/><text:tab/>53.3903<text:tab/><text:tab/>2.14907e-05%</text:p>
      <text:p text:style-name="P45"><text:tab/>80.5<text:tab/><text:tab/>53.3903<text:tab/><text:tab/>53.3903<text:tab/><text:tab/>1.96897e-05%</text:p>
      <text:p text:style-name="P45"><text:tab/>81<text:tab/><text:tab/>53.3903<text:tab/><text:tab/>53.3903<text:tab/><text:tab/>1.8039e-05%</text:p>
      <text:p text:style-name="P15"/>
      <text:p text:style-name="P17"><text:tab/><text:span text:style-name="T10">Son necesarios 162 pasos para llegar a una velocidad constante.</text:span></text:p>
      <text:p text:style-name="P15"/>
      <text:p text:style-name="P15"/>
      <text:p text:style-name="P13">Emple<text:span text:style-name="T8">amos</text:span> un tamaño de paso de <text:span text:style-name="T9">0.1</text:span> s para el cálculo…</text:p>
      <text:p text:style-name="P13"><text:tab/></text:p>
      <text:p text:style-name="P48"><text:span text:style-name="T10"><text:tab/>Son necesarios 727 pasos para llegar a una velocidad constante.</text:span></text:p>
      <text:p text:style-name="P48"/>
      <text:p text:style-name="P13"><text:tab/><text:span text:style-name="T7">tiempo<text:tab/><text:tab/>Vanalítico<text:tab/><text:tab/>Vaproximado<text:tab/><text:tab/>Error porcentual</text:span></text:p>
      <text:p text:style-name="P46"/>
      <text:p text:style-name="P56"><text:tab/>0<text:tab/><text:tab/>0<text:tab/><text:tab/><text:tab/>0<text:tab/><text:tab/><text:tab/>0%</text:p>
      <text:p text:style-name="P56"><text:tab/>0.1<text:tab/><text:tab/>0.971<text:tab/><text:tab/><text:tab/>0.98<text:tab/><text:tab/><text:tab/>0.920576%</text:p>
      <text:p text:style-name="P56"><text:tab/>0.2<text:tab/><text:tab/>1.9244<text:tab/><text:tab/><text:tab/>1.942<text:tab/><text:tab/><text:tab/>0.912049%</text:p>
      <text:p text:style-name="P56"><text:tab/>0.3<text:tab/><text:tab/>2.8605<text:tab/><text:tab/><text:tab/>2.8863<text:tab/><text:tab/><text:tab/>0.903577%</text:p>
      <text:p text:style-name="P56"><text:tab/>0.4<text:tab/><text:tab/>3.7795<text:tab/><text:tab/><text:tab/>3.8133<text:tab/><text:tab/><text:tab/>0.895158%</text:p>
      <text:p text:style-name="P56"><text:tab/>0.5<text:tab/><text:tab/>4.6818<text:tab/><text:tab/><text:tab/>4.7233<text:tab/><text:tab/><text:tab/>0.886792%</text:p>
      <text:p text:style-name="P56"><text:tab/>0.6<text:tab/><text:tab/>5.5677<text:tab/><text:tab/><text:tab/>5.6166<text:tab/><text:tab/><text:tab/>0.87848%</text:p>
      <text:p text:style-name="P56"><text:tab/>0.7<text:tab/><text:tab/>6.4375<text:tab/><text:tab/><text:tab/>6.4935<text:tab/><text:tab/><text:tab/>0.870221%</text:p>
      <text:p text:style-name="P56"><text:tab/>0.8<text:tab/><text:tab/>7.2915<text:tab/><text:tab/><text:tab/>7.3544<text:tab/><text:tab/><text:tab/>0.862016%</text:p>
      <text:p text:style-name="P56"><text:tab/>0.9<text:tab/><text:tab/>8.1299<text:tab/><text:tab/><text:tab/>8.1994<text:tab/><text:tab/><text:tab/>0.853865%</text:p>
      <text:p text:style-name="P56"><text:soft-page-break/><text:tab/>1<text:tab/><text:tab/>8.9531<text:tab/><text:tab/><text:tab/>9.0289<text:tab/><text:tab/><text:tab/>0.845766%</text:p>
      <text:p text:style-name="P56"><text:tab/>1.1<text:tab/><text:tab/>9.7614<text:tab/><text:tab/><text:tab/>9.8431<text:tab/><text:tab/><text:tab/>0.837722%</text:p>
      <text:p text:style-name="P56"><text:tab/>1.2<text:tab/><text:tab/>10.5549<text:tab/><text:tab/>10.6425<text:tab/><text:tab/>0.82973%</text:p>
      <text:p text:style-name="P56"><text:tab/>1.3<text:tab/><text:tab/>11.334<text:tab/><text:tab/><text:tab/>11.4271<text:tab/><text:tab/>0.821791%</text:p>
      <text:p text:style-name="P56"><text:tab/>1.4<text:tab/><text:tab/>12.0989<text:tab/><text:tab/>12.1974<text:tab/><text:tab/>0.813906%</text:p>
      <text:p text:style-name="P56"><text:tab/>1.5<text:tab/><text:tab/>12.8499<text:tab/><text:tab/>12.9535<text:tab/><text:tab/>0.806074%</text:p>
      <text:p text:style-name="P56"><text:tab/>1.6<text:tab/><text:tab/>13.5872<text:tab/><text:tab/>13.6957<text:tab/><text:tab/>0.798295%</text:p>
      <text:p text:style-name="P56"><text:tab/>1.7<text:tab/><text:tab/>14.3112<text:tab/><text:tab/>14.4243<text:tab/><text:tab/>0.790569%</text:p>
      <text:p text:style-name="P56"><text:tab/>1.8<text:tab/><text:tab/>15.0219<text:tab/><text:tab/>15.1395<text:tab/><text:tab/>0.782895%</text:p>
      <text:p text:style-name="P56"><text:tab/>1.9<text:tab/><text:tab/>15.7198<text:tab/><text:tab/>15.8417<text:tab/><text:tab/>0.775275%</text:p>
      <text:p text:style-name="P56"><text:tab/>2<text:tab/><text:tab/>16.4049<text:tab/><text:tab/>16.5309<text:tab/><text:tab/>0.767707%</text:p>
      <text:p text:style-name="P56"><text:tab/>2.1<text:tab/><text:tab/>17.0776<text:tab/><text:tab/>17.2074<text:tab/><text:tab/>0.760192%</text:p>
      <text:p text:style-name="P56"><text:tab/>2.2<text:tab/><text:tab/>17.7381<text:tab/><text:tab/>17.8716<text:tab/><text:tab/>0.75273%</text:p>
      <text:p text:style-name="P56"><text:tab/>2.3<text:tab/><text:tab/>18.3865<text:tab/><text:tab/>18.5236<text:tab/><text:tab/>0.74532%</text:p>
      <text:p text:style-name="P56"><text:tab/>2.4<text:tab/><text:tab/>19.0232<text:tab/><text:tab/>19.1635<text:tab/><text:tab/>0.737962%</text:p>
      <text:p text:style-name="P56"><text:tab/>2.5<text:tab/><text:tab/>19.6482<text:tab/><text:tab/>19.7918<text:tab/><text:tab/>0.730657%</text:p>
      <text:p text:style-name="P56"><text:tab/>2.6<text:tab/><text:tab/>20.2619<text:tab/><text:tab/>20.4085<text:tab/><text:tab/>0.723404%</text:p>
      <text:p text:style-name="P56"><text:tab/>2.7<text:tab/><text:tab/>20.8645<text:tab/><text:tab/>21.0139<text:tab/><text:tab/>0.716203%</text:p>
      <text:p text:style-name="P56"><text:tab/>2.8<text:tab/><text:tab/>21.456<text:tab/><text:tab/><text:tab/>21.6082<text:tab/><text:tab/>0.709055%</text:p>
      <text:p text:style-name="P56"><text:tab/>2.9<text:tab/><text:tab/>22.0369<text:tab/><text:tab/>22.1916<text:tab/><text:tab/>0.701958%</text:p>
      <text:p text:style-name="P56"><text:tab/>3<text:tab/><text:tab/>22.6071<text:tab/><text:tab/>22.7642<text:tab/><text:tab/>0.694912%</text:p>
      <text:p text:style-name="P56"><text:tab/>3.1<text:tab/><text:tab/>23.167<text:tab/><text:tab/><text:tab/>23.3264<text:tab/><text:tab/>0.687919%</text:p>
      <text:p text:style-name="P56"><text:tab/>3.2<text:tab/><text:tab/>23.7167<text:tab/><text:tab/>23.8782<text:tab/><text:tab/>0.680977%</text:p>
      <text:p text:style-name="P56"><text:tab/>3.3<text:tab/><text:tab/>24.2564<text:tab/><text:tab/>24.4199<text:tab/><text:tab/>0.674087%</text:p>
      <text:p text:style-name="P56"><text:tab/>3.4<text:tab/><text:tab/>24.7863<text:tab/><text:tab/>24.9517<text:tab/><text:tab/>0.667248%</text:p>
      <text:p text:style-name="P56"><text:tab/>3.5<text:tab/><text:tab/>25.3065<text:tab/><text:tab/>25.4737<text:tab/><text:tab/>0.66046%</text:p>
      <text:p text:style-name="P56"><text:tab/>3.6<text:tab/><text:tab/>25.8173<text:tab/><text:tab/>25.9861<text:tab/><text:tab/>0.653723%</text:p>
      <text:p text:style-name="P56"><text:tab/>3.7<text:tab/><text:tab/>26.3188<text:tab/><text:tab/>26.4891<text:tab/><text:tab/>0.647037%</text:p>
      <text:p text:style-name="P56"><text:tab/>3.8<text:tab/><text:tab/>26.8112<text:tab/><text:tab/>26.9829<text:tab/><text:tab/>0.640402%</text:p>
      <text:p text:style-name="P18"/>
      <text:p text:style-name="P19"><text:tab/>…..<text:tab/><text:tab/>…..<text:tab/><text:tab/><text:tab/>……<text:tab/><text:tab/><text:tab/>….</text:p>
      <text:p text:style-name="P19"/>
      <text:p text:style-name="P59"><text:tab/>70.5<text:tab/><text:tab/>53.3902<text:tab/><text:tab/>53.3902<text:tab/><text:tab/>2.71765e-05%</text:p>
      <text:p text:style-name="P59"><text:tab/>70.6<text:tab/><text:tab/>53.3902<text:tab/><text:tab/>53.3902<text:tab/><text:tab/>2.67178e-05%</text:p>
      <text:p text:style-name="P59"><text:tab/>70.7<text:tab/><text:tab/>53.3902<text:tab/><text:tab/>53.3902<text:tab/><text:tab/>2.62669e-05%</text:p>
      <text:p text:style-name="P59"><text:tab/>70.8<text:tab/><text:tab/>53.3902<text:tab/><text:tab/>53.3902<text:tab/><text:tab/>2.58234e-05%</text:p>
      <text:p text:style-name="P59"><text:tab/>70.9<text:tab/><text:tab/>53.3902<text:tab/><text:tab/>53.3902<text:tab/><text:tab/>2.53874e-05%</text:p>
      <text:p text:style-name="P59"><text:tab/>71<text:tab/><text:tab/>53.3902<text:tab/><text:tab/>53.3902<text:tab/><text:tab/>2.49588e-05%</text:p>
      <text:p text:style-name="P59"><text:tab/>71.1<text:tab/><text:tab/>53.3902<text:tab/><text:tab/>53.3903<text:tab/><text:tab/>2.45373e-05%</text:p>
      <text:p text:style-name="P59"><text:tab/>71.2<text:tab/><text:tab/>53.3902<text:tab/><text:tab/>53.3903<text:tab/><text:tab/>2.41229e-05%</text:p>
      <text:p text:style-name="P59"><text:tab/>71.3<text:tab/><text:tab/>53.3902<text:tab/><text:tab/>53.3903<text:tab/><text:tab/>2.37154e-05%</text:p>
      <text:p text:style-name="P59"><text:tab/>71.4<text:tab/><text:tab/>53.3902<text:tab/><text:tab/>53.3903<text:tab/><text:tab/>2.33148e-05%</text:p>
      <text:p text:style-name="P59"><text:tab/>71.5<text:tab/><text:tab/>53.3902<text:tab/><text:tab/>53.3903<text:tab/><text:tab/>2.29209e-05%</text:p>
      <text:p text:style-name="P59"><text:tab/>71.6<text:tab/><text:tab/>53.3902<text:tab/><text:tab/>53.3903<text:tab/><text:tab/>2.25336e-05%</text:p>
      <text:p text:style-name="P59"><text:tab/>71.7<text:tab/><text:tab/>53.3903<text:tab/><text:tab/>53.3903<text:tab/><text:tab/>2.21528e-05%</text:p>
      <text:p text:style-name="P59"><text:tab/>71.8<text:tab/><text:tab/>53.3903<text:tab/><text:tab/>53.3903<text:tab/><text:tab/>2.17784e-05%</text:p>
      <text:p text:style-name="P59"><text:tab/>71.9<text:tab/><text:tab/>53.3903<text:tab/><text:tab/>53.3903<text:tab/><text:tab/>2.14103e-05%</text:p>
      <text:p text:style-name="P59"><text:tab/>72<text:tab/><text:tab/>53.3903<text:tab/><text:tab/>53.3903<text:tab/><text:tab/>2.10483e-05%</text:p>
      <text:p text:style-name="P59"><text:tab/>72.1<text:tab/><text:tab/>53.3903<text:tab/><text:tab/>53.3903<text:tab/><text:tab/>2.06925e-05%</text:p>
      <text:p text:style-name="P59"><text:tab/>72.2<text:tab/><text:tab/>53.3903<text:tab/><text:tab/>53.3903<text:tab/><text:tab/>2.03426e-05%</text:p>
      <text:p text:style-name="P59"><text:tab/>72.3<text:tab/><text:tab/>53.3903<text:tab/><text:tab/>53.3903<text:tab/><text:tab/>1.99986e-05%</text:p>
      <text:p text:style-name="P59"><text:tab/>72.4<text:tab/><text:tab/>53.3903<text:tab/><text:tab/>53.3903<text:tab/><text:tab/>1.96604e-05%</text:p>
      <text:p text:style-name="P59"><text:soft-page-break/><text:tab/>72.5<text:tab/><text:tab/>53.3903<text:tab/><text:tab/>53.3903<text:tab/><text:tab/>1.93279e-05%</text:p>
      <text:p text:style-name="P59"><text:tab/>72.6<text:tab/><text:tab/>53.3903<text:tab/><text:tab/>53.3903<text:tab/><text:tab/>1.90009e-05%</text:p>
      <text:p text:style-name="P59"><text:tab/>72.7<text:tab/><text:tab/>53.3903<text:tab/><text:tab/>53.3903<text:tab/><text:tab/>1.86795e-05%</text:p>
      <text:p text:style-name="P19"/>
      <text:p text:style-name="P26"><text:span text:style-name="T11">Graficamos v(t) con los resultados analíticos y los aproximados</text:span>: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12">Modificando la masa a 2m o</text:span>btenemos:</text:p>
      <text:p text:style-name="P27"/>
      <text:p text:style-name="P53"><text:span text:style-name="T14">E</text:span>mple<text:span text:style-name="T8">amos</text:span> un tamaño de paso de 2 s para el cálculo...</text:p>
      <text:p text:style-name="P53"/>
      <text:p text:style-name="P35"><text:tab/>tiempo<text:tab/><text:tab/>Vanalítico<text:tab/><text:tab/>Vaproximado<text:tab/><text:tab/>Error porcentual</text:p>
      <text:p text:style-name="P35"/>
      <text:p text:style-name="P60"><text:tab/>0<text:tab/><text:tab/>0<text:tab/><text:tab/>0<text:tab/><text:tab/>0%</text:p>
      <text:p text:style-name="P60"><text:tab/>2<text:tab/><text:tab/>17.9063<text:tab/><text:tab/>19.6<text:tab/><text:tab/>9.45829%</text:p>
      <text:p text:style-name="P60"><text:tab/>4<text:tab/><text:tab/>32.8099<text:tab/><text:tab/>35.6023<text:tab/><text:tab/>8.51079%</text:p>
      <text:p text:style-name="P60"><text:tab/>6<text:tab/><text:tab/>45.2143<text:tab/><text:tab/>48.6674<text:tab/><text:tab/>7.63713%</text:p>
      <text:p text:style-name="P60"><text:tab/>8<text:tab/><text:tab/>55.5385<text:tab/><text:tab/>59.3343<text:tab/><text:tab/>6.83444%</text:p>
      <text:p text:style-name="P60"><text:tab/>10<text:tab/><text:tab/>64.1315<text:tab/><text:tab/>68.0433<text:tab/><text:tab/>6.09961%</text:p>
      <text:p text:style-name="P60"><text:tab/>12<text:tab/><text:tab/>71.2835<text:tab/><text:tab/>75.1537<text:tab/><text:tab/>5.42931%</text:p>
      <text:p text:style-name="P60"><text:tab/>14<text:tab/><text:tab/>77.2361<text:tab/><text:tab/>80.9589<text:tab/><text:tab/>4.82007%</text:p>
      <text:p text:style-name="P60"><text:tab/>16<text:tab/><text:tab/>82.1905<text:tab/><text:tab/>85.6986<text:tab/><text:tab/>4.26825%</text:p>
      <text:p text:style-name="P60"><text:tab/>18<text:tab/><text:tab/>86.3141<text:tab/><text:tab/>89.5683<text:tab/><text:tab/>3.77018%</text:p>
      <text:p text:style-name="P60"><text:tab/>20<text:tab/><text:tab/>89.7462<text:tab/><text:tab/>92.7277<text:tab/><text:tab/>3.32214%</text:p>
      <text:p text:style-name="P60"><text:tab/>22<text:tab/><text:tab/>92.6028<text:tab/><text:tab/>95.3072<text:tab/><text:tab/>2.92044%</text:p>
      <text:p text:style-name="P60"><text:tab/>24<text:tab/><text:tab/>94.9803<text:tab/><text:tab/>97.4132<text:tab/><text:tab/>2.56146%</text:p>
      <text:p text:style-name="P60"><text:tab/>26<text:tab/><text:tab/>96.9592<text:tab/><text:tab/>99.1327<text:tab/><text:tab/>2.24165%</text:p>
      <text:p text:style-name="P60"><text:tab/>28<text:tab/><text:tab/>98.6062<text:tab/><text:tab/>100.536<text:tab/><text:tab/>1.9576%</text:p>
      <text:p text:style-name="P60"><text:tab/>30<text:tab/><text:tab/>99.977<text:tab/><text:tab/>101.683<text:tab/><text:tab/>1.70604%</text:p>
      <text:p text:style-name="P60"><text:tab/>32<text:tab/><text:tab/>101.118<text:tab/><text:tab/>102.618<text:tab/><text:tab/>1.4839%</text:p>
      <text:p text:style-name="P60"><text:tab/>34<text:tab/><text:tab/>102.068<text:tab/><text:tab/>103.382<text:tab/><text:tab/>1.28825%</text:p>
      <text:p text:style-name="P60"><text:tab/>36<text:tab/><text:tab/>102.858<text:tab/><text:tab/>104.006<text:tab/><text:tab/>1.11638%</text:p>
      <text:p text:style-name="P60"><text:tab/>38<text:tab/><text:tab/>103.516<text:tab/><text:tab/>104.516<text:tab/><text:tab/>0.96578%</text:p>
      <text:p text:style-name="P60"><text:tab/>40<text:tab/><text:tab/>104.063<text:tab/><text:tab/>104.931<text:tab/><text:tab/>0.834122%</text:p>
      <text:p text:style-name="P60"><text:soft-page-break/><text:tab/>42<text:tab/><text:tab/>104.519<text:tab/><text:tab/>105.271<text:tab/><text:tab/>0.719285%</text:p>
      <text:p text:style-name="P60"><text:tab/>44<text:tab/><text:tab/>104.898<text:tab/><text:tab/>105.548<text:tab/><text:tab/>0.619333%</text:p>
      <text:p text:style-name="P60"><text:tab/>46<text:tab/><text:tab/>105.214<text:tab/><text:tab/>105.774<text:tab/><text:tab/>0.532513%</text:p>
      <text:p text:style-name="P60"><text:tab/>48<text:tab/><text:tab/>105.477<text:tab/><text:tab/>105.959<text:tab/><text:tab/>0.457246%</text:p>
      <text:p text:style-name="P60"><text:tab/>50<text:tab/><text:tab/>105.695<text:tab/><text:tab/>106.11<text:tab/><text:tab/>0.392114%</text:p>
      <text:p text:style-name="P60"><text:tab/>52<text:tab/><text:tab/>105.877<text:tab/><text:tab/>106.233<text:tab/><text:tab/>0.335849%</text:p>
      <text:p text:style-name="P60"><text:tab/>54<text:tab/><text:tab/>106.029<text:tab/><text:tab/>106.334<text:tab/><text:tab/>0.287325%</text:p>
      <text:p text:style-name="P60"><text:tab/>56<text:tab/><text:tab/>106.155<text:tab/><text:tab/>106.416<text:tab/><text:tab/>0.245541%</text:p>
      <text:p text:style-name="P60"><text:tab/>58<text:tab/><text:tab/>106.26<text:tab/><text:tab/>106.483<text:tab/><text:tab/>0.209614%</text:p>
      <text:p text:style-name="P60"><text:tab/>60<text:tab/><text:tab/>106.347<text:tab/><text:tab/>106.537<text:tab/><text:tab/>0.178766%</text:p>
      <text:p text:style-name="P60"><text:tab/>62<text:tab/><text:tab/>106.42<text:tab/><text:tab/>106.582<text:tab/><text:tab/>0.152314%</text:p>
      <text:p text:style-name="P60"><text:tab/>64<text:tab/><text:tab/>106.48<text:tab/><text:tab/>106.618<text:tab/><text:tab/>0.12966%</text:p>
      <text:p text:style-name="P60"><text:tab/>66<text:tab/><text:tab/>106.531<text:tab/><text:tab/>106.648<text:tab/><text:tab/>0.110282%</text:p>
      <text:p text:style-name="P60"><text:tab/>68<text:tab/><text:tab/>106.573<text:tab/><text:tab/>106.673<text:tab/><text:tab/>0.0937238%</text:p>
      <text:p text:style-name="P60"><text:tab/>70<text:tab/><text:tab/>106.608<text:tab/><text:tab/>106.692<text:tab/><text:tab/>0.0795905%</text:p>
      <text:p text:style-name="P60"><text:tab/>72<text:tab/><text:tab/>106.637<text:tab/><text:tab/>106.709<text:tab/><text:tab/>0.0675391%</text:p>
      <text:p text:style-name="P60"><text:tab/>74<text:tab/><text:tab/>106.661<text:tab/><text:tab/>106.722<text:tab/><text:tab/>0.0572726%</text:p>
      <text:p text:style-name="P60"><text:tab/>76<text:tab/><text:tab/>106.681<text:tab/><text:tab/>106.733<text:tab/><text:tab/>0.0485345%</text:p>
      <text:p text:style-name="P60"><text:tab/>78<text:tab/><text:tab/>106.698<text:tab/><text:tab/>106.742<text:tab/><text:tab/>0.0411036%</text:p>
      <text:p text:style-name="P60"><text:tab/>80<text:tab/><text:tab/>106.712<text:tab/><text:tab/>106.749<text:tab/><text:tab/>0.0347896%</text:p>
      <text:p text:style-name="P60"><text:tab/>82<text:tab/><text:tab/>106.723<text:tab/><text:tab/>106.755<text:tab/><text:tab/>0.0294285%</text:p>
      <text:p text:style-name="P60"><text:tab/>84<text:tab/><text:tab/>106.733<text:tab/><text:tab/>106.759<text:tab/><text:tab/>0.02488%</text:p>
      <text:p text:style-name="P60"><text:tab/>86<text:tab/><text:tab/>106.741<text:tab/><text:tab/>106.763<text:tab/><text:tab/>0.0210235%</text:p>
      <text:p text:style-name="P60"><text:tab/>88<text:tab/><text:tab/>106.748<text:tab/><text:tab/>106.767<text:tab/><text:tab/>0.017756%</text:p>
      <text:p text:style-name="P60"><text:tab/>90<text:tab/><text:tab/>106.753<text:tab/><text:tab/>106.769<text:tab/><text:tab/>0.0149891%</text:p>
      <text:p text:style-name="P60"><text:tab/>92<text:tab/><text:tab/>106.758<text:tab/><text:tab/>106.771<text:tab/><text:tab/>0.0126477%</text:p>
      <text:p text:style-name="P60"><text:tab/>94<text:tab/><text:tab/>106.762<text:tab/><text:tab/>106.773<text:tab/><text:tab/>0.0106673%</text:p>
      <text:p text:style-name="P60"><text:tab/>96<text:tab/><text:tab/>106.765<text:tab/><text:tab/>106.774<text:tab/><text:tab/>0.0089933%</text:p>
      <text:p text:style-name="P60"><text:tab/>98<text:tab/><text:tab/>106.768<text:tab/><text:tab/>106.776<text:tab/><text:tab/>0.00757896%</text:p>
      <text:p text:style-name="P60"><text:tab/>100<text:tab/><text:tab/>106.77<text:tab/><text:tab/>106.776<text:tab/><text:tab/>0.00638459%</text:p>
      <text:p text:style-name="P60"><text:tab/>102<text:tab/><text:tab/>106.772<text:tab/><text:tab/>106.777<text:tab/><text:tab/>0.00537648%</text:p>
      <text:p text:style-name="P60"><text:tab/>104<text:tab/><text:tab/>106.773<text:tab/><text:tab/>106.778<text:tab/><text:tab/>0.00452595%</text:p>
      <text:p text:style-name="P60"><text:tab/>106<text:tab/><text:tab/>106.774<text:tab/><text:tab/>106.779<text:tab/><text:tab/>0.00380868%</text:p>
      <text:p text:style-name="P60"><text:tab/>108<text:tab/><text:tab/>106.775<text:tab/><text:tab/>106.779<text:tab/><text:tab/>0.00320404%</text:p>
      <text:p text:style-name="P60"><text:tab/>110<text:tab/><text:tab/>106.776<text:tab/><text:tab/>106.779<text:tab/><text:tab/>0.00269455%</text:p>
      <text:p text:style-name="P60"><text:tab/>112<text:tab/><text:tab/>106.777<text:tab/><text:tab/>106.78<text:tab/><text:tab/>0.00226539%</text:p>
      <text:p text:style-name="P60"><text:tab/>114<text:tab/><text:tab/>106.778<text:tab/><text:tab/>106.78<text:tab/><text:tab/>0.00190404%</text:p>
      <text:p text:style-name="P60"><text:tab/>116<text:tab/><text:tab/>106.778<text:tab/><text:tab/>106.78<text:tab/><text:tab/>0.00159988%</text:p>
      <text:p text:style-name="P60"><text:tab/>118<text:tab/><text:tab/>106.779<text:tab/><text:tab/>106.78<text:tab/><text:tab/>0.00134395%</text:p>
      <text:p text:style-name="P60"><text:tab/>120<text:tab/><text:tab/>106.779<text:tab/><text:tab/>106.78<text:tab/><text:tab/>0.00112867%</text:p>
      <text:p text:style-name="P60"><text:tab/>122<text:tab/><text:tab/>106.779<text:tab/><text:tab/>106.78<text:tab/><text:tab/>0.00094764%</text:p>
      <text:p text:style-name="P60"><text:tab/>124<text:tab/><text:tab/>106.78<text:tab/><text:tab/>106.78<text:tab/><text:tab/>0.000795454%</text:p>
      <text:p text:style-name="P60"><text:tab/>126<text:tab/><text:tab/>106.78<text:tab/><text:tab/>106.781<text:tab/><text:tab/>0.000667555%</text:p>
      <text:p text:style-name="P60"><text:tab/>128<text:tab/><text:tab/>106.78<text:tab/><text:tab/>106.781<text:tab/><text:tab/>0.000560095%</text:p>
      <text:p text:style-name="P60"><text:tab/>130<text:tab/><text:tab/>106.78<text:tab/><text:tab/>106.781<text:tab/><text:tab/>0.000469832%</text:p>
      <text:p text:style-name="P60"><text:tab/>132<text:tab/><text:tab/>106.78<text:tab/><text:tab/>106.781<text:tab/><text:tab/>0.000394034%</text:p>
      <text:p text:style-name="P60"><text:tab/>134<text:tab/><text:tab/>106.78<text:tab/><text:tab/>106.781<text:tab/><text:tab/>0.000330398%</text:p>
      <text:p text:style-name="P60"><text:tab/>136<text:tab/><text:tab/>106.78<text:tab/><text:tab/>106.781<text:tab/><text:tab/>0.000276985%</text:p>
      <text:p text:style-name="P60"><text:tab/>138<text:tab/><text:tab/>106.78<text:tab/><text:tab/>106.781<text:tab/><text:tab/>0.000232164%</text:p>
      <text:p text:style-name="P60"><text:tab/>140<text:tab/><text:tab/>106.781<text:tab/><text:tab/>106.781<text:tab/><text:tab/>0.00019456%</text:p>
      <text:p text:style-name="P60"><text:tab/>142<text:tab/><text:tab/>106.781<text:tab/><text:tab/>106.781<text:tab/><text:tab/>0.000163018%</text:p>
      <text:p text:style-name="P60"><text:tab/>144<text:tab/><text:tab/>106.781<text:tab/><text:tab/>106.781<text:tab/><text:tab/>0.000136567%</text:p>
      <text:p text:style-name="P60"><text:soft-page-break/><text:tab/>146<text:tab/><text:tab/>106.781<text:tab/><text:tab/>106.781<text:tab/><text:tab/>0.000114388%</text:p>
      <text:p text:style-name="P60"><text:tab/>148<text:tab/><text:tab/>106.781<text:tab/><text:tab/>106.781<text:tab/><text:tab/>9.57965e-05%</text:p>
      <text:p text:style-name="P60"><text:tab/>150<text:tab/><text:tab/>106.781<text:tab/><text:tab/>106.781<text:tab/><text:tab/>8.0214e-05%</text:p>
      <text:p text:style-name="P60"><text:tab/>152<text:tab/><text:tab/>106.781<text:tab/><text:tab/>106.781<text:tab/><text:tab/>6.71562e-05%</text:p>
      <text:p text:style-name="P60"><text:tab/>154<text:tab/><text:tab/>106.781<text:tab/><text:tab/>106.781<text:tab/><text:tab/>5.62158e-05%</text:p>
      <text:p text:style-name="P60"><text:tab/>156<text:tab/><text:tab/>106.781<text:tab/><text:tab/>106.781<text:tab/><text:tab/>4.70511e-05%</text:p>
      <text:p text:style-name="P60"><text:tab/>158<text:tab/><text:tab/>106.781<text:tab/><text:tab/>106.781<text:tab/><text:tab/>3.93751e-05%</text:p>
      <text:p text:style-name="P60"><text:tab/>160<text:tab/><text:tab/>106.781<text:tab/><text:tab/>106.781<text:tab/><text:tab/>3.2947e-05%</text:p>
      <text:p text:style-name="P60"><text:tab/>162<text:tab/><text:tab/>106.781<text:tab/><text:tab/>106.781<text:tab/><text:tab/>2.75648e-05%</text:p>
      <text:p text:style-name="P60"><text:tab/>164<text:tab/><text:tab/>106.781<text:tab/><text:tab/>106.781<text:tab/><text:tab/>2.30589e-05%</text:p>
      <text:p text:style-name="P60"><text:tab/>166<text:tab/><text:tab/>106.781<text:tab/><text:tab/>106.781<text:tab/><text:tab/>1.92872e-05%</text:p>
      <text:p text:style-name="P60"><text:tab/>168<text:tab/><text:tab/>106.781<text:tab/><text:tab/>106.781<text:tab/><text:tab/>1.61306e-05%</text:p>
      <text:p text:style-name="P60"><text:tab/>170<text:tab/><text:tab/>106.781<text:tab/><text:tab/>106.781<text:tab/><text:tab/>1.3489e-05%</text:p>
      <text:p text:style-name="P60"><text:tab/>172<text:tab/><text:tab/>106.781<text:tab/><text:tab/>106.781<text:tab/><text:tab/>1.12788e-05%</text:p>
      <text:p text:style-name="P60"><text:tab/>174<text:tab/><text:tab/>106.781<text:tab/><text:tab/>106.781<text:tab/><text:tab/>9.4297e-06%</text:p>
      <text:p text:style-name="P60"><text:tab/>176<text:tab/><text:tab/>106.781<text:tab/><text:tab/>106.781<text:tab/><text:tab/>7.88293e-06%</text:p>
      <text:p text:style-name="P35"/>
      <text:p text:style-name="P35"><text:tab/><text:span text:style-name="T10">Son necesarios 88 pasos para llegar a una velocidad constante.</text:span></text:p>
      <text:p text:style-name="P35"/>
      <text:p text:style-name="P53">Emple<text:span text:style-name="T8">amos</text:span> un tamaño de paso de <text:span text:style-name="T9">1</text:span> s para el cálculo…</text:p>
      <text:p text:style-name="P53"/>
      <text:p text:style-name="P53"><text:tab/><text:span text:style-name="T7">tiempo<text:tab/><text:tab/>Vanalítico<text:tab/><text:tab/>Vaproximado<text:tab/><text:tab/>Error porcentual</text:span></text:p>
      <text:p text:style-name="P42"/>
      <text:p text:style-name="P61"><text:tab/>0<text:tab/><text:tab/>0<text:tab/><text:tab/>0<text:tab/><text:tab/>0%</text:p>
      <text:p text:style-name="P61"><text:tab/>1<text:tab/><text:tab/>9.3637<text:tab/><text:tab/>9.8<text:tab/><text:tab/>4.65902%</text:p>
      <text:p text:style-name="P61"><text:tab/>2<text:tab/><text:tab/>17.9063<text:tab/><text:tab/>18.7005<text:tab/><text:tab/>4.43542%</text:p>
      <text:p text:style-name="P61"><text:tab/>3<text:tab/><text:tab/>25.6998<text:tab/><text:tab/>26.7843<text:tab/><text:tab/>4.2196%</text:p>
      <text:p text:style-name="P61"><text:tab/>4<text:tab/><text:tab/>32.8099<text:tab/><text:tab/>34.1261<text:tab/><text:tab/>4.01149%</text:p>
      <text:p text:style-name="P61"><text:tab/>5<text:tab/><text:tab/>39.2965<text:tab/><text:tab/>40.7941<text:tab/><text:tab/>3.81099%</text:p>
      <text:p text:style-name="P61"><text:tab/>6<text:tab/><text:tab/>45.2143<text:tab/><text:tab/>46.8501<text:tab/><text:tab/>3.618%</text:p>
      <text:p text:style-name="P61"><text:tab/>7<text:tab/><text:tab/>50.6131<text:tab/><text:tab/>52.3504<text:tab/><text:tab/>3.43241%</text:p>
      <text:p text:style-name="P61"><text:tab/>8<text:tab/><text:tab/>55.5385<text:tab/><text:tab/>57.3458<text:tab/><text:tab/>3.25411%</text:p>
      <text:p text:style-name="P61"><text:tab/>9<text:tab/><text:tab/>60.032<text:tab/><text:tab/>61.8828<text:tab/><text:tab/>3.08298%</text:p>
      <text:p text:style-name="P61"><text:tab/>10<text:tab/><text:tab/>64.1315<text:tab/><text:tab/>66.0034<text:tab/><text:tab/>2.91886%</text:p>
      <text:p text:style-name="P61"><text:tab/>11<text:tab/><text:tab/>67.8715<text:tab/><text:tab/>69.7458<text:tab/><text:tab/>2.76163%</text:p>
      <text:p text:style-name="P61"><text:tab/>12<text:tab/><text:tab/>71.2835<text:tab/><text:tab/>73.1448<text:tab/><text:tab/>2.61113%</text:p>
      <text:p text:style-name="P61"><text:tab/>13<text:tab/><text:tab/>74.3963<text:tab/><text:tab/>76.2318<text:tab/><text:tab/>2.4672%</text:p>
      <text:p text:style-name="P61"><text:tab/>14<text:tab/><text:tab/>77.2361<text:tab/><text:tab/>79.0355<text:tab/><text:tab/>2.32968%</text:p>
      <text:p text:style-name="P61"><text:tab/>15<text:tab/><text:tab/>79.8269<text:tab/><text:tab/>81.5818<text:tab/><text:tab/>2.19841%</text:p>
      <text:p text:style-name="P61"><text:tab/>16<text:tab/><text:tab/>82.1905<text:tab/><text:tab/>83.8945<text:tab/><text:tab/>2.07321%</text:p>
      <text:p text:style-name="P61"><text:tab/>17<text:tab/><text:tab/>84.3469<text:tab/><text:tab/>85.9949<text:tab/><text:tab/>1.95391%</text:p>
      <text:p text:style-name="P61"><text:tab/>18<text:tab/><text:tab/>86.3141<text:tab/><text:tab/>87.9026<text:tab/><text:tab/>1.84033%</text:p>
      <text:p text:style-name="P61"><text:tab/>19<text:tab/><text:tab/>88.1089<text:tab/><text:tab/>89.6352<text:tab/><text:tab/>1.73228%</text:p>
      <text:p text:style-name="P61"><text:tab/>20<text:tab/><text:tab/>89.7462<text:tab/><text:tab/>91.2087<text:tab/><text:tab/>1.6296%</text:p>
      <text:p text:style-name="P61"><text:tab/>21<text:tab/><text:tab/>91.24<text:tab/><text:tab/>92.6379<text:tab/><text:tab/>1.53208%</text:p>
      <text:p text:style-name="P61"><text:tab/>22<text:tab/><text:tab/>92.6028<text:tab/><text:tab/>93.9359<text:tab/><text:tab/>1.43956%</text:p>
      <text:p text:style-name="P61"><text:tab/>23<text:tab/><text:tab/>93.8461<text:tab/><text:tab/>95.1147<text:tab/><text:tab/>1.35184%</text:p>
      <text:p text:style-name="P61"><text:tab/>24<text:tab/><text:tab/>94.9803<text:tab/><text:tab/>96.1854<text:tab/><text:tab/>1.26875%</text:p>
      <text:p text:style-name="P61"><text:tab/>25<text:tab/><text:tab/>96.0151<text:tab/><text:tab/>97.1578<text:tab/><text:tab/>1.1901%</text:p>
      <text:p text:style-name="P61"><text:tab/>26<text:tab/><text:tab/>96.9592<text:tab/><text:tab/>98.041<text:tab/><text:tab/>1.11572%</text:p>
      <text:p text:style-name="P61"><text:tab/>27<text:tab/><text:tab/>97.8204<text:tab/><text:tab/>98.8431<text:tab/><text:tab/>1.04542%</text:p>
      <text:p text:style-name="P61"><text:tab/>28<text:tab/><text:tab/>98.6062<text:tab/><text:tab/>99.5716<text:tab/><text:tab/>0.979035%</text:p>
      <text:p text:style-name="P61"><text:soft-page-break/><text:tab/>29<text:tab/><text:tab/>99.323<text:tab/><text:tab/>100.233<text:tab/><text:tab/>0.91639%</text:p>
      <text:p text:style-name="P61"><text:tab/>30<text:tab/><text:tab/>99.977<text:tab/><text:tab/>100.834<text:tab/><text:tab/>0.857318%</text:p>
      <text:p text:style-name="P61"><text:tab/>31<text:tab/><text:tab/>100.574<text:tab/><text:tab/>101.38<text:tab/><text:tab/>0.801656%</text:p>
      <text:p text:style-name="P61"><text:tab/>32<text:tab/><text:tab/>101.118<text:tab/><text:tab/>101.876<text:tab/><text:tab/>0.749242%</text:p>
      <text:p text:style-name="P61"><text:tab/>33<text:tab/><text:tab/>101.615<text:tab/><text:tab/>102.326<text:tab/><text:tab/>0.699922%</text:p>
      <text:p text:style-name="P61"><text:tab/>34<text:tab/><text:tab/>102.068<text:tab/><text:tab/>102.735<text:tab/><text:tab/>0.653543%</text:p>
      <text:p text:style-name="P61"><text:tab/>35<text:tab/><text:tab/>102.481<text:tab/><text:tab/>103.106<text:tab/><text:tab/>0.609959%</text:p>
      <text:p text:style-name="P61"><text:tab/>36<text:tab/><text:tab/>102.858<text:tab/><text:tab/>103.443<text:tab/><text:tab/>0.569028%</text:p>
      <text:p text:style-name="P61"><text:tab/>37<text:tab/><text:tab/>103.202<text:tab/><text:tab/>103.749<text:tab/><text:tab/>0.530611%</text:p>
      <text:p text:style-name="P61"><text:tab/>38<text:tab/><text:tab/>103.516<text:tab/><text:tab/>104.028<text:tab/><text:tab/>0.494577%</text:p>
      <text:p text:style-name="P61"><text:tab/>39<text:tab/><text:tab/>103.802<text:tab/><text:tab/>104.28<text:tab/><text:tab/>0.460798%</text:p>
      <text:p text:style-name="P61"><text:tab/>40<text:tab/><text:tab/>104.063<text:tab/><text:tab/>104.51<text:tab/><text:tab/>0.429152%</text:p>
      <text:p text:style-name="P61"><text:tab/>41<text:tab/><text:tab/>104.302<text:tab/><text:tab/>104.718<text:tab/><text:tab/>0.399519%</text:p>
      <text:p text:style-name="P61"><text:tab/>42<text:tab/><text:tab/>104.519<text:tab/><text:tab/>104.908<text:tab/><text:tab/>0.371789%</text:p>
      <text:p text:style-name="P61"><text:tab/>43<text:tab/><text:tab/>104.717<text:tab/><text:tab/>105.079<text:tab/><text:tab/>0.345852%</text:p>
      <text:p text:style-name="P61"><text:tab/>44<text:tab/><text:tab/>104.898<text:tab/><text:tab/>105.236<text:tab/><text:tab/>0.321606%</text:p>
      <text:p text:style-name="P61"><text:tab/>45<text:tab/><text:tab/>105.063<text:tab/><text:tab/>105.377<text:tab/><text:tab/>0.298951%</text:p>
      <text:p text:style-name="P61"><text:tab/>46<text:tab/><text:tab/>105.214<text:tab/><text:tab/>105.506<text:tab/><text:tab/>0.277795%</text:p>
      <text:p text:style-name="P61"><text:tab/>47<text:tab/><text:tab/>105.351<text:tab/><text:tab/>105.623<text:tab/><text:tab/>0.258047%</text:p>
      <text:p text:style-name="P61"><text:tab/>48<text:tab/><text:tab/>105.477<text:tab/><text:tab/>105.729<text:tab/><text:tab/>0.239622%</text:p>
      <text:p text:style-name="P61"><text:tab/>49<text:tab/><text:tab/>105.591<text:tab/><text:tab/>105.826<text:tab/><text:tab/>0.222441%</text:p>
      <text:p text:style-name="P61"><text:tab/>50<text:tab/><text:tab/>105.695<text:tab/><text:tab/>105.913<text:tab/><text:tab/>0.206425%</text:p>
      <text:p text:style-name="P61"><text:tab/>51<text:tab/><text:tab/>105.79<text:tab/><text:tab/>105.993<text:tab/><text:tab/>0.191503%</text:p>
      <text:p text:style-name="P61"><text:tab/>52<text:tab/><text:tab/>105.877<text:tab/><text:tab/>106.065<text:tab/><text:tab/>0.177606%</text:p>
      <text:p text:style-name="P61"><text:tab/>53<text:tab/><text:tab/>105.957<text:tab/><text:tab/>106.131<text:tab/><text:tab/>0.164668%</text:p>
      <text:p text:style-name="P61"><text:tab/>54<text:tab/><text:tab/>106.029<text:tab/><text:tab/>106.191<text:tab/><text:tab/>0.152629%</text:p>
      <text:p text:style-name="P61"><text:tab/>55<text:tab/><text:tab/>106.095<text:tab/><text:tab/>106.245<text:tab/><text:tab/>0.141431%</text:p>
      <text:p text:style-name="P61"><text:tab/>56<text:tab/><text:tab/>106.155<text:tab/><text:tab/>106.294<text:tab/><text:tab/>0.131018%</text:p>
      <text:p text:style-name="P61"><text:tab/>57<text:tab/><text:tab/>106.21<text:tab/><text:tab/>106.339<text:tab/><text:tab/>0.121339%</text:p>
      <text:p text:style-name="P61"><text:tab/>58<text:tab/><text:tab/>106.26<text:tab/><text:tab/>106.379<text:tab/><text:tab/>0.112346%</text:p>
      <text:p text:style-name="P61"><text:tab/>59<text:tab/><text:tab/>106.306<text:tab/><text:tab/>106.416<text:tab/><text:tab/>0.103994%</text:p>
      <text:p text:style-name="P61"><text:tab/>60<text:tab/><text:tab/>106.347<text:tab/><text:tab/>106.45<text:tab/><text:tab/>0.0962379%</text:p>
      <text:p text:style-name="P61"><text:tab/>61<text:tab/><text:tab/>106.385<text:tab/><text:tab/>106.48<text:tab/><text:tab/>0.0890391%</text:p>
      <text:p text:style-name="P61"><text:tab/>62<text:tab/><text:tab/>106.42<text:tab/><text:tab/>106.508<text:tab/><text:tab/>0.0823593%</text:p>
      <text:p text:style-name="P61"><text:tab/>63<text:tab/><text:tab/>106.452<text:tab/><text:tab/>106.533<text:tab/><text:tab/>0.0761632%</text:p>
      <text:p text:style-name="P61"><text:tab/>64<text:tab/><text:tab/>106.48<text:tab/><text:tab/>106.555<text:tab/><text:tab/>0.0704175%</text:p>
      <text:p text:style-name="P61"><text:tab/>65<text:tab/><text:tab/>106.507<text:tab/><text:tab/>106.576<text:tab/><text:tab/>0.065091%</text:p>
      <text:p text:style-name="P61"><text:tab/>66<text:tab/><text:tab/>106.531<text:tab/><text:tab/>106.595<text:tab/><text:tab/>0.0601545%</text:p>
      <text:p text:style-name="P61"><text:tab/>67<text:tab/><text:tab/>106.553<text:tab/><text:tab/>106.612<text:tab/><text:tab/>0.0555809%</text:p>
      <text:p text:style-name="P61"><text:tab/>68<text:tab/><text:tab/>106.573<text:tab/><text:tab/>106.627<text:tab/><text:tab/>0.0513445%</text:p>
      <text:p text:style-name="P61"><text:tab/>69<text:tab/><text:tab/>106.591<text:tab/><text:tab/>106.642<text:tab/><text:tab/>0.0474217%</text:p>
      <text:p text:style-name="P61"><text:tab/>70<text:tab/><text:tab/>106.608<text:tab/><text:tab/>106.654<text:tab/><text:tab/>0.0437901%</text:p>
      <text:p text:style-name="P61"><text:tab/>71<text:tab/><text:tab/>106.623<text:tab/><text:tab/>106.666<text:tab/><text:tab/>0.040429%</text:p>
      <text:p text:style-name="P61"><text:tab/>72<text:tab/><text:tab/>106.637<text:tab/><text:tab/>106.676<text:tab/><text:tab/>0.037319%</text:p>
      <text:p text:style-name="P61"><text:tab/>73<text:tab/><text:tab/>106.649<text:tab/><text:tab/>106.686<text:tab/><text:tab/>0.0344421%</text:p>
      <text:p text:style-name="P61"><text:tab/>74<text:tab/><text:tab/>106.661<text:tab/><text:tab/>106.695<text:tab/><text:tab/>0.0317813%</text:p>
      <text:p text:style-name="P61"><text:tab/>75<text:tab/><text:tab/>106.671<text:tab/><text:tab/>106.703<text:tab/><text:tab/>0.0293211%</text:p>
      <text:p text:style-name="P61"><text:tab/>76<text:tab/><text:tab/>106.681<text:tab/><text:tab/>106.71<text:tab/><text:tab/>0.0270468%</text:p>
      <text:p text:style-name="P61"><text:tab/>77<text:tab/><text:tab/>106.69<text:tab/><text:tab/>106.716<text:tab/><text:tab/>0.0249448%</text:p>
      <text:p text:style-name="P61"><text:tab/>78<text:tab/><text:tab/>106.698<text:tab/><text:tab/>106.722<text:tab/><text:tab/>0.0230025%</text:p>
      <text:p text:style-name="P61"><text:tab/>79<text:tab/><text:tab/>106.705<text:tab/><text:tab/>106.728<text:tab/><text:tab/>0.0212081%</text:p>
      <text:p text:style-name="P61"><text:tab/>80<text:tab/><text:tab/>106.712<text:tab/><text:tab/>106.732<text:tab/><text:tab/>0.0195507%</text:p>
      <text:p text:style-name="P61"><text:soft-page-break/><text:tab/>81<text:tab/><text:tab/>106.718<text:tab/><text:tab/>106.737<text:tab/><text:tab/>0.0180202%</text:p>
      <text:p text:style-name="P61"><text:tab/>82<text:tab/><text:tab/>106.723<text:tab/><text:tab/>106.741<text:tab/><text:tab/>0.016607%</text:p>
      <text:p text:style-name="P61"><text:tab/>83<text:tab/><text:tab/>106.728<text:tab/><text:tab/>106.745<text:tab/><text:tab/>0.0153025%</text:p>
      <text:p text:style-name="P61"><text:tab/>84<text:tab/><text:tab/>106.733<text:tab/><text:tab/>106.748<text:tab/><text:tab/>0.0140985%</text:p>
      <text:p text:style-name="P61"><text:tab/>85<text:tab/><text:tab/>106.737<text:tab/><text:tab/>106.751<text:tab/><text:tab/>0.0129875%</text:p>
      <text:p text:style-name="P61"><text:tab/>86<text:tab/><text:tab/>106.741<text:tab/><text:tab/>106.754<text:tab/><text:tab/>0.0119624%</text:p>
      <text:p text:style-name="P61"><text:tab/>87<text:tab/><text:tab/>106.744<text:tab/><text:tab/>106.756<text:tab/><text:tab/>0.0110168%</text:p>
      <text:p text:style-name="P61"><text:tab/>88<text:tab/><text:tab/>106.748<text:tab/><text:tab/>106.758<text:tab/><text:tab/>0.0101446%</text:p>
      <text:p text:style-name="P61"><text:tab/>89<text:tab/><text:tab/>106.751<text:tab/><text:tab/>106.76<text:tab/><text:tab/>0.00934034%</text:p>
      <text:p text:style-name="P61"><text:tab/>90<text:tab/><text:tab/>106.753<text:tab/><text:tab/>106.762<text:tab/><text:tab/>0.00859877%</text:p>
      <text:p text:style-name="P61"><text:tab/>91<text:tab/><text:tab/>106.756<text:tab/><text:tab/>106.764<text:tab/><text:tab/>0.00791514%</text:p>
      <text:p text:style-name="P61"><text:tab/>92<text:tab/><text:tab/>106.758<text:tab/><text:tab/>106.766<text:tab/><text:tab/>0.007285%</text:p>
      <text:p text:style-name="P61"><text:tab/>93<text:tab/><text:tab/>106.76<text:tab/><text:tab/>106.767<text:tab/><text:tab/>0.00670426%</text:p>
      <text:p text:style-name="P61"><text:tab/>94<text:tab/><text:tab/>106.762<text:tab/><text:tab/>106.768<text:tab/><text:tab/>0.00616913%</text:p>
      <text:p text:style-name="P61"><text:tab/>95<text:tab/><text:tab/>106.763<text:tab/><text:tab/>106.769<text:tab/><text:tab/>0.00567608%</text:p>
      <text:p text:style-name="P61"><text:tab/>96<text:tab/><text:tab/>106.765<text:tab/><text:tab/>106.77<text:tab/><text:tab/>0.00522188%</text:p>
      <text:p text:style-name="P61"><text:tab/>97<text:tab/><text:tab/>106.766<text:tab/><text:tab/>106.771<text:tab/><text:tab/>0.00480351%</text:p>
      <text:p text:style-name="P61"><text:tab/>98<text:tab/><text:tab/>106.768<text:tab/><text:tab/>106.772<text:tab/><text:tab/>0.00441821%</text:p>
      <text:p text:style-name="P61"><text:tab/>99<text:tab/><text:tab/>106.769<text:tab/><text:tab/>106.773<text:tab/><text:tab/>0.0040634%</text:p>
      <text:p text:style-name="P61"><text:tab/>100<text:tab/><text:tab/>106.77<text:tab/><text:tab/>106.774<text:tab/><text:tab/>0.00373671%</text:p>
      <text:p text:style-name="P61"><text:tab/>101<text:tab/><text:tab/>106.771<text:tab/><text:tab/>106.774<text:tab/><text:tab/>0.00343595%</text:p>
      <text:p text:style-name="P61"><text:tab/>102<text:tab/><text:tab/>106.772<text:tab/><text:tab/>106.775<text:tab/><text:tab/>0.0031591%</text:p>
      <text:p text:style-name="P61"><text:tab/>103<text:tab/><text:tab/>106.772<text:tab/><text:tab/>106.775<text:tab/><text:tab/>0.00290428%</text:p>
      <text:p text:style-name="P61"><text:tab/>104<text:tab/><text:tab/>106.773<text:tab/><text:tab/>106.776<text:tab/><text:tab/>0.00266977%</text:p>
      <text:p text:style-name="P61"><text:tab/>105<text:tab/><text:tab/>106.774<text:tab/><text:tab/>106.776<text:tab/><text:tab/>0.00245398%</text:p>
      <text:p text:style-name="P61"><text:tab/>106<text:tab/><text:tab/>106.774<text:tab/><text:tab/>106.777<text:tab/><text:tab/>0.00225542%</text:p>
      <text:p text:style-name="P61"><text:tab/>107<text:tab/><text:tab/>106.775<text:tab/><text:tab/>106.777<text:tab/><text:tab/>0.00207276%</text:p>
      <text:p text:style-name="P61"><text:tab/>108<text:tab/><text:tab/>106.775<text:tab/><text:tab/>106.777<text:tab/><text:tab/>0.00190472%</text:p>
      <text:p text:style-name="P61"><text:tab/>109<text:tab/><text:tab/>106.776<text:tab/><text:tab/>106.778<text:tab/><text:tab/>0.00175016%</text:p>
      <text:p text:style-name="P61"><text:tab/>110<text:tab/><text:tab/>106.776<text:tab/><text:tab/>106.778<text:tab/><text:tab/>0.00160801%</text:p>
      <text:p text:style-name="P61"><text:tab/>111<text:tab/><text:tab/>106.777<text:tab/><text:tab/>106.778<text:tab/><text:tab/>0.00147729%</text:p>
      <text:p text:style-name="P61"><text:tab/>112<text:tab/><text:tab/>106.777<text:tab/><text:tab/>106.779<text:tab/><text:tab/>0.00135709%</text:p>
      <text:p text:style-name="P61"><text:tab/>113<text:tab/><text:tab/>106.777<text:tab/><text:tab/>106.779<text:tab/><text:tab/>0.00124657%</text:p>
      <text:p text:style-name="P61"><text:tab/>114<text:tab/><text:tab/>106.778<text:tab/><text:tab/>106.779<text:tab/><text:tab/>0.00114496%</text:p>
      <text:p text:style-name="P61"><text:tab/>115<text:tab/><text:tab/>106.778<text:tab/><text:tab/>106.779<text:tab/><text:tab/>0.00105156%</text:p>
      <text:p text:style-name="P61"><text:tab/>116<text:tab/><text:tab/>106.778<text:tab/><text:tab/>106.779<text:tab/><text:tab/>0.000965702%</text:p>
      <text:p text:style-name="P61"><text:tab/>117<text:tab/><text:tab/>106.778<text:tab/><text:tab/>106.779<text:tab/><text:tab/>0.000886792%</text:p>
      <text:p text:style-name="P61"><text:tab/>118<text:tab/><text:tab/>106.779<text:tab/><text:tab/>106.78<text:tab/><text:tab/>0.000814272%</text:p>
      <text:p text:style-name="P61"><text:tab/>119<text:tab/><text:tab/>106.779<text:tab/><text:tab/>106.78<text:tab/><text:tab/>0.000747631%</text:p>
      <text:p text:style-name="P61"><text:tab/>120<text:tab/><text:tab/>106.779<text:tab/><text:tab/>106.78<text:tab/><text:tab/>0.000686396%</text:p>
      <text:p text:style-name="P61"><text:tab/>121<text:tab/><text:tab/>106.779<text:tab/><text:tab/>106.78<text:tab/><text:tab/>0.000630134%</text:p>
      <text:p text:style-name="P61"><text:tab/>122<text:tab/><text:tab/>106.779<text:tab/><text:tab/>106.78<text:tab/><text:tab/>0.000578445%</text:p>
      <text:p text:style-name="P61"><text:tab/>123<text:tab/><text:tab/>106.779<text:tab/><text:tab/>106.78<text:tab/><text:tab/>0.000530961%</text:p>
      <text:p text:style-name="P61"><text:tab/>124<text:tab/><text:tab/>106.78<text:tab/><text:tab/>106.78<text:tab/><text:tab/>0.000487344%</text:p>
      <text:p text:style-name="P61"><text:tab/>125<text:tab/><text:tab/>106.78<text:tab/><text:tab/>106.78<text:tab/><text:tab/>0.000447282%</text:p>
      <text:p text:style-name="P61"><text:tab/>126<text:tab/><text:tab/>106.78<text:tab/><text:tab/>106.78<text:tab/><text:tab/>0.000410487%</text:p>
      <text:p text:style-name="P61"><text:tab/>127<text:tab/><text:tab/>106.78<text:tab/><text:tab/>106.78<text:tab/><text:tab/>0.000376696%</text:p>
      <text:p text:style-name="P61"><text:tab/>128<text:tab/><text:tab/>106.78<text:tab/><text:tab/>106.78<text:tab/><text:tab/>0.000345666%</text:p>
      <text:p text:style-name="P61"><text:tab/>129<text:tab/><text:tab/>106.78<text:tab/><text:tab/>106.78<text:tab/><text:tab/>0.000317173%</text:p>
      <text:p text:style-name="P61"><text:tab/>130<text:tab/><text:tab/>106.78<text:tab/><text:tab/>106.78<text:tab/><text:tab/>0.000291012%</text:p>
      <text:p text:style-name="P61"><text:tab/>131<text:tab/><text:tab/>106.78<text:tab/><text:tab/>106.78<text:tab/><text:tab/>0.000266993%</text:p>
      <text:p text:style-name="P61"><text:tab/>132<text:tab/><text:tab/>106.78<text:tab/><text:tab/>106.78<text:tab/><text:tab/>0.000244943%</text:p>
      <text:p text:style-name="P61"><text:soft-page-break/><text:tab/>133<text:tab/><text:tab/>106.78<text:tab/><text:tab/>106.781<text:tab/><text:tab/>0.000224702%</text:p>
      <text:p text:style-name="P61"><text:tab/>134<text:tab/><text:tab/>106.78<text:tab/><text:tab/>106.781<text:tab/><text:tab/>0.000206121%</text:p>
      <text:p text:style-name="P61"><text:tab/>135<text:tab/><text:tab/>106.78<text:tab/><text:tab/>106.781<text:tab/><text:tab/>0.000189067%</text:p>
      <text:p text:style-name="P61"><text:tab/>136<text:tab/><text:tab/>106.78<text:tab/><text:tab/>106.781<text:tab/><text:tab/>0.000173415%</text:p>
      <text:p text:style-name="P61"><text:tab/>137<text:tab/><text:tab/>106.78<text:tab/><text:tab/>106.781<text:tab/><text:tab/>0.00015905%</text:p>
      <text:p text:style-name="P61"><text:tab/>138<text:tab/><text:tab/>106.78<text:tab/><text:tab/>106.781<text:tab/><text:tab/>0.000145868%</text:p>
      <text:p text:style-name="P61"><text:tab/>139<text:tab/><text:tab/>106.78<text:tab/><text:tab/>106.781<text:tab/><text:tab/>0.000133771%</text:p>
      <text:p text:style-name="P61"><text:tab/>140<text:tab/><text:tab/>106.781<text:tab/><text:tab/>106.781<text:tab/><text:tab/>0.000122672%</text:p>
      <text:p text:style-name="P61"><text:tab/>141<text:tab/><text:tab/>106.781<text:tab/><text:tab/>106.781<text:tab/><text:tab/>0.000112488%</text:p>
      <text:p text:style-name="P61"><text:tab/>142<text:tab/><text:tab/>106.781<text:tab/><text:tab/>106.781<text:tab/><text:tab/>0.000103144%</text:p>
      <text:p text:style-name="P61"><text:tab/>143<text:tab/><text:tab/>106.781<text:tab/><text:tab/>106.781<text:tab/><text:tab/>9.45717e-05%</text:p>
      <text:p text:style-name="P61"><text:tab/>144<text:tab/><text:tab/>106.781<text:tab/><text:tab/>106.781<text:tab/><text:tab/>8.67079e-05%</text:p>
      <text:p text:style-name="P61"><text:tab/>145<text:tab/><text:tab/>106.781<text:tab/><text:tab/>106.781<text:tab/><text:tab/>7.94943e-05%</text:p>
      <text:p text:style-name="P61"><text:tab/>146<text:tab/><text:tab/>106.781<text:tab/><text:tab/>106.781<text:tab/><text:tab/>7.28775e-05%</text:p>
      <text:p text:style-name="P61"><text:tab/>147<text:tab/><text:tab/>106.781<text:tab/><text:tab/>106.781<text:tab/><text:tab/>6.68084e-05%</text:p>
      <text:p text:style-name="P61"><text:tab/>148<text:tab/><text:tab/>106.781<text:tab/><text:tab/>106.781<text:tab/><text:tab/>6.1242e-05%</text:p>
      <text:p text:style-name="P61"><text:tab/>149<text:tab/><text:tab/>106.781<text:tab/><text:tab/>106.781<text:tab/><text:tab/>5.61369e-05%</text:p>
      <text:p text:style-name="P61"><text:tab/>150<text:tab/><text:tab/>106.781<text:tab/><text:tab/>106.781<text:tab/><text:tab/>5.14552e-05%</text:p>
      <text:p text:style-name="P61"><text:tab/>151<text:tab/><text:tab/>106.781<text:tab/><text:tab/>106.781<text:tab/><text:tab/>4.71618e-05%</text:p>
      <text:p text:style-name="P61"><text:tab/>152<text:tab/><text:tab/>106.781<text:tab/><text:tab/>106.781<text:tab/><text:tab/>4.32249e-05%</text:p>
      <text:p text:style-name="P61"><text:tab/>153<text:tab/><text:tab/>106.781<text:tab/><text:tab/>106.781<text:tab/><text:tab/>3.9615e-05%</text:p>
      <text:p text:style-name="P61"><text:tab/>154<text:tab/><text:tab/>106.781<text:tab/><text:tab/>106.781<text:tab/><text:tab/>3.63051e-05%</text:p>
      <text:p text:style-name="P61"><text:tab/>155<text:tab/><text:tab/>106.781<text:tab/><text:tab/>106.781<text:tab/><text:tab/>3.32703e-05%</text:p>
      <text:p text:style-name="P61"><text:tab/>156<text:tab/><text:tab/>106.781<text:tab/><text:tab/>106.781<text:tab/><text:tab/>3.0488e-05%</text:p>
      <text:p text:style-name="P61"><text:tab/>157<text:tab/><text:tab/>106.781<text:tab/><text:tab/>106.781<text:tab/><text:tab/>2.79373e-05%</text:p>
      <text:p text:style-name="P61"><text:tab/>158<text:tab/><text:tab/>106.781<text:tab/><text:tab/>106.781<text:tab/><text:tab/>2.5599e-05%</text:p>
      <text:p text:style-name="P61"><text:tab/>159<text:tab/><text:tab/>106.781<text:tab/><text:tab/>106.781<text:tab/><text:tab/>2.34555e-05%</text:p>
      <text:p text:style-name="P61"><text:tab/>160<text:tab/><text:tab/>106.781<text:tab/><text:tab/>106.781<text:tab/><text:tab/>2.14907e-05%</text:p>
      <text:p text:style-name="P61"><text:tab/>161<text:tab/><text:tab/>106.781<text:tab/><text:tab/>106.781<text:tab/><text:tab/>1.96897e-05%</text:p>
      <text:p text:style-name="P61"><text:tab/>162<text:tab/><text:tab/>106.781<text:tab/><text:tab/>106.781<text:tab/><text:tab/>1.8039e-05%</text:p>
      <text:p text:style-name="P61"><text:tab/>163<text:tab/><text:tab/>106.781<text:tab/><text:tab/>106.781<text:tab/><text:tab/>1.65261e-05%</text:p>
      <text:p text:style-name="P61"><text:tab/>164<text:tab/><text:tab/>106.781<text:tab/><text:tab/>106.781<text:tab/><text:tab/>1.51395e-05%</text:p>
      <text:p text:style-name="P61"><text:tab/>165<text:tab/><text:tab/>106.781<text:tab/><text:tab/>106.781<text:tab/><text:tab/>1.38688e-05%</text:p>
      <text:p text:style-name="P61"><text:tab/>166<text:tab/><text:tab/>106.781<text:tab/><text:tab/>106.781<text:tab/><text:tab/>1.27042e-05%</text:p>
      <text:p text:style-name="P61"><text:tab/>167<text:tab/><text:tab/>106.781<text:tab/><text:tab/>106.781<text:tab/><text:tab/>1.16371e-05%</text:p>
      <text:p text:style-name="P61"><text:tab/>168<text:tab/><text:tab/>106.781<text:tab/><text:tab/>106.781<text:tab/><text:tab/>1.06592e-05%</text:p>
      <text:p text:style-name="P61"><text:tab/>169<text:tab/><text:tab/>106.781<text:tab/><text:tab/>106.781<text:tab/><text:tab/>9.76319e-06%</text:p>
      <text:p text:style-name="P61"><text:tab/>170<text:tab/><text:tab/>106.781<text:tab/><text:tab/>106.781<text:tab/><text:tab/>8.94219e-06%</text:p>
      <text:p text:style-name="P38"/>
      <text:p text:style-name="P38"><text:tab/><text:span text:style-name="T10">Son necesarios 170 pasos para llegar a una velocidad constante.</text:span></text:p>
      <text:p text:style-name="P38"/>
      <text:p text:style-name="P53">Emple<text:span text:style-name="T8">amos</text:span> un tamaño de paso de <text:span text:style-name="T9">0.5</text:span> s para el cálculo…</text:p>
      <text:p text:style-name="P53"><text:tab/></text:p>
      <text:p text:style-name="P53"><text:tab/><text:span text:style-name="T7">tiempo<text:tab/><text:tab/>Vanalítico<text:tab/><text:tab/>Vaproximado<text:tab/><text:tab/>Error porcentual</text:span></text:p>
      <text:p text:style-name="P78"/>
      <text:p text:style-name="P62"><text:tab/>0<text:tab/><text:tab/>0<text:tab/><text:tab/>0<text:tab/><text:tab/>0%</text:p>
      <text:p text:style-name="P62"><text:tab/>0.5<text:tab/><text:tab/>4.7892<text:tab/><text:tab/>4.9<text:tab/><text:tab/>2.31197%</text:p>
      <text:p text:style-name="P62"><text:tab/>1<text:tab/><text:tab/>9.3637<text:tab/><text:tab/>9.5751<text:tab/><text:tab/>2.2577%</text:p>
      <text:p text:style-name="P62"><text:tab/>1.5<text:tab/><text:tab/>13.733<text:tab/><text:tab/>14.0357<text:tab/><text:tab/>2.20433%</text:p>
      <text:p text:style-name="P62"><text:tab/>2<text:tab/><text:tab/>17.9063<text:tab/><text:tab/>18.2916<text:tab/><text:tab/>2.15184%</text:p>
      <text:p text:style-name="P62"><text:tab/>2.5<text:tab/><text:tab/>21.8925<text:tab/><text:tab/>22.3523<text:tab/><text:tab/>2.10023%</text:p>
      <text:p text:style-name="P62"><text:tab/>3<text:tab/><text:tab/>25.6998<text:tab/><text:tab/>26.2265<text:tab/><text:tab/>2.0495%</text:p>
      <text:p text:style-name="P62"><text:soft-page-break/><text:tab/>3.5<text:tab/><text:tab/>29.3364<text:tab/><text:tab/>29.923<text:tab/><text:tab/>1.99964%</text:p>
      <text:p text:style-name="P62"><text:tab/>4<text:tab/><text:tab/>32.8099<text:tab/><text:tab/>33.4499<text:tab/><text:tab/>1.95066%</text:p>
      <text:p text:style-name="P62"><text:tab/>4.5<text:tab/><text:tab/>36.1276<text:tab/><text:tab/>36.815<text:tab/><text:tab/>1.90255%</text:p>
      <text:p text:style-name="P62"><text:tab/>5<text:tab/><text:tab/>39.2965<text:tab/><text:tab/>40.0256<text:tab/><text:tab/>1.8553%</text:p>
      <text:p text:style-name="P62"><text:tab/>5.5<text:tab/><text:tab/>42.3233<text:tab/><text:tab/>43.0889<text:tab/><text:tab/>1.80891%</text:p>
      <text:p text:style-name="P62"><text:tab/>6<text:tab/><text:tab/>45.2143<text:tab/><text:tab/>46.0116<text:tab/><text:tab/>1.76338%</text:p>
      <text:p text:style-name="P62"><text:tab/>6.5<text:tab/><text:tab/>47.9756<text:tab/><text:tab/>48.8002<text:tab/><text:tab/>1.71869%</text:p>
      <text:p text:style-name="P62"><text:tab/>7<text:tab/><text:tab/>50.6131<text:tab/><text:tab/>51.4608<text:tab/><text:tab/>1.67485%</text:p>
      <text:p text:style-name="P62"><text:tab/>7.5<text:tab/><text:tab/>53.1323<text:tab/><text:tab/>53.9994<text:tab/><text:tab/>1.63184%</text:p>
      <text:p text:style-name="P62"><text:tab/>8<text:tab/><text:tab/>55.5385<text:tab/><text:tab/>56.4214<text:tab/><text:tab/>1.58967%</text:p>
      <text:p text:style-name="P62"><text:tab/>8.5<text:tab/><text:tab/>57.8368<text:tab/><text:tab/>58.7323<text:tab/><text:tab/>1.54833%</text:p>
      <text:p text:style-name="P62"><text:tab/>9<text:tab/><text:tab/>60.032<text:tab/><text:tab/>60.9372<text:tab/><text:tab/>1.5078%</text:p>
      <text:p text:style-name="P62"><text:tab/>9.5<text:tab/><text:tab/>62.1288<text:tab/><text:tab/>63.0409<text:tab/><text:tab/>1.46808%</text:p>
      <text:p text:style-name="P62"><text:tab/>10<text:tab/><text:tab/>64.1315<text:tab/><text:tab/>65.048<text:tab/><text:tab/>1.42917%</text:p>
      <text:p text:style-name="P62"><text:tab/>10.5<text:tab/><text:tab/>66.0444<text:tab/><text:tab/>66.9631<text:tab/><text:tab/>1.39106%</text:p>
      <text:p text:style-name="P62"><text:tab/>11<text:tab/><text:tab/>67.8715<text:tab/><text:tab/>68.7902<text:tab/><text:tab/>1.35373%</text:p>
      <text:p text:style-name="P62"><text:tab/>11.5<text:tab/><text:tab/>69.6166<text:tab/><text:tab/>70.5336<text:tab/><text:tab/>1.31719%</text:p>
      <text:p text:style-name="P62"><text:tab/>12<text:tab/><text:tab/>71.2835<text:tab/><text:tab/>72.1969<text:tab/><text:tab/>1.28142%</text:p>
      <text:p text:style-name="P62"><text:tab/>12.5<text:tab/><text:tab/>72.8756<text:tab/><text:tab/>73.7839<text:tab/><text:tab/>1.24642%</text:p>
      <text:p text:style-name="P62"><text:tab/>13<text:tab/><text:tab/>74.3963<text:tab/><text:tab/>75.2981<text:tab/><text:tab/>1.21217%</text:p>
      <text:p text:style-name="P62"><text:tab/>13.5<text:tab/><text:tab/>75.8487<text:tab/><text:tab/>76.7428<text:tab/><text:tab/>1.17867%</text:p>
      <text:p text:style-name="P62"><text:tab/>14<text:tab/><text:tab/>77.2361<text:tab/><text:tab/>78.1212<text:tab/><text:tab/>1.14591%</text:p>
      <text:p text:style-name="P62"><text:tab/>14.5<text:tab/><text:tab/>78.5612<text:tab/><text:tab/>79.4363<text:tab/><text:tab/>1.11388%</text:p>
      <text:p text:style-name="P62"><text:tab/>15<text:tab/><text:tab/>79.8269<text:tab/><text:tab/>80.6911<text:tab/><text:tab/>1.08258%</text:p>
      <text:p text:style-name="P62"><text:tab/>15.5<text:tab/><text:tab/>81.0358<text:tab/><text:tab/>81.8883<text:tab/><text:tab/>1.05198%</text:p>
      <text:p text:style-name="P62"><text:tab/>16<text:tab/><text:tab/>82.1905<text:tab/><text:tab/>83.0306<text:tab/><text:tab/>1.02209%</text:p>
      <text:p text:style-name="P62"><text:tab/>16.5<text:tab/><text:tab/>83.2934<text:tab/><text:tab/>84.1204<text:tab/><text:tab/>0.992885%</text:p>
      <text:p text:style-name="P62"><text:tab/>17<text:tab/><text:tab/>84.3469<text:tab/><text:tab/>85.1603<text:tab/><text:tab/>0.964367%</text:p>
      <text:p text:style-name="P62"><text:tab/>17.5<text:tab/><text:tab/>85.3531<text:tab/><text:tab/>86.1524<text:tab/><text:tab/>0.936522%</text:p>
      <text:p text:style-name="P62"><text:tab/>18<text:tab/><text:tab/>86.3141<text:tab/><text:tab/>87.099<text:tab/><text:tab/>0.90934%</text:p>
      <text:p text:style-name="P62"><text:tab/>18.5<text:tab/><text:tab/>87.2321<text:tab/><text:tab/>88.0022<text:tab/><text:tab/>0.882811%</text:p>
      <text:p text:style-name="P62"><text:tab/>19<text:tab/><text:tab/>88.1089<text:tab/><text:tab/>88.8639<text:tab/><text:tab/>0.856925%</text:p>
      <text:p text:style-name="P62"><text:tab/>19.5<text:tab/><text:tab/>88.9463<text:tab/><text:tab/>89.6861<text:tab/><text:tab/>0.831672%</text:p>
      <text:p text:style-name="P62"><text:tab/>20<text:tab/><text:tab/>89.7462<text:tab/><text:tab/>90.4705<text:tab/><text:tab/>0.807042%</text:p>
      <text:p text:style-name="P62"><text:tab/>20.5<text:tab/><text:tab/>90.5103<text:tab/><text:tab/>91.219<text:tab/><text:tab/>0.783024%</text:p>
      <text:p text:style-name="P62"><text:tab/>……<text:tab/><text:tab/>……<text:tab/><text:tab/><text:tab/>….<text:tab/><text:tab/><text:tab/>…..</text:p>
      <text:p text:style-name="P63"><text:tab/>114.5<text:tab/><text:tab/>106.778<text:tab/><text:tab/>106.779<text:tab/><text:tab/>0.000601334%</text:p>
      <text:p text:style-name="P63"><text:tab/>115<text:tab/><text:tab/>106.778<text:tab/><text:tab/>106.779<text:tab/><text:tab/>0.00057657%</text:p>
      <text:p text:style-name="P63"><text:tab/>115.5<text:tab/><text:tab/>106.778<text:tab/><text:tab/>106.779<text:tab/><text:tab/>0.000552816%</text:p>
      <text:p text:style-name="P63"><text:tab/>116<text:tab/><text:tab/>106.778<text:tab/><text:tab/>106.779<text:tab/><text:tab/>0.000530031%</text:p>
      <text:p text:style-name="P63"><text:tab/>116.5<text:tab/><text:tab/>106.778<text:tab/><text:tab/>106.779<text:tab/><text:tab/>0.000508176%</text:p>
      <text:p text:style-name="P63"><text:tab/>117<text:tab/><text:tab/>106.778<text:tab/><text:tab/>106.779<text:tab/><text:tab/>0.000487212%</text:p>
      <text:p text:style-name="P63"><text:tab/>117.5<text:tab/><text:tab/>106.779<text:tab/><text:tab/>106.779<text:tab/><text:tab/>0.000467105%</text:p>
      <text:p text:style-name="P63"><text:tab/>118<text:tab/><text:tab/>106.779<text:tab/><text:tab/>106.779<text:tab/><text:tab/>0.00044782%</text:p>
      <text:p text:style-name="P63"><text:tab/>118.5<text:tab/><text:tab/>106.779<text:tab/><text:tab/>106.779<text:tab/><text:tab/>0.000429324%</text:p>
      <text:p text:style-name="P63"><text:tab/>119<text:tab/><text:tab/>106.779<text:tab/><text:tab/>106.779<text:tab/><text:tab/>0.000411584%</text:p>
      <text:p text:style-name="P63"><text:tab/>119.5<text:tab/><text:tab/>106.779<text:tab/><text:tab/>106.779<text:tab/><text:tab/>0.00039457%</text:p>
      <text:p text:style-name="P63"><text:tab/>120<text:tab/><text:tab/>106.779<text:tab/><text:tab/>106.779<text:tab/><text:tab/>0.000378253%</text:p>
      <text:p text:style-name="P63"><text:tab/>120.5<text:tab/><text:tab/>106.779<text:tab/><text:tab/>106.78<text:tab/><text:tab/>0.000362604%</text:p>
      <text:p text:style-name="P63"><text:tab/>121<text:tab/><text:tab/>106.779<text:tab/><text:tab/>106.78<text:tab/><text:tab/>0.000347597%</text:p>
      <text:p text:style-name="P63"><text:tab/>121.5<text:tab/><text:tab/>106.779<text:tab/><text:tab/>106.78<text:tab/><text:tab/>0.000333206%</text:p>
      <text:p text:style-name="P63"><text:tab/>122<text:tab/><text:tab/>106.779<text:tab/><text:tab/>106.78<text:tab/><text:tab/>0.000319405%</text:p>
      <text:p text:style-name="P63"><text:soft-page-break/><text:tab/>122.5<text:tab/><text:tab/>106.779<text:tab/><text:tab/>106.78<text:tab/><text:tab/>0.00030617%</text:p>
      <text:p text:style-name="P63"><text:tab/>123<text:tab/><text:tab/>106.779<text:tab/><text:tab/>106.78<text:tab/><text:tab/>0.000293479%</text:p>
      <text:p text:style-name="P63"><text:tab/>123.5<text:tab/><text:tab/>106.78<text:tab/><text:tab/>106.78<text:tab/><text:tab/>0.000281309%</text:p>
      <text:p text:style-name="P63"><text:tab/>124<text:tab/><text:tab/>106.78<text:tab/><text:tab/>106.78<text:tab/><text:tab/>0.00026964%</text:p>
      <text:p text:style-name="P63"><text:tab/>124.5<text:tab/><text:tab/>106.78<text:tab/><text:tab/>106.78<text:tab/><text:tab/>0.00025845%</text:p>
      <text:p text:style-name="P63"><text:tab/>125<text:tab/><text:tab/>106.78<text:tab/><text:tab/>106.78<text:tab/><text:tab/>0.000247721%</text:p>
      <text:p text:style-name="P63"><text:tab/>125.5<text:tab/><text:tab/>106.78<text:tab/><text:tab/>106.78<text:tab/><text:tab/>0.000237434%</text:p>
      <text:p text:style-name="P63"><text:tab/>126<text:tab/><text:tab/>106.78<text:tab/><text:tab/>106.78<text:tab/><text:tab/>0.00022757%</text:p>
      <text:p text:style-name="P63"><text:tab/>126.5<text:tab/><text:tab/>106.78<text:tab/><text:tab/>106.78<text:tab/><text:tab/>0.000218113%</text:p>
      <text:p text:style-name="P63"><text:tab/>127<text:tab/><text:tab/>106.78<text:tab/><text:tab/>106.78<text:tab/><text:tab/>0.000209045%</text:p>
      <text:p text:style-name="P63"><text:tab/>127.5<text:tab/><text:tab/>106.78<text:tab/><text:tab/>106.78<text:tab/><text:tab/>0.000200351%</text:p>
      <text:p text:style-name="P63"><text:tab/>128<text:tab/><text:tab/>106.78<text:tab/><text:tab/>106.78<text:tab/><text:tab/>0.000192016%</text:p>
      <text:p text:style-name="P63"><text:tab/>128.5<text:tab/><text:tab/>106.78<text:tab/><text:tab/>106.78<text:tab/><text:tab/>0.000184025%</text:p>
      <text:p text:style-name="P63"><text:tab/>129<text:tab/><text:tab/>106.78<text:tab/><text:tab/>106.78<text:tab/><text:tab/>0.000176364%</text:p>
      <text:p text:style-name="P63"><text:tab/>129.5<text:tab/><text:tab/>106.78<text:tab/><text:tab/>106.78<text:tab/><text:tab/>0.000169019%</text:p>
      <text:p text:style-name="P63"><text:tab/>130<text:tab/><text:tab/>106.78<text:tab/><text:tab/>106.78<text:tab/><text:tab/>0.000161977%</text:p>
      <text:p text:style-name="P63"><text:tab/>130.5<text:tab/><text:tab/>106.78<text:tab/><text:tab/>106.78<text:tab/><text:tab/>0.000155227%</text:p>
      <text:p text:style-name="P63"><text:tab/>131<text:tab/><text:tab/>106.78<text:tab/><text:tab/>106.78<text:tab/><text:tab/>0.000148756%</text:p>
      <text:p text:style-name="P63"><text:tab/>131.5<text:tab/><text:tab/>106.78<text:tab/><text:tab/>106.78<text:tab/><text:tab/>0.000142553%</text:p>
      <text:p text:style-name="P63"><text:tab/>132<text:tab/><text:tab/>106.78<text:tab/><text:tab/>106.78<text:tab/><text:tab/>0.000136606%</text:p>
      <text:p text:style-name="P63"><text:tab/>132.5<text:tab/><text:tab/>106.78<text:tab/><text:tab/>106.78<text:tab/><text:tab/>0.000130905%</text:p>
      <text:p text:style-name="P63"><text:tab/>133<text:tab/><text:tab/>106.78<text:tab/><text:tab/>106.78<text:tab/><text:tab/>0.000125441%</text:p>
      <text:p text:style-name="P63"><text:tab/>133.5<text:tab/><text:tab/>106.78<text:tab/><text:tab/>106.78<text:tab/><text:tab/>0.000120203%</text:p>
      <text:p text:style-name="P63"><text:tab/>134<text:tab/><text:tab/>106.78<text:tab/><text:tab/>106.78<text:tab/><text:tab/>0.000115182%</text:p>
      <text:p text:style-name="P63"><text:tab/>134.5<text:tab/><text:tab/>106.78<text:tab/><text:tab/>106.78<text:tab/><text:tab/>0.00011037%</text:p>
      <text:p text:style-name="P63"><text:tab/>135<text:tab/><text:tab/>106.78<text:tab/><text:tab/>106.78<text:tab/><text:tab/>0.000105757%</text:p>
      <text:p text:style-name="P63"><text:tab/>135.5<text:tab/><text:tab/>106.78<text:tab/><text:tab/>106.78<text:tab/><text:tab/>0.000101335%</text:p>
      <text:p text:style-name="P63"><text:tab/>136<text:tab/><text:tab/>106.78<text:tab/><text:tab/>106.781<text:tab/><text:tab/>9.70969e-05%</text:p>
      <text:p text:style-name="P63"><text:tab/>136.5<text:tab/><text:tab/>106.78<text:tab/><text:tab/>106.781<text:tab/><text:tab/>9.30349e-05%</text:p>
      <text:p text:style-name="P63"><text:tab/>137<text:tab/><text:tab/>106.78<text:tab/><text:tab/>106.781<text:tab/><text:tab/>8.91416e-05%</text:p>
      <text:p text:style-name="P63"><text:tab/>137.5<text:tab/><text:tab/>106.78<text:tab/><text:tab/>106.781<text:tab/><text:tab/>8.54101e-05%</text:p>
      <text:p text:style-name="P63"><text:tab/>138<text:tab/><text:tab/>106.78<text:tab/><text:tab/>106.781<text:tab/><text:tab/>8.18337e-05%</text:p>
      <text:p text:style-name="P63"><text:tab/>138.5<text:tab/><text:tab/>106.78<text:tab/><text:tab/>106.781<text:tab/><text:tab/>7.84061e-05%</text:p>
      <text:p text:style-name="P63"><text:tab/>139<text:tab/><text:tab/>106.78<text:tab/><text:tab/>106.781<text:tab/><text:tab/>7.5121e-05%</text:p>
      <text:p text:style-name="P63"><text:tab/>139.5<text:tab/><text:tab/>106.781<text:tab/><text:tab/>106.781<text:tab/><text:tab/>7.19727e-05%</text:p>
      <text:p text:style-name="P63"><text:tab/>140<text:tab/><text:tab/>106.781<text:tab/><text:tab/>106.781<text:tab/><text:tab/>6.89554e-05%</text:p>
      <text:p text:style-name="P63"><text:tab/>140.5<text:tab/><text:tab/>106.781<text:tab/><text:tab/>106.781<text:tab/><text:tab/>6.60638e-05%</text:p>
      <text:p text:style-name="P63"><text:tab/>141<text:tab/><text:tab/>106.781<text:tab/><text:tab/>106.781<text:tab/><text:tab/>6.32927e-05%</text:p>
      <text:p text:style-name="P63"><text:tab/>141.5<text:tab/><text:tab/>106.781<text:tab/><text:tab/>106.781<text:tab/><text:tab/>6.0637e-05%</text:p>
      <text:p text:style-name="P63"><text:tab/>142<text:tab/><text:tab/>106.781<text:tab/><text:tab/>106.781<text:tab/><text:tab/>5.80921e-05%</text:p>
      <text:p text:style-name="P63"><text:tab/>142.5<text:tab/><text:tab/>106.781<text:tab/><text:tab/>106.781<text:tab/><text:tab/>5.56533e-05%</text:p>
      <text:p text:style-name="P63"><text:tab/>143<text:tab/><text:tab/>106.781<text:tab/><text:tab/>106.781<text:tab/><text:tab/>5.33162e-05%</text:p>
      <text:p text:style-name="P63"><text:tab/>143.5<text:tab/><text:tab/>106.781<text:tab/><text:tab/>106.781<text:tab/><text:tab/>5.10766e-05%</text:p>
      <text:p text:style-name="P63"><text:tab/>144<text:tab/><text:tab/>106.781<text:tab/><text:tab/>106.781<text:tab/><text:tab/>4.89305e-05%</text:p>
      <text:p text:style-name="P63"><text:tab/>144.5<text:tab/><text:tab/>106.781<text:tab/><text:tab/>106.781<text:tab/><text:tab/>4.68741e-05%</text:p>
      <text:p text:style-name="P63"><text:tab/>145<text:tab/><text:tab/>106.781<text:tab/><text:tab/>106.781<text:tab/><text:tab/>4.49035e-05%</text:p>
      <text:p text:style-name="P63"><text:tab/>145.5<text:tab/><text:tab/>106.781<text:tab/><text:tab/>106.781<text:tab/><text:tab/>4.30153e-05%</text:p>
      <text:p text:style-name="P63"><text:tab/>146<text:tab/><text:tab/>106.781<text:tab/><text:tab/>106.781<text:tab/><text:tab/>4.12059e-05%</text:p>
      <text:p text:style-name="P63"><text:tab/>146.5<text:tab/><text:tab/>106.781<text:tab/><text:tab/>106.781<text:tab/><text:tab/>3.94723e-05%</text:p>
      <text:p text:style-name="P63"><text:tab/>147<text:tab/><text:tab/>106.781<text:tab/><text:tab/>106.781<text:tab/><text:tab/>3.78111e-05%</text:p>
      <text:p text:style-name="P63"><text:tab/>147.5<text:tab/><text:tab/>106.781<text:tab/><text:tab/>106.781<text:tab/><text:tab/>3.62194e-05%</text:p>
      <text:p text:style-name="P63"><text:tab/>148<text:tab/><text:tab/>106.781<text:tab/><text:tab/>106.781<text:tab/><text:tab/>3.46944e-05%</text:p>
      <text:p text:style-name="P63"><text:soft-page-break/><text:tab/>148.5<text:tab/><text:tab/>106.781<text:tab/><text:tab/>106.781<text:tab/><text:tab/>3.32331e-05%</text:p>
      <text:p text:style-name="P63"><text:tab/>149<text:tab/><text:tab/>106.781<text:tab/><text:tab/>106.781<text:tab/><text:tab/>3.18331e-05%</text:p>
      <text:p text:style-name="P63"><text:tab/>149.5<text:tab/><text:tab/>106.781<text:tab/><text:tab/>106.781<text:tab/><text:tab/>3.04917e-05%</text:p>
      <text:p text:style-name="P63"><text:tab/>150<text:tab/><text:tab/>106.781<text:tab/><text:tab/>106.781<text:tab/><text:tab/>2.92065e-05%</text:p>
      <text:p text:style-name="P63"><text:tab/>150.5<text:tab/><text:tab/>106.781<text:tab/><text:tab/>106.781<text:tab/><text:tab/>2.79751e-05%</text:p>
      <text:p text:style-name="P63"><text:tab/>151<text:tab/><text:tab/>106.781<text:tab/><text:tab/>106.781<text:tab/><text:tab/>2.67954e-05%</text:p>
      <text:p text:style-name="P63"><text:tab/>151.5<text:tab/><text:tab/>106.781<text:tab/><text:tab/>106.781<text:tab/><text:tab/>2.56652e-05%</text:p>
      <text:p text:style-name="P63"><text:tab/>152<text:tab/><text:tab/>106.781<text:tab/><text:tab/>106.781<text:tab/><text:tab/>2.45823e-05%</text:p>
      <text:p text:style-name="P63"><text:tab/>152.5<text:tab/><text:tab/>106.781<text:tab/><text:tab/>106.781<text:tab/><text:tab/>2.35449e-05%</text:p>
      <text:p text:style-name="P63"><text:tab/>153<text:tab/><text:tab/>106.781<text:tab/><text:tab/>106.781<text:tab/><text:tab/>2.25511e-05%</text:p>
      <text:p text:style-name="P63"><text:tab/>153.5<text:tab/><text:tab/>106.781<text:tab/><text:tab/>106.781<text:tab/><text:tab/>2.15989e-05%</text:p>
      <text:p text:style-name="P63"><text:tab/>154<text:tab/><text:tab/>106.781<text:tab/><text:tab/>106.781<text:tab/><text:tab/>2.06868e-05%</text:p>
      <text:p text:style-name="P63"><text:tab/>154.5<text:tab/><text:tab/>106.781<text:tab/><text:tab/>106.781<text:tab/><text:tab/>1.98129e-05%</text:p>
      <text:p text:style-name="P63"><text:tab/>155<text:tab/><text:tab/>106.781<text:tab/><text:tab/>106.781<text:tab/><text:tab/>1.89758e-05%</text:p>
      <text:p text:style-name="P63"><text:tab/>155.5<text:tab/><text:tab/>106.781<text:tab/><text:tab/>106.781<text:tab/><text:tab/>1.81739e-05%</text:p>
      <text:p text:style-name="P63"><text:tab/>156<text:tab/><text:tab/>106.781<text:tab/><text:tab/>106.781<text:tab/><text:tab/>1.74056e-05%</text:p>
      <text:p text:style-name="P63"><text:tab/>156.5<text:tab/><text:tab/>106.781<text:tab/><text:tab/>106.781<text:tab/><text:tab/>1.66697e-05%</text:p>
      <text:p text:style-name="P63"><text:tab/>157<text:tab/><text:tab/>106.781<text:tab/><text:tab/>106.781<text:tab/><text:tab/>1.59647e-05%</text:p>
      <text:p text:style-name="P63"><text:tab/>157.5<text:tab/><text:tab/>106.781<text:tab/><text:tab/>106.781<text:tab/><text:tab/>1.52894e-05%</text:p>
      <text:p text:style-name="P63"><text:tab/>158<text:tab/><text:tab/>106.781<text:tab/><text:tab/>106.781<text:tab/><text:tab/>1.46425e-05%</text:p>
      <text:p text:style-name="P63"><text:tab/>158.5<text:tab/><text:tab/>106.781<text:tab/><text:tab/>106.781<text:tab/><text:tab/>1.40229e-05%</text:p>
      <text:p text:style-name="P63"><text:tab/>159<text:tab/><text:tab/>106.781<text:tab/><text:tab/>106.781<text:tab/><text:tab/>1.34293e-05%</text:p>
      <text:p text:style-name="P63"><text:tab/>159.5<text:tab/><text:tab/>106.781<text:tab/><text:tab/>106.781<text:tab/><text:tab/>1.28607e-05%</text:p>
      <text:p text:style-name="P63"><text:tab/>160<text:tab/><text:tab/>106.781<text:tab/><text:tab/>106.781<text:tab/><text:tab/>1.23161e-05%</text:p>
      <text:p text:style-name="P63"><text:tab/>160.5<text:tab/><text:tab/>106.781<text:tab/><text:tab/>106.781<text:tab/><text:tab/>1.17944e-05%</text:p>
      <text:p text:style-name="P63"><text:tab/>161<text:tab/><text:tab/>106.781<text:tab/><text:tab/>106.781<text:tab/><text:tab/>1.12947e-05%</text:p>
      <text:p text:style-name="P63"><text:tab/>161.5<text:tab/><text:tab/>106.781<text:tab/><text:tab/>106.781<text:tab/><text:tab/>1.08161e-05%</text:p>
      <text:p text:style-name="P63"><text:tab/>162<text:tab/><text:tab/>106.781<text:tab/><text:tab/>106.781<text:tab/><text:tab/>1.03577e-05%</text:p>
      <text:p text:style-name="P63"><text:tab/>162.5<text:tab/><text:tab/>106.781<text:tab/><text:tab/>106.781<text:tab/><text:tab/>9.9186e-06%</text:p>
      <text:p text:style-name="P63"><text:tab/>163<text:tab/><text:tab/>106.781<text:tab/><text:tab/>106.781<text:tab/><text:tab/>9.49803e-06%</text:p>
      <text:p text:style-name="P63"><text:tab/>163.5<text:tab/><text:tab/>106.781<text:tab/><text:tab/>106.781<text:tab/><text:tab/>9.09521e-06%</text:p>
      <text:p text:style-name="P38"/>
      <text:p text:style-name="P38"><text:tab/><text:span text:style-name="T10">Son necesarios 327 pasos para llegar a una velocidad constante.</text:span></text:p>
      <text:p text:style-name="P38"/>
      <text:p text:style-name="P38"/>
      <text:p text:style-name="P53">Emple<text:span text:style-name="T8">amos</text:span> un tamaño de paso de <text:span text:style-name="T9">0.1</text:span> s para el cálculo…</text:p>
      <text:p text:style-name="P53"><text:tab/></text:p>
      <text:p text:style-name="P49"><text:span text:style-name="T10"><text:tab/>Son necesarios 1457 pasos para llegar a una velocidad constante.</text:span></text:p>
      <text:p text:style-name="P49"/>
      <text:p text:style-name="P53"><text:tab/><text:span text:style-name="T7">tiempo<text:tab/><text:tab/>Vanalítico<text:tab/><text:tab/>Vaproximado<text:tab/><text:tab/>Error porcentual</text:span></text:p>
      <text:p text:style-name="P49"/>
      <text:p text:style-name="P57"><text:tab/><text:span text:style-name="T16"><text:tab/>0<text:tab/><text:tab/>0<text:tab/><text:tab/>0<text:tab/><text:tab/>0%</text:span></text:p>
      <text:p text:style-name="P64"><text:tab/>0.1<text:tab/><text:tab/>0.9755<text:tab/><text:tab/>0.98<text:tab/><text:tab/>0.459586%</text:p>
      <text:p text:style-name="P64"><text:tab/>0.2<text:tab/><text:tab/>1.9421<text:tab/><text:tab/>1.951<text:tab/><text:tab/>0.457467%</text:p>
      <text:p text:style-name="P64"><text:tab/>0.3<text:tab/><text:tab/>2.8998<text:tab/><text:tab/>2.9131<text:tab/><text:tab/>0.455355%</text:p>
      <text:p text:style-name="P64"><text:tab/>0.4<text:tab/><text:tab/>3.8489<text:tab/><text:tab/>3.8663<text:tab/><text:tab/>0.45325%</text:p>
      <text:p text:style-name="P64"><text:tab/>0.5<text:tab/><text:tab/>4.7892<text:tab/><text:tab/>4.8108<text:tab/><text:tab/>0.451151%</text:p>
      <text:p text:style-name="P64"><text:tab/>0.6<text:tab/><text:tab/>5.721<text:tab/><text:tab/>5.7467<text:tab/><text:tab/>0.449058%</text:p>
      <text:p text:style-name="P64"><text:tab/>0.7<text:tab/><text:tab/>6.6442<text:tab/><text:tab/>6.6739<text:tab/><text:tab/>0.446973%</text:p>
      <text:p text:style-name="P64"><text:tab/>0.8<text:tab/><text:tab/>7.5591<text:tab/><text:tab/>7.5927<text:tab/><text:tab/>0.444893%</text:p>
      <text:p text:style-name="P64"><text:tab/>0.9<text:tab/><text:tab/>8.4655<text:tab/><text:tab/>8.503<text:tab/><text:tab/>0.442821%</text:p>
      <text:p text:style-name="P64"><text:tab/>1<text:tab/><text:tab/>9.3637<text:tab/><text:tab/>9.405<text:tab/><text:tab/>0.440755%</text:p>
      <text:p text:style-name="P64"><text:soft-page-break/><text:tab/>1.1<text:tab/><text:tab/>10.2537<text:tab/><text:tab/>10.2986<text:tab/><text:tab/>0.438695%</text:p>
      <text:p text:style-name="P64"><text:tab/>1.2<text:tab/><text:tab/>11.1355<text:tab/><text:tab/>11.1841<text:tab/><text:tab/>0.436642%</text:p>
      <text:p text:style-name="P64"><text:tab/>1.3<text:tab/><text:tab/>12.0093<text:tab/><text:tab/>12.0615<text:tab/><text:tab/>0.434596%</text:p>
      <text:p text:style-name="P64"><text:tab/>1.4<text:tab/><text:tab/>12.8751<text:tab/><text:tab/>12.9308<text:tab/><text:tab/>0.432556%</text:p>
      <text:p text:style-name="P64"><text:tab/>1.5<text:tab/><text:tab/>13.733<text:tab/><text:tab/>13.7921<text:tab/><text:tab/>0.430522%</text:p>
      <text:p text:style-name="P64"><text:tab/>1.6<text:tab/><text:tab/>14.583<text:tab/><text:tab/>14.6455<text:tab/><text:tab/>0.428496%</text:p>
      <text:p text:style-name="P64"><text:tab/>1.7<text:tab/><text:tab/>15.4253<text:tab/><text:tab/>15.4911<text:tab/><text:tab/>0.426475%</text:p>
      <text:p text:style-name="P64"><text:tab/>1.8<text:tab/><text:tab/>16.2599<text:tab/><text:tab/>16.3289<text:tab/><text:tab/>0.424462%</text:p>
      <text:p text:style-name="P64"><text:tab/>1.9<text:tab/><text:tab/>17.0869<text:tab/><text:tab/>17.1591<text:tab/><text:tab/>0.422455%</text:p>
      <text:p text:style-name="P64"><text:tab/>2<text:tab/><text:tab/>17.9063<text:tab/><text:tab/>17.9816<text:tab/><text:tab/>0.420454%</text:p>
      <text:p text:style-name="P64"><text:tab/>2.1<text:tab/><text:tab/>18.7182<text:tab/><text:tab/>18.7966<text:tab/><text:tab/>0.41846%</text:p>
      <text:p text:style-name="P64"><text:tab/>2.2<text:tab/><text:tab/>19.5228<text:tab/><text:tab/>19.6041<text:tab/><text:tab/>0.416473%</text:p>
      <text:p text:style-name="P64"><text:tab/>2.3<text:tab/><text:tab/>20.3199<text:tab/><text:tab/>20.4041<text:tab/><text:tab/>0.414492%</text:p>
      <text:p text:style-name="P64"><text:tab/>…. <text:tab/><text:tab/>…..<text:tab/><text:tab/><text:tab/>…..<text:tab/><text:tab/><text:tab/>…..</text:p>
      <text:p text:style-name="P65"><text:tab/><text:span text:style-name="T17"><text:tab/>138.5<text:tab/><text:tab/>106.78<text:tab/><text:tab/>106.781<text:tab/><text:tab/>1.71996e-05%</text:span></text:p>
      <text:p text:style-name="P65"><text:span text:style-name="T17"><text:tab/>138.6<text:tab/><text:tab/>106.78<text:tab/><text:tab/>106.781<text:tab/><text:tab/>1.70544e-05%</text:span></text:p>
      <text:p text:style-name="P65"><text:span text:style-name="T17"><text:tab/>138.7<text:tab/><text:tab/>106.78<text:tab/><text:tab/>106.781<text:tab/><text:tab/>1.69104e-05%</text:span></text:p>
      <text:p text:style-name="P65"><text:span text:style-name="T17"><text:tab/>138.8<text:tab/><text:tab/>106.78<text:tab/><text:tab/>106.781<text:tab/><text:tab/>1.67677e-05%</text:span></text:p>
      <text:p text:style-name="P65"><text:span text:style-name="T17"><text:tab/>138.9<text:tab/><text:tab/>106.78<text:tab/><text:tab/>106.781<text:tab/><text:tab/>1.66261e-05%</text:span></text:p>
      <text:p text:style-name="P65"><text:span text:style-name="T17"><text:tab/>139<text:tab/><text:tab/>106.78<text:tab/><text:tab/>106.781<text:tab/><text:tab/>1.64857e-05%</text:span></text:p>
      <text:p text:style-name="P65"><text:span text:style-name="T17"><text:tab/>139.1<text:tab/><text:tab/>106.781<text:tab/><text:tab/>106.781<text:tab/><text:tab/>1.63465e-05%</text:span></text:p>
      <text:p text:style-name="P65"><text:span text:style-name="T17"><text:tab/>139.2<text:tab/><text:tab/>106.781<text:tab/><text:tab/>106.781<text:tab/><text:tab/>1.62085e-05%</text:span></text:p>
      <text:p text:style-name="P65"><text:span text:style-name="T17"><text:tab/>139.3<text:tab/><text:tab/>106.781<text:tab/><text:tab/>106.781<text:tab/><text:tab/>1.60716e-05%</text:span></text:p>
      <text:p text:style-name="P65"><text:span text:style-name="T17"><text:tab/>139.4<text:tab/><text:tab/>106.781<text:tab/><text:tab/>106.781<text:tab/><text:tab/>1.59359e-05%</text:span></text:p>
      <text:p text:style-name="P65"><text:span text:style-name="T17"><text:tab/>139.5<text:tab/><text:tab/>106.781<text:tab/><text:tab/>106.781<text:tab/><text:tab/>1.58013e-05%</text:span></text:p>
      <text:p text:style-name="P65"><text:span text:style-name="T17"><text:tab/>139.6<text:tab/><text:tab/>106.781<text:tab/><text:tab/>106.781<text:tab/><text:tab/>1.56678e-05%</text:span></text:p>
      <text:p text:style-name="P65"><text:span text:style-name="T17"><text:tab/>139.7<text:tab/><text:tab/>106.781<text:tab/><text:tab/>106.781<text:tab/><text:tab/>1.55355e-05%</text:span></text:p>
      <text:p text:style-name="P65"><text:span text:style-name="T17"><text:tab/>139.8<text:tab/><text:tab/>106.781<text:tab/><text:tab/>106.781<text:tab/><text:tab/>1.54043e-05%</text:span></text:p>
      <text:p text:style-name="P65"><text:span text:style-name="T17"><text:tab/>139.9<text:tab/><text:tab/>106.781<text:tab/><text:tab/>106.781<text:tab/><text:tab/>1.52741e-05%</text:span></text:p>
      <text:p text:style-name="P65"><text:span text:style-name="T17"><text:tab/>140<text:tab/><text:tab/>106.781<text:tab/><text:tab/>106.781<text:tab/><text:tab/>1.51451e-05%</text:span></text:p>
      <text:p text:style-name="P65"><text:span text:style-name="T17"><text:tab/>140.1<text:tab/><text:tab/>106.781<text:tab/><text:tab/>106.781<text:tab/><text:tab/>1.50171e-05%</text:span></text:p>
      <text:p text:style-name="P65"><text:span text:style-name="T17"><text:tab/>140.2<text:tab/><text:tab/>106.781<text:tab/><text:tab/>106.781<text:tab/><text:tab/>1.48903e-05%</text:span></text:p>
      <text:p text:style-name="P65"><text:span text:style-name="T17"><text:tab/>140.3<text:tab/><text:tab/>106.781<text:tab/><text:tab/>106.781<text:tab/><text:tab/>1.47644e-05%</text:span></text:p>
      <text:p text:style-name="P65"><text:span text:style-name="T17"><text:tab/>140.4<text:tab/><text:tab/>106.781<text:tab/><text:tab/>106.781<text:tab/><text:tab/>1.46397e-05%</text:span></text:p>
      <text:p text:style-name="P65"><text:span text:style-name="T17"><text:tab/>140.5<text:tab/><text:tab/>106.781<text:tab/><text:tab/>106.781<text:tab/><text:tab/>1.4516e-05%</text:span></text:p>
      <text:p text:style-name="P65"><text:span text:style-name="T17"><text:tab/>140.6<text:tab/><text:tab/>106.781<text:tab/><text:tab/>106.781<text:tab/><text:tab/>1.43933e-05%</text:span></text:p>
      <text:p text:style-name="P65"><text:span text:style-name="T17"><text:tab/>140.7<text:tab/><text:tab/>106.781<text:tab/><text:tab/>106.781<text:tab/><text:tab/>1.42716e-05%</text:span></text:p>
      <text:p text:style-name="P65"><text:span text:style-name="T17"><text:tab/>140.8<text:tab/><text:tab/>106.781<text:tab/><text:tab/>106.781<text:tab/><text:tab/>1.4151e-05%</text:span></text:p>
      <text:p text:style-name="P65"><text:span text:style-name="T17"><text:tab/>140.9<text:tab/><text:tab/>106.781<text:tab/><text:tab/>106.781<text:tab/><text:tab/>1.40314e-05%</text:span></text:p>
      <text:p text:style-name="P65"><text:span text:style-name="T17"><text:tab/>141<text:tab/><text:tab/>106.781<text:tab/><text:tab/>106.781<text:tab/><text:tab/>1.39128e-05%</text:span></text:p>
      <text:p text:style-name="P65"><text:span text:style-name="T17"><text:tab/>141.1<text:tab/><text:tab/>106.781<text:tab/><text:tab/>106.781<text:tab/><text:tab/>1.37952e-05%</text:span></text:p>
      <text:p text:style-name="P65"><text:span text:style-name="T17"><text:tab/>141.2<text:tab/><text:tab/>106.781<text:tab/><text:tab/>106.781<text:tab/><text:tab/>1.36785e-05%</text:span></text:p>
      <text:p text:style-name="P65"><text:span text:style-name="T17"><text:tab/>141.3<text:tab/><text:tab/>106.781<text:tab/><text:tab/>106.781<text:tab/><text:tab/>1.35629e-05%</text:span><text:tab/></text:p>
      <text:p text:style-name="P49"/>
      <text:p text:style-name="P75"><text:span text:style-name="T11">Graficamos v(t) con los resultados analíticos y los aproximados</text:span>: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7"><text:soft-page-break/><text:span text:style-name="T12">Modificando m a m/2 o</text:span>btenemos:</text:p>
      <text:p text:style-name="P77"/>
      <text:p text:style-name="P55">Emple<text:span text:style-name="T8">amos</text:span> un tamaño de paso de <text:span text:style-name="T9">1</text:span> s para el cálculo…</text:p>
      <text:p text:style-name="P55"/>
      <text:p text:style-name="P55"><text:tab/><text:span text:style-name="T7">tiempo<text:tab/><text:tab/>Vanalítico<text:tab/><text:tab/>Vaproximado<text:tab/><text:tab/>Error porcentual</text:span></text:p>
      <text:p text:style-name="P44"/>
      <text:p text:style-name="P66"><text:tab/>0<text:tab/><text:tab/>0<text:tab/><text:tab/>0<text:tab/><text:tab/>0%</text:p>
      <text:p text:style-name="P66"><text:tab/>1<text:tab/><text:tab/>8.2024<text:tab/><text:tab/>9.8<text:tab/><text:tab/>19.4759%</text:p>
      <text:p text:style-name="P66"><text:tab/>2<text:tab/><text:tab/>13.8846<text:tab/><text:tab/>16.0023<text:tab/><text:tab/>15.2521%</text:p>
      <text:p text:style-name="P66"><text:tab/>3<text:tab/><text:tab/>17.8208<text:tab/><text:tab/>19.9277<text:tab/><text:tab/>11.8226%</text:p>
      <text:p text:style-name="P66"><text:tab/>4<text:tab/><text:tab/>20.5476<text:tab/><text:tab/>22.4121<text:tab/><text:tab/>9.07404%</text:p>
      <text:p text:style-name="P66"><text:tab/>5<text:tab/><text:tab/>22.4365<text:tab/><text:tab/>23.9844<text:tab/><text:tab/>6.89907%</text:p>
      <text:p text:style-name="P66"><text:tab/>6<text:tab/><text:tab/>23.745<text:tab/><text:tab/>24.9796<text:tab/><text:tab/>5.19902%</text:p>
      <text:p text:style-name="P66"><text:tab/>7<text:tab/><text:tab/>24.6515<text:tab/><text:tab/>25.6094<text:tab/><text:tab/>3.88558%</text:p>
      <text:p text:style-name="P66"><text:tab/>8<text:tab/><text:tab/>25.2794<text:tab/><text:tab/>26.008<text:tab/><text:tab/>2.88185%</text:p>
      <text:p text:style-name="P66"><text:tab/>9<text:tab/><text:tab/>25.7144<text:tab/><text:tab/>26.2602<text:tab/><text:tab/>2.12251%</text:p>
      <text:p text:style-name="P66"><text:tab/>10<text:tab/><text:tab/>26.0158<text:tab/><text:tab/>26.4199<text:tab/><text:tab/>1.55335%</text:p>
      <text:p text:style-name="P66"><text:tab/>11<text:tab/><text:tab/>26.2245<text:tab/><text:tab/>26.5209<text:tab/><text:tab/>1.1303%</text:p>
      <text:p text:style-name="P66"><text:tab/>12<text:tab/><text:tab/>26.3691<text:tab/><text:tab/>26.5849<text:tab/><text:tab/>0.818243%</text:p>
      <text:p text:style-name="P66"><text:tab/>13<text:tab/><text:tab/>26.4693<text:tab/><text:tab/>26.6254<text:tab/><text:tab/>0.589607%</text:p>
      <text:p text:style-name="P66"><text:tab/>14<text:tab/><text:tab/>26.5387<text:tab/><text:tab/>26.651<text:tab/><text:tab/>0.423108%</text:p>
      <text:p text:style-name="P66"><text:tab/>15<text:tab/><text:tab/>26.5868<text:tab/><text:tab/>26.6672<text:tab/><text:tab/>0.302512%</text:p>
      <text:p text:style-name="P66"><text:tab/>16<text:tab/><text:tab/>26.6201<text:tab/><text:tab/>26.6775<text:tab/><text:tab/>0.215582%</text:p>
      <text:p text:style-name="P66"><text:tab/>17<text:tab/><text:tab/>26.6431<text:tab/><text:tab/>26.684<text:tab/><text:tab/>0.153185%</text:p>
      <text:p text:style-name="P66"><text:tab/>18<text:tab/><text:tab/>26.6591<text:tab/><text:tab/>26.6881<text:tab/><text:tab/>0.108566%</text:p>
      <text:p text:style-name="P66"><text:tab/>19<text:tab/><text:tab/>26.6702<text:tab/><text:tab/>26.6907<text:tab/><text:tab/>0.0767664%</text:p>
      <text:p text:style-name="P66"><text:tab/>20<text:tab/><text:tab/>26.6779<text:tab/><text:tab/>26.6923<text:tab/><text:tab/>0.0541694%</text:p>
      <text:p text:style-name="P66"><text:tab/>21<text:tab/><text:tab/>26.6832<text:tab/><text:tab/>26.6934<text:tab/><text:tab/>0.0381541%</text:p>
      <text:p text:style-name="P66"><text:tab/>22<text:tab/><text:tab/>26.6869<text:tab/><text:tab/>26.694<text:tab/><text:tab/>0.0268299%</text:p>
      <text:p text:style-name="P66"><text:tab/>23<text:tab/><text:tab/>26.6894<text:tab/><text:tab/>26.6944<text:tab/><text:tab/>0.0188391%</text:p>
      <text:p text:style-name="P66"><text:tab/>24<text:tab/><text:tab/>26.6912<text:tab/><text:tab/>26.6947<text:tab/><text:tab/>0.013211%</text:p>
      <text:p text:style-name="P66"><text:tab/>25<text:tab/><text:tab/>26.6924<text:tab/><text:tab/>26.6949<text:tab/><text:tab/>0.00925338%</text:p>
      <text:p text:style-name="P66"><text:tab/>26<text:tab/><text:tab/>26.6932<text:tab/><text:tab/>26.695<text:tab/><text:tab/>0.00647455%</text:p>
      <text:p text:style-name="P66"><text:tab/>27<text:tab/><text:tab/>26.6938<text:tab/><text:tab/>26.695<text:tab/><text:tab/>0.00452594%</text:p>
      <text:p text:style-name="P66"><text:tab/>28<text:tab/><text:tab/>26.6942<text:tab/><text:tab/>26.6951<text:tab/><text:tab/>0.00316111%</text:p>
      <text:p text:style-name="P66"><text:tab/>29<text:tab/><text:tab/>26.6945<text:tab/><text:tab/>26.6951<text:tab/><text:tab/>0.00220617%</text:p>
      <text:p text:style-name="P66"><text:tab/>30<text:tab/><text:tab/>26.6947<text:tab/><text:tab/>26.6951<text:tab/><text:tab/>0.00153864%</text:p>
      <text:p text:style-name="P66"><text:tab/>31<text:tab/><text:tab/>26.6948<text:tab/><text:tab/>26.6951<text:tab/><text:tab/>0.00107243%</text:p>
      <text:p text:style-name="P66"><text:tab/>32<text:tab/><text:tab/>26.6949<text:tab/><text:tab/>26.6951<text:tab/><text:tab/>0.000747058%</text:p>
      <text:p text:style-name="P66"><text:tab/>33<text:tab/><text:tab/>26.695<text:tab/><text:tab/>26.6951<text:tab/><text:tab/>0.00052014%</text:p>
      <text:p text:style-name="P66"><text:tab/>34<text:tab/><text:tab/>26.6951<text:tab/><text:tab/>26.6951<text:tab/><text:tab/>0.000361982%</text:p>
      <text:p text:style-name="P66"><text:tab/>35<text:tab/><text:tab/>26.6951<text:tab/><text:tab/>26.6951<text:tab/><text:tab/>0.00025181%</text:p>
      <text:p text:style-name="P66"><text:tab/>36<text:tab/><text:tab/>26.6951<text:tab/><text:tab/>26.6951<text:tab/><text:tab/>0.000175104%</text:p>
      <text:p text:style-name="P66"><text:tab/>37<text:tab/><text:tab/>26.6951<text:tab/><text:tab/>26.6952<text:tab/><text:tab/>0.000121722%</text:p>
      <text:p text:style-name="P66"><text:tab/>38<text:tab/><text:tab/>26.6951<text:tab/><text:tab/>26.6952<text:tab/><text:tab/>8.45879e-05%</text:p>
      <text:p text:style-name="P66"><text:tab/>39<text:tab/><text:tab/>26.6951<text:tab/><text:tab/>26.6952<text:tab/><text:tab/>5.87659e-05%</text:p>
      <text:p text:style-name="P66"><text:tab/>40<text:tab/><text:tab/>26.6951<text:tab/><text:tab/>26.6952<text:tab/><text:tab/>4.08161e-05%</text:p>
      <text:p text:style-name="P66"><text:tab/>41<text:tab/><text:tab/>26.6951<text:tab/><text:tab/>26.6952<text:tab/><text:tab/>2.83424e-05%</text:p>
      <text:p text:style-name="P40"/>
      <text:p text:style-name="P40"><text:tab/><text:span text:style-name="T10">Son necesarios 41 pasos para llegar a una velocidad constante.</text:span></text:p>
      <text:p text:style-name="P40"/>
      <text:p text:style-name="P55">Emple<text:span text:style-name="T8">amos</text:span> un tamaño de paso de <text:span text:style-name="T9">0.5</text:span> s para el cálculo…</text:p>
      <text:p text:style-name="P55"><text:soft-page-break/><text:tab/></text:p>
      <text:p text:style-name="P55"><text:tab/><text:span text:style-name="T7">tiempo<text:tab/><text:tab/>Vanalítico<text:tab/><text:tab/>Vaproximado<text:tab/><text:tab/>Error porcentual</text:span></text:p>
      <text:p text:style-name="P80"/>
      <text:p text:style-name="P67"><text:tab/>0<text:tab/><text:tab/>0<text:tab/><text:tab/>0<text:tab/><text:tab/>0%</text:p>
      <text:p text:style-name="P67"><text:tab/>0.5<text:tab/><text:tab/>4.4765<text:tab/><text:tab/>4.9<text:tab/><text:tab/>9.45829%</text:p>
      <text:p text:style-name="P67"><text:tab/>1<text:tab/><text:tab/>8.2024<text:tab/><text:tab/>8.9005<text:tab/><text:tab/>8.51079%</text:p>
      <text:p text:style-name="P67"><text:tab/>1.5<text:tab/><text:tab/>11.3035<text:tab/><text:tab/>12.1668<text:tab/><text:tab/>7.63713%</text:p>
      <text:p text:style-name="P67"><text:tab/>2<text:tab/><text:tab/>13.8846<text:tab/><text:tab/>14.8335<text:tab/><text:tab/>6.83444%</text:p>
      <text:p text:style-name="P67"><text:tab/>2.5<text:tab/><text:tab/>16.0328<text:tab/><text:tab/>17.0108<text:tab/><text:tab/>6.09961%</text:p>
      <text:p text:style-name="P67"><text:tab/>3<text:tab/><text:tab/>17.8208<text:tab/><text:tab/>18.7884<text:tab/><text:tab/>5.42931%</text:p>
      <text:p text:style-name="P67"><text:tab/>3.5<text:tab/><text:tab/>19.309<text:tab/><text:tab/>20.2397<text:tab/><text:tab/>4.82007%</text:p>
      <text:p text:style-name="P67"><text:tab/>4<text:tab/><text:tab/>20.5476<text:tab/><text:tab/>21.4246<text:tab/><text:tab/>4.26825%</text:p>
      <text:p text:style-name="P67"><text:tab/>4.5<text:tab/><text:tab/>21.5785<text:tab/><text:tab/>22.392<text:tab/><text:tab/>3.77018%</text:p>
      <text:p text:style-name="P67"><text:tab/>5<text:tab/><text:tab/>22.4365<text:tab/><text:tab/>23.1819<text:tab/><text:tab/>3.32214%</text:p>
      <text:p text:style-name="P67"><text:tab/>5.5<text:tab/><text:tab/>23.1507<text:tab/><text:tab/>23.8268<text:tab/><text:tab/>2.92044%</text:p>
      <text:p text:style-name="P67"><text:tab/>6<text:tab/><text:tab/>23.745<text:tab/><text:tab/>24.3533<text:tab/><text:tab/>2.56146%</text:p>
      <text:p text:style-name="P67"><text:tab/>6.5<text:tab/><text:tab/>24.2398<text:tab/><text:tab/>24.7831<text:tab/><text:tab/>2.24165%</text:p>
      <text:p text:style-name="P67"><text:tab/>7<text:tab/><text:tab/>24.6515<text:tab/><text:tab/>25.1341<text:tab/><text:tab/>1.9576%</text:p>
      <text:p text:style-name="P67"><text:tab/>7.5<text:tab/><text:tab/>24.9942<text:tab/><text:tab/>25.4206<text:tab/><text:tab/>1.70604%</text:p>
      <text:p text:style-name="P67"><text:tab/>8<text:tab/><text:tab/>25.2794<text:tab/><text:tab/>25.6546<text:tab/><text:tab/>1.4839%</text:p>
      <text:p text:style-name="P67"><text:tab/>8.5<text:tab/><text:tab/>25.5169<text:tab/><text:tab/>25.8456<text:tab/><text:tab/>1.28825%</text:p>
      <text:p text:style-name="P67"><text:tab/>9<text:tab/><text:tab/>25.7144<text:tab/><text:tab/>26.0015<text:tab/><text:tab/>1.11638%</text:p>
      <text:p text:style-name="P67"><text:tab/>9.5<text:tab/><text:tab/>25.8789<text:tab/><text:tab/>26.1288<text:tab/><text:tab/>0.96578%</text:p>
      <text:p text:style-name="P67"><text:tab/>10<text:tab/><text:tab/>26.0158<text:tab/><text:tab/>26.2328<text:tab/><text:tab/>0.834122%</text:p>
      <text:p text:style-name="P67"><text:tab/>10.5<text:tab/><text:tab/>26.1297<text:tab/><text:tab/>26.3177<text:tab/><text:tab/>0.719285%</text:p>
      <text:p text:style-name="P67"><text:tab/>11<text:tab/><text:tab/>26.2245<text:tab/><text:tab/>26.3869<text:tab/><text:tab/>0.619333%</text:p>
      <text:p text:style-name="P67"><text:tab/>11.5<text:tab/><text:tab/>26.3034<text:tab/><text:tab/>26.4435<text:tab/><text:tab/>0.532513%</text:p>
      <text:p text:style-name="P67"><text:tab/>12<text:tab/><text:tab/>26.3691<text:tab/><text:tab/>26.4897<text:tab/><text:tab/>0.457246%</text:p>
      <text:p text:style-name="P67"><text:tab/>12.5<text:tab/><text:tab/>26.4238<text:tab/><text:tab/>26.5274<text:tab/><text:tab/>0.392114%</text:p>
      <text:p text:style-name="P67"><text:tab/>13<text:tab/><text:tab/>26.4693<text:tab/><text:tab/>26.5582<text:tab/><text:tab/>0.335849%</text:p>
      <text:p text:style-name="P67"><text:tab/>13.5<text:tab/><text:tab/>26.5072<text:tab/><text:tab/>26.5833<text:tab/><text:tab/>0.287325%</text:p>
      <text:p text:style-name="P67"><text:tab/>14<text:tab/><text:tab/>26.5387<text:tab/><text:tab/>26.6039<text:tab/><text:tab/>0.245541%</text:p>
      <text:p text:style-name="P67"><text:tab/>14.5<text:tab/><text:tab/>26.5649<text:tab/><text:tab/>26.6206<text:tab/><text:tab/>0.209614%</text:p>
      <text:p text:style-name="P67"><text:tab/>15<text:tab/><text:tab/>26.5868<text:tab/><text:tab/>26.6343<text:tab/><text:tab/>0.178766%</text:p>
      <text:p text:style-name="P67"><text:tab/>15.5<text:tab/><text:tab/>26.6049<text:tab/><text:tab/>26.6455<text:tab/><text:tab/>0.152314%</text:p>
      <text:p text:style-name="P67"><text:tab/>16<text:tab/><text:tab/>26.6201<text:tab/><text:tab/>26.6546<text:tab/><text:tab/>0.12966%</text:p>
      <text:p text:style-name="P67"><text:tab/>16.5<text:tab/><text:tab/>26.6327<text:tab/><text:tab/>26.662<text:tab/><text:tab/>0.110282%</text:p>
      <text:p text:style-name="P67"><text:tab/>17<text:tab/><text:tab/>26.6431<text:tab/><text:tab/>26.6681<text:tab/><text:tab/>0.0937238%</text:p>
      <text:p text:style-name="P67"><text:tab/>17.5<text:tab/><text:tab/>26.6519<text:tab/><text:tab/>26.6731<text:tab/><text:tab/>0.0795905%</text:p>
      <text:p text:style-name="P67"><text:tab/>18<text:tab/><text:tab/>26.6591<text:tab/><text:tab/>26.6771<text:tab/><text:tab/>0.0675391%</text:p>
      <text:p text:style-name="P67"><text:tab/>18.5<text:tab/><text:tab/>26.6652<text:tab/><text:tab/>26.6804<text:tab/><text:tab/>0.0572726%</text:p>
      <text:p text:style-name="P67"><text:tab/>19<text:tab/><text:tab/>26.6702<text:tab/><text:tab/>26.6831<text:tab/><text:tab/>0.0485345%</text:p>
      <text:p text:style-name="P67"><text:tab/>19.5<text:tab/><text:tab/>26.6744<text:tab/><text:tab/>26.6853<text:tab/><text:tab/>0.0411036%</text:p>
      <text:p text:style-name="P67"><text:tab/>20<text:tab/><text:tab/>26.6779<text:tab/><text:tab/>26.6871<text:tab/><text:tab/>0.0347896%</text:p>
      <text:p text:style-name="P67"><text:tab/>20.5<text:tab/><text:tab/>26.6808<text:tab/><text:tab/>26.6886<text:tab/><text:tab/>0.0294285%</text:p>
      <text:p text:style-name="P67"><text:tab/>21<text:tab/><text:tab/>26.6832<text:tab/><text:tab/>26.6898<text:tab/><text:tab/>0.02488%</text:p>
      <text:p text:style-name="P67"><text:tab/>21.5<text:tab/><text:tab/>26.6852<text:tab/><text:tab/>26.6908<text:tab/><text:tab/>0.0210235%</text:p>
      <text:p text:style-name="P67"><text:tab/>22<text:tab/><text:tab/>26.6869<text:tab/><text:tab/>26.6916<text:tab/><text:tab/>0.017756%</text:p>
      <text:p text:style-name="P67"><text:tab/>22.5<text:tab/><text:tab/>26.6882<text:tab/><text:tab/>26.6922<text:tab/><text:tab/>0.0149891%</text:p>
      <text:p text:style-name="P67"><text:tab/>23<text:tab/><text:tab/>26.6894<text:tab/><text:tab/>26.6928<text:tab/><text:tab/>0.0126477%</text:p>
      <text:p text:style-name="P67"><text:tab/>23.5<text:tab/><text:tab/>26.6904<text:tab/><text:tab/>26.6932<text:tab/><text:tab/>0.0106673%</text:p>
      <text:p text:style-name="P67"><text:tab/>24<text:tab/><text:tab/>26.6912<text:tab/><text:tab/>26.6936<text:tab/><text:tab/>0.0089933%</text:p>
      <text:p text:style-name="P67"><text:soft-page-break/><text:tab/>24.5<text:tab/><text:tab/>26.6918<text:tab/><text:tab/>26.6939<text:tab/><text:tab/>0.00757896%</text:p>
      <text:p text:style-name="P67"><text:tab/>25<text:tab/><text:tab/>26.6924<text:tab/><text:tab/>26.6941<text:tab/><text:tab/>0.00638459%</text:p>
      <text:p text:style-name="P67"><text:tab/>25.5<text:tab/><text:tab/>26.6929<text:tab/><text:tab/>26.6943<text:tab/><text:tab/>0.00537648%</text:p>
      <text:p text:style-name="P67"><text:tab/>26<text:tab/><text:tab/>26.6932<text:tab/><text:tab/>26.6944<text:tab/><text:tab/>0.00452595%</text:p>
      <text:p text:style-name="P67"><text:tab/>26.5<text:tab/><text:tab/>26.6936<text:tab/><text:tab/>26.6946<text:tab/><text:tab/>0.00380868%</text:p>
      <text:p text:style-name="P67"><text:tab/>27<text:tab/><text:tab/>26.6938<text:tab/><text:tab/>26.6947<text:tab/><text:tab/>0.00320404%</text:p>
      <text:p text:style-name="P67"><text:tab/>27.5<text:tab/><text:tab/>26.694<text:tab/><text:tab/>26.6948<text:tab/><text:tab/>0.00269455%</text:p>
      <text:p text:style-name="P67"><text:tab/>28<text:tab/><text:tab/>26.6942<text:tab/><text:tab/>26.6948<text:tab/><text:tab/>0.00226539%</text:p>
      <text:p text:style-name="P67"><text:tab/>28.5<text:tab/><text:tab/>26.6944<text:tab/><text:tab/>26.6949<text:tab/><text:tab/>0.00190404%</text:p>
      <text:p text:style-name="P67"><text:tab/>29<text:tab/><text:tab/>26.6945<text:tab/><text:tab/>26.6949<text:tab/><text:tab/>0.00159988%</text:p>
      <text:p text:style-name="P67"><text:tab/>29.5<text:tab/><text:tab/>26.6946<text:tab/><text:tab/>26.695<text:tab/><text:tab/>0.00134395%</text:p>
      <text:p text:style-name="P67"><text:tab/>30<text:tab/><text:tab/>26.6947<text:tab/><text:tab/>26.695<text:tab/><text:tab/>0.00112867%</text:p>
      <text:p text:style-name="P67"><text:tab/>30.5<text:tab/><text:tab/>26.6948<text:tab/><text:tab/>26.695<text:tab/><text:tab/>0.00094764%</text:p>
      <text:p text:style-name="P67"><text:tab/>31<text:tab/><text:tab/>26.6948<text:tab/><text:tab/>26.6951<text:tab/><text:tab/>0.000795454%</text:p>
      <text:p text:style-name="P67"><text:tab/>31.5<text:tab/><text:tab/>26.6949<text:tab/><text:tab/>26.6951<text:tab/><text:tab/>0.000667555%</text:p>
      <text:p text:style-name="P67"><text:tab/>32<text:tab/><text:tab/>26.6949<text:tab/><text:tab/>26.6951<text:tab/><text:tab/>0.000560095%</text:p>
      <text:p text:style-name="P67"><text:tab/>32.5<text:tab/><text:tab/>26.695<text:tab/><text:tab/>26.6951<text:tab/><text:tab/>0.000469832%</text:p>
      <text:p text:style-name="P67"><text:tab/>33<text:tab/><text:tab/>26.695<text:tab/><text:tab/>26.6951<text:tab/><text:tab/>0.000394034%</text:p>
      <text:p text:style-name="P67"><text:tab/>33.5<text:tab/><text:tab/>26.695<text:tab/><text:tab/>26.6951<text:tab/><text:tab/>0.000330398%</text:p>
      <text:p text:style-name="P67"><text:tab/>34<text:tab/><text:tab/>26.6951<text:tab/><text:tab/>26.6951<text:tab/><text:tab/>0.000276985%</text:p>
      <text:p text:style-name="P67"><text:tab/>34.5<text:tab/><text:tab/>26.6951<text:tab/><text:tab/>26.6951<text:tab/><text:tab/>0.000232164%</text:p>
      <text:p text:style-name="P67"><text:tab/>35<text:tab/><text:tab/>26.6951<text:tab/><text:tab/>26.6951<text:tab/><text:tab/>0.00019456%</text:p>
      <text:p text:style-name="P67"><text:tab/>35.5<text:tab/><text:tab/>26.6951<text:tab/><text:tab/>26.6951<text:tab/><text:tab/>0.000163018%</text:p>
      <text:p text:style-name="P67"><text:tab/>36<text:tab/><text:tab/>26.6951<text:tab/><text:tab/>26.6951<text:tab/><text:tab/>0.000136567%</text:p>
      <text:p text:style-name="P67"><text:tab/>36.5<text:tab/><text:tab/>26.6951<text:tab/><text:tab/>26.6951<text:tab/><text:tab/>0.000114388%</text:p>
      <text:p text:style-name="P67"><text:tab/>37<text:tab/><text:tab/>26.6951<text:tab/><text:tab/>26.6951<text:tab/><text:tab/>9.57965e-05%</text:p>
      <text:p text:style-name="P67"><text:tab/>37.5<text:tab/><text:tab/>26.6951<text:tab/><text:tab/>26.6951<text:tab/><text:tab/>8.0214e-05%</text:p>
      <text:p text:style-name="P67"><text:tab/>38<text:tab/><text:tab/>26.6951<text:tab/><text:tab/>26.6951<text:tab/><text:tab/>6.71562e-05%</text:p>
      <text:p text:style-name="P67"><text:tab/>38.5<text:tab/><text:tab/>26.6951<text:tab/><text:tab/>26.6951<text:tab/><text:tab/>5.62158e-05%</text:p>
      <text:p text:style-name="P67"><text:tab/>39<text:tab/><text:tab/>26.6951<text:tab/><text:tab/>26.6951<text:tab/><text:tab/>4.70511e-05%</text:p>
      <text:p text:style-name="P67"><text:tab/>39.5<text:tab/><text:tab/>26.6951<text:tab/><text:tab/>26.6951<text:tab/><text:tab/>3.93751e-05%</text:p>
      <text:p text:style-name="P67"><text:tab/>40<text:tab/><text:tab/>26.6951<text:tab/><text:tab/>26.6951<text:tab/><text:tab/>3.2947e-05%</text:p>
      <text:p text:style-name="P40"/>
      <text:p text:style-name="P40"><text:tab/><text:span text:style-name="T10">Son necesarios 80 pasos para llegar a una velocidad constante.</text:span></text:p>
      <text:p text:style-name="P40"/>
      <text:p text:style-name="P40"/>
      <text:p text:style-name="P55">Emple<text:span text:style-name="T8">amos</text:span> un tamaño de paso de <text:span text:style-name="T9">0.1</text:span> s para el cálculo…</text:p>
      <text:p text:style-name="P55"><text:tab/></text:p>
      <text:p text:style-name="P51"><text:span text:style-name="T10"><text:tab/>Son necesarios 362 pasos para llegar a una velocidad constante.</text:span></text:p>
      <text:p text:style-name="P51"/>
      <text:p text:style-name="P55"><text:tab/><text:span text:style-name="T7">tiempo<text:tab/><text:tab/>Vanalítico<text:tab/><text:tab/>Vaproximado<text:tab/><text:tab/>Error porcentual</text:span></text:p>
      <text:p text:style-name="P51"/>
      <text:p text:style-name="P68"><text:tab/>0<text:tab/><text:tab/>0<text:tab/><text:tab/>0<text:tab/><text:tab/>0%</text:p>
      <text:p text:style-name="P68"><text:tab/>0.1<text:tab/><text:tab/>0.9622<text:tab/><text:tab/>0.98<text:tab/><text:tab/>1.84677%</text:p>
      <text:p text:style-name="P68"><text:tab/>0.2<text:tab/><text:tab/>1.8897<text:tab/><text:tab/>1.924<text:tab/><text:tab/>1.81225%</text:p>
      <text:p text:style-name="P68"><text:tab/>0.3<text:tab/><text:tab/>2.7838<text:tab/><text:tab/>2.8333<text:tab/><text:tab/>1.77817%</text:p>
      <text:p text:style-name="P68"><text:tab/>0.4<text:tab/><text:tab/>3.6457<text:tab/><text:tab/>3.7093<text:tab/><text:tab/>1.74454%</text:p>
      <text:p text:style-name="P68"><text:tab/>0.5<text:tab/><text:tab/>4.4765<text:tab/><text:tab/>4.5532<text:tab/><text:tab/>1.71136%</text:p>
      <text:p text:style-name="P68"><text:tab/>0.6<text:tab/><text:tab/>5.2774<text:tab/><text:tab/>5.366<text:tab/><text:tab/>1.67861%</text:p>
      <text:p text:style-name="P68"><text:tab/>0.7<text:tab/><text:tab/>6.0494<text:tab/><text:tab/>6.149<text:tab/><text:tab/>1.64631%</text:p>
      <text:p text:style-name="P68"><text:tab/>0.8<text:tab/><text:tab/>6.7936<text:tab/><text:tab/>6.9033<text:tab/><text:tab/>1.61445%</text:p>
      <text:p text:style-name="P68"><text:tab/>0.9<text:tab/><text:tab/>7.5109<text:tab/><text:tab/>7.6298<text:tab/><text:tab/>1.58303%</text:p>
      <text:p text:style-name="P68"><text:soft-page-break/><text:tab/>1<text:tab/><text:tab/>8.2024<text:tab/><text:tab/>8.3297<text:tab/><text:tab/>1.55205%</text:p>
      <text:p text:style-name="P68"><text:tab/>1.1<text:tab/><text:tab/>8.869<text:tab/><text:tab/>9.004<text:tab/><text:tab/>1.52151%</text:p>
      <text:p text:style-name="P68"><text:tab/>1.2<text:tab/><text:tab/>9.5116<text:tab/><text:tab/>9.6534<text:tab/><text:tab/>1.4914%</text:p>
      <text:p text:style-name="P68"><text:tab/>1.3<text:tab/><text:tab/>10.1309<text:tab/><text:tab/>10.279<text:tab/><text:tab/>1.46172%</text:p>
      <text:p text:style-name="P68"><text:tab/>1.4<text:tab/><text:tab/>10.728<text:tab/><text:tab/>10.8817<text:tab/><text:tab/>1.43248%</text:p>
      <text:p text:style-name="P68"><text:tab/>1.5<text:tab/><text:tab/>11.3035<text:tab/><text:tab/>11.4622<text:tab/><text:tab/>1.40366%</text:p>
      <text:p text:style-name="P68"><text:tab/>1.6<text:tab/><text:tab/>11.8583<text:tab/><text:tab/>12.0214<text:tab/><text:tab/>1.37527%</text:p>
      <text:p text:style-name="P68"><text:tab/>1.7<text:tab/><text:tab/>12.3931<text:tab/><text:tab/>12.5601<text:tab/><text:tab/>1.34731%</text:p>
      <text:p text:style-name="P68"><text:tab/>….<text:tab/><text:tab/>….<text:tab/><text:tab/><text:tab/>….<text:tab/><text:tab/><text:tab/>….</text:p>
      <text:p text:style-name="P69"><text:tab/>32<text:tab/><text:tab/>26.6949<text:tab/><text:tab/>26.695<text:tab/><text:tab/>0.000156871%</text:p>
      <text:p text:style-name="P69"><text:tab/>32.1<text:tab/><text:tab/>26.6949<text:tab/><text:tab/>26.695<text:tab/><text:tab/>0.000151639%</text:p>
      <text:p text:style-name="P69"><text:tab/>32.2<text:tab/><text:tab/>26.695<text:tab/><text:tab/>26.695<text:tab/><text:tab/>0.000146579%</text:p>
      <text:p text:style-name="P69"><text:tab/>32.3<text:tab/><text:tab/>26.695<text:tab/><text:tab/>26.695<text:tab/><text:tab/>0.000141687%</text:p>
      <text:p text:style-name="P69"><text:tab/>32.4<text:tab/><text:tab/>26.695<text:tab/><text:tab/>26.695<text:tab/><text:tab/>0.000136958%</text:p>
      <text:p text:style-name="P69"><text:tab/>32.5<text:tab/><text:tab/>26.695<text:tab/><text:tab/>26.695<text:tab/><text:tab/>0.000132384%</text:p>
      <text:p text:style-name="P69"><text:tab/>32.6<text:tab/><text:tab/>26.695<text:tab/><text:tab/>26.695<text:tab/><text:tab/>0.000127963%</text:p>
      <text:p text:style-name="P69"><text:tab/>32.7<text:tab/><text:tab/>26.695<text:tab/><text:tab/>26.695<text:tab/><text:tab/>0.000123687%</text:p>
      <text:p text:style-name="P69"><text:tab/>32.8<text:tab/><text:tab/>26.695<text:tab/><text:tab/>26.695<text:tab/><text:tab/>0.000119554%</text:p>
      <text:p text:style-name="P69"><text:tab/>32.9<text:tab/><text:tab/>26.695<text:tab/><text:tab/>26.695<text:tab/><text:tab/>0.000115558%</text:p>
      <text:p text:style-name="P69"><text:tab/>33<text:tab/><text:tab/>26.695<text:tab/><text:tab/>26.695<text:tab/><text:tab/>0.000111694%</text:p>
      <text:p text:style-name="P69"><text:tab/>33.1<text:tab/><text:tab/>26.695<text:tab/><text:tab/>26.695<text:tab/><text:tab/>0.000107958%</text:p>
      <text:p text:style-name="P69"><text:tab/>33.2<text:tab/><text:tab/>26.695<text:tab/><text:tab/>26.695<text:tab/><text:tab/>0.000104346%</text:p>
      <text:p text:style-name="P69"><text:tab/>33.3<text:tab/><text:tab/>26.695<text:tab/><text:tab/>26.695<text:tab/><text:tab/>0.000100855%</text:p>
      <text:p text:style-name="P69"><text:tab/>33.4<text:tab/><text:tab/>26.695<text:tab/><text:tab/>26.6951<text:tab/><text:tab/>9.7479e-05%</text:p>
      <text:p text:style-name="P69"><text:tab/>33.5<text:tab/><text:tab/>26.695<text:tab/><text:tab/>26.6951<text:tab/><text:tab/>9.42153e-05%</text:p>
      <text:p text:style-name="P69"><text:tab/>33.6<text:tab/><text:tab/>26.695<text:tab/><text:tab/>26.6951<text:tab/><text:tab/>9.10602e-05%</text:p>
      <text:p text:style-name="P69"><text:tab/>33.7<text:tab/><text:tab/>26.695<text:tab/><text:tab/>26.6951<text:tab/><text:tab/>8.80099e-05%</text:p>
      <text:p text:style-name="P69"><text:tab/>33.8<text:tab/><text:tab/>26.695<text:tab/><text:tab/>26.6951<text:tab/><text:tab/>8.50611e-05%</text:p>
      <text:p text:style-name="P69"><text:tab/>33.9<text:tab/><text:tab/>26.695<text:tab/><text:tab/>26.6951<text:tab/><text:tab/>8.22103e-05%</text:p>
      <text:p text:style-name="P69"><text:tab/>34<text:tab/><text:tab/>26.6951<text:tab/><text:tab/>26.6951<text:tab/><text:tab/>7.94544e-05%</text:p>
      <text:p text:style-name="P69"><text:tab/>34.1<text:tab/><text:tab/>26.6951<text:tab/><text:tab/>26.6951<text:tab/><text:tab/>7.67903e-05%</text:p>
      <text:p text:style-name="P69"><text:tab/>34.2<text:tab/><text:tab/>26.6951<text:tab/><text:tab/>26.6951<text:tab/><text:tab/>7.42148e-05%</text:p>
      <text:p text:style-name="P69"><text:tab/>34.3<text:tab/><text:tab/>26.6951<text:tab/><text:tab/>26.6951<text:tab/><text:tab/>7.17251e-05%</text:p>
      <text:p text:style-name="P69"><text:tab/>34.4<text:tab/><text:tab/>26.6951<text:tab/><text:tab/>26.6951<text:tab/><text:tab/>6.93183e-05%</text:p>
      <text:p text:style-name="P69"><text:tab/>34.5<text:tab/><text:tab/>26.6951<text:tab/><text:tab/>26.6951<text:tab/><text:tab/>6.69917e-05%</text:p>
      <text:p text:style-name="P69"><text:tab/>34.6<text:tab/><text:tab/>26.6951<text:tab/><text:tab/>26.6951<text:tab/><text:tab/>6.47427e-05%</text:p>
      <text:p text:style-name="P69"><text:tab/>34.7<text:tab/><text:tab/>26.6951<text:tab/><text:tab/>26.6951<text:tab/><text:tab/>6.25687e-05%</text:p>
      <text:p text:style-name="P69"><text:tab/>34.8<text:tab/><text:tab/>26.6951<text:tab/><text:tab/>26.6951<text:tab/><text:tab/>6.04671e-05%</text:p>
      <text:p text:style-name="P58"/>
      <text:p text:style-name="P51"/>
      <text:p text:style-name="P77"><text:span text:style-name="T11">Graficamos v(t) con los resultados analíticos y los aproximados</text:span>: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pan text:style-name="T12">Modificando c a c/2 o</text:span>btenemos:</text:p>
      <text:p text:style-name="P76"/>
      <text:p text:style-name="P54"><text:soft-page-break/>Emple<text:span text:style-name="T8">amos</text:span> un tamaño de paso de <text:span text:style-name="T9">1</text:span> s para el cálculo…</text:p>
      <text:p text:style-name="P54"/>
      <text:p text:style-name="P54"><text:tab/><text:span text:style-name="T7">tiempo<text:tab/><text:tab/>Vanalítico<text:tab/><text:tab/>Vaproximado<text:tab/><text:tab/>Error porcentual</text:span></text:p>
      <text:p text:style-name="P43"/>
      <text:p text:style-name="P70"><text:tab/>0<text:tab/><text:tab/>0<text:tab/><text:tab/>0<text:tab/><text:tab/>0%</text:p>
      <text:p text:style-name="P70"><text:tab/>1<text:tab/><text:tab/>8.2024<text:tab/><text:tab/>9.8<text:tab/><text:tab/>19.4759%</text:p>
      <text:p text:style-name="P70"><text:tab/>2<text:tab/><text:tab/>13.8846<text:tab/><text:tab/>16.0023<text:tab/><text:tab/>15.2521%</text:p>
      <text:p text:style-name="P70"><text:tab/>3<text:tab/><text:tab/>17.8208<text:tab/><text:tab/>19.9277<text:tab/><text:tab/>11.8226%</text:p>
      <text:p text:style-name="P70"><text:tab/>4<text:tab/><text:tab/>20.5476<text:tab/><text:tab/>22.4121<text:tab/><text:tab/>9.07404%</text:p>
      <text:p text:style-name="P70"><text:tab/>5<text:tab/><text:tab/>22.4365<text:tab/><text:tab/>23.9844<text:tab/><text:tab/>6.89907%</text:p>
      <text:p text:style-name="P70"><text:tab/>6<text:tab/><text:tab/>23.745<text:tab/><text:tab/>24.9796<text:tab/><text:tab/>5.19902%</text:p>
      <text:p text:style-name="P70"><text:tab/>7<text:tab/><text:tab/>24.6515<text:tab/><text:tab/>25.6094<text:tab/><text:tab/>3.88558%</text:p>
      <text:p text:style-name="P70"><text:tab/>8<text:tab/><text:tab/>25.2794<text:tab/><text:tab/>26.008<text:tab/><text:tab/>2.88185%</text:p>
      <text:p text:style-name="P70"><text:tab/>9<text:tab/><text:tab/>25.7144<text:tab/><text:tab/>26.2602<text:tab/><text:tab/>2.12251%</text:p>
      <text:p text:style-name="P70"><text:tab/>10<text:tab/><text:tab/>26.0158<text:tab/><text:tab/>26.4199<text:tab/><text:tab/>1.55335%</text:p>
      <text:p text:style-name="P70"><text:tab/>11<text:tab/><text:tab/>26.2245<text:tab/><text:tab/>26.5209<text:tab/><text:tab/>1.1303%</text:p>
      <text:p text:style-name="P70"><text:tab/>12<text:tab/><text:tab/>26.3691<text:tab/><text:tab/>26.5849<text:tab/><text:tab/>0.818243%</text:p>
      <text:p text:style-name="P70"><text:tab/>13<text:tab/><text:tab/>26.4693<text:tab/><text:tab/>26.6254<text:tab/><text:tab/>0.589607%</text:p>
      <text:p text:style-name="P70"><text:tab/>14<text:tab/><text:tab/>26.5387<text:tab/><text:tab/>26.651<text:tab/><text:tab/>0.423108%</text:p>
      <text:p text:style-name="P70"><text:tab/>15<text:tab/><text:tab/>26.5868<text:tab/><text:tab/>26.6672<text:tab/><text:tab/>0.302512%</text:p>
      <text:p text:style-name="P70"><text:tab/>16<text:tab/><text:tab/>26.6201<text:tab/><text:tab/>26.6775<text:tab/><text:tab/>0.215582%</text:p>
      <text:p text:style-name="P70"><text:tab/>17<text:tab/><text:tab/>26.6431<text:tab/><text:tab/>26.684<text:tab/><text:tab/>0.153185%</text:p>
      <text:p text:style-name="P70"><text:tab/>18<text:tab/><text:tab/>26.6591<text:tab/><text:tab/>26.6881<text:tab/><text:tab/>0.108566%</text:p>
      <text:p text:style-name="P70"><text:tab/>19<text:tab/><text:tab/>26.6702<text:tab/><text:tab/>26.6907<text:tab/><text:tab/>0.0767664%</text:p>
      <text:p text:style-name="P70"><text:tab/>20<text:tab/><text:tab/>26.6779<text:tab/><text:tab/>26.6923<text:tab/><text:tab/>0.0541694%</text:p>
      <text:p text:style-name="P70"><text:tab/>21<text:tab/><text:tab/>26.6832<text:tab/><text:tab/>26.6934<text:tab/><text:tab/>0.0381541%</text:p>
      <text:p text:style-name="P70"><text:tab/>22<text:tab/><text:tab/>26.6869<text:tab/><text:tab/>26.694<text:tab/><text:tab/>0.0268299%</text:p>
      <text:p text:style-name="P70"><text:tab/>23<text:tab/><text:tab/>26.6894<text:tab/><text:tab/>26.6944<text:tab/><text:tab/>0.0188391%</text:p>
      <text:p text:style-name="P70"><text:tab/>24<text:tab/><text:tab/>26.6912<text:tab/><text:tab/>26.6947<text:tab/><text:tab/>0.013211%</text:p>
      <text:p text:style-name="P70"><text:tab/>25<text:tab/><text:tab/>26.6924<text:tab/><text:tab/>26.6949<text:tab/><text:tab/>0.00925338%</text:p>
      <text:p text:style-name="P70"><text:tab/>26<text:tab/><text:tab/>26.6932<text:tab/><text:tab/>26.695<text:tab/><text:tab/>0.00647455%</text:p>
      <text:p text:style-name="P70"><text:tab/>27<text:tab/><text:tab/>26.6938<text:tab/><text:tab/>26.695<text:tab/><text:tab/>0.00452594%</text:p>
      <text:p text:style-name="P70"><text:tab/>28<text:tab/><text:tab/>26.6942<text:tab/><text:tab/>26.6951<text:tab/><text:tab/>0.00316111%</text:p>
      <text:p text:style-name="P70"><text:tab/>29<text:tab/><text:tab/>26.6945<text:tab/><text:tab/>26.6951<text:tab/><text:tab/>0.00220617%</text:p>
      <text:p text:style-name="P70"><text:tab/>30<text:tab/><text:tab/>26.6947<text:tab/><text:tab/>26.6951<text:tab/><text:tab/>0.00153864%</text:p>
      <text:p text:style-name="P70"><text:tab/>31<text:tab/><text:tab/>26.6948<text:tab/><text:tab/>26.6951<text:tab/><text:tab/>0.00107243%</text:p>
      <text:p text:style-name="P70"><text:tab/>32<text:tab/><text:tab/>26.6949<text:tab/><text:tab/>26.6951<text:tab/><text:tab/>0.000747058%</text:p>
      <text:p text:style-name="P70"><text:tab/>33<text:tab/><text:tab/>26.695<text:tab/><text:tab/>26.6951<text:tab/><text:tab/>0.00052014%</text:p>
      <text:p text:style-name="P70"><text:tab/>34<text:tab/><text:tab/>26.6951<text:tab/><text:tab/>26.6951<text:tab/><text:tab/>0.000361982%</text:p>
      <text:p text:style-name="P70"><text:tab/>35<text:tab/><text:tab/>26.6951<text:tab/><text:tab/>26.6951<text:tab/><text:tab/>0.00025181%</text:p>
      <text:p text:style-name="P70"><text:tab/>36<text:tab/><text:tab/>26.6951<text:tab/><text:tab/>26.6951<text:tab/><text:tab/>0.000175104%</text:p>
      <text:p text:style-name="P70"><text:tab/>37<text:tab/><text:tab/>26.6951<text:tab/><text:tab/>26.6952<text:tab/><text:tab/>0.000121722%</text:p>
      <text:p text:style-name="P70"><text:tab/>38<text:tab/><text:tab/>26.6951<text:tab/><text:tab/>26.6952<text:tab/><text:tab/>8.45879e-05%</text:p>
      <text:p text:style-name="P70"><text:tab/>39<text:tab/><text:tab/>26.6951<text:tab/><text:tab/>26.6952<text:tab/><text:tab/>5.87659e-05%</text:p>
      <text:p text:style-name="P70"><text:tab/>40<text:tab/><text:tab/>26.6951<text:tab/><text:tab/>26.6952<text:tab/><text:tab/>4.08161e-05%</text:p>
      <text:p text:style-name="P70"><text:tab/>41<text:tab/><text:tab/>26.6951<text:tab/><text:tab/>26.6952<text:tab/><text:tab/>2.83424e-05%</text:p>
      <text:p text:style-name="P39"/>
      <text:p text:style-name="P39"><text:tab/><text:span text:style-name="T10">Son necesarios 41 pasos para llegar a una velocidad constante.</text:span></text:p>
      <text:p text:style-name="P39"/>
      <text:p text:style-name="P54">Emple<text:span text:style-name="T8">amos</text:span> un tamaño de paso de <text:span text:style-name="T9">0.5</text:span> s para el cálculo…</text:p>
      <text:p text:style-name="P54"><text:tab/></text:p>
      <text:p text:style-name="P54"><text:tab/><text:span text:style-name="T7">tiempo<text:tab/><text:tab/>Vanalítico<text:tab/><text:tab/>Vaproximado<text:tab/><text:tab/>Error porcentual</text:span></text:p>
      <text:p text:style-name="P79"><text:soft-page-break/></text:p>
      <text:p text:style-name="P71"><text:tab/>0<text:tab/><text:tab/>0<text:tab/><text:tab/>0<text:tab/><text:tab/>0%</text:p>
      <text:p text:style-name="P71"><text:tab/>0.5<text:tab/><text:tab/>4.4765<text:tab/><text:tab/>4.9<text:tab/><text:tab/>9.45829%</text:p>
      <text:p text:style-name="P71"><text:tab/>1<text:tab/><text:tab/>8.2024<text:tab/><text:tab/>8.9005<text:tab/><text:tab/>8.51079%</text:p>
      <text:p text:style-name="P71"><text:tab/>1.5<text:tab/><text:tab/>11.3035<text:tab/><text:tab/>12.1668<text:tab/><text:tab/>7.63713%</text:p>
      <text:p text:style-name="P71"><text:tab/>2<text:tab/><text:tab/>13.8846<text:tab/><text:tab/>14.8335<text:tab/><text:tab/>6.83444%</text:p>
      <text:p text:style-name="P71"><text:tab/>2.5<text:tab/><text:tab/>16.0328<text:tab/><text:tab/>17.0108<text:tab/><text:tab/>6.09961%</text:p>
      <text:p text:style-name="P71"><text:tab/>3<text:tab/><text:tab/>17.8208<text:tab/><text:tab/>18.7884<text:tab/><text:tab/>5.42931%</text:p>
      <text:p text:style-name="P71"><text:tab/>3.5<text:tab/><text:tab/>19.309<text:tab/><text:tab/>20.2397<text:tab/><text:tab/>4.82007%</text:p>
      <text:p text:style-name="P71"><text:tab/>4<text:tab/><text:tab/>20.5476<text:tab/><text:tab/>21.4246<text:tab/><text:tab/>4.26825%</text:p>
      <text:p text:style-name="P71"><text:tab/>4.5<text:tab/><text:tab/>21.5785<text:tab/><text:tab/>22.392<text:tab/><text:tab/>3.77018%</text:p>
      <text:p text:style-name="P71"><text:tab/>5<text:tab/><text:tab/>22.4365<text:tab/><text:tab/>23.1819<text:tab/><text:tab/>3.32214%</text:p>
      <text:p text:style-name="P71"><text:tab/>5.5<text:tab/><text:tab/>23.1507<text:tab/><text:tab/>23.8268<text:tab/><text:tab/>2.92044%</text:p>
      <text:p text:style-name="P71"><text:tab/>6<text:tab/><text:tab/>23.745<text:tab/><text:tab/>24.3533<text:tab/><text:tab/>2.56146%</text:p>
      <text:p text:style-name="P71"><text:tab/>6.5<text:tab/><text:tab/>24.2398<text:tab/><text:tab/>24.7831<text:tab/><text:tab/>2.24165%</text:p>
      <text:p text:style-name="P71"><text:tab/>7<text:tab/><text:tab/>24.6515<text:tab/><text:tab/>25.1341<text:tab/><text:tab/>1.9576%</text:p>
      <text:p text:style-name="P71"><text:tab/>7.5<text:tab/><text:tab/>24.9942<text:tab/><text:tab/>25.4206<text:tab/><text:tab/>1.70604%</text:p>
      <text:p text:style-name="P71"><text:tab/>8<text:tab/><text:tab/>25.2794<text:tab/><text:tab/>25.6546<text:tab/><text:tab/>1.4839%</text:p>
      <text:p text:style-name="P71"><text:tab/>8.5<text:tab/><text:tab/>25.5169<text:tab/><text:tab/>25.8456<text:tab/><text:tab/>1.28825%</text:p>
      <text:p text:style-name="P71"><text:tab/>9<text:tab/><text:tab/>25.7144<text:tab/><text:tab/>26.0015<text:tab/><text:tab/>1.11638%</text:p>
      <text:p text:style-name="P71"><text:tab/>9.5<text:tab/><text:tab/>25.8789<text:tab/><text:tab/>26.1288<text:tab/><text:tab/>0.96578%</text:p>
      <text:p text:style-name="P71"><text:tab/>10<text:tab/><text:tab/>26.0158<text:tab/><text:tab/>26.2328<text:tab/><text:tab/>0.834122%</text:p>
      <text:p text:style-name="P71"><text:tab/>10.5<text:tab/><text:tab/>26.1297<text:tab/><text:tab/>26.3177<text:tab/><text:tab/>0.719285%</text:p>
      <text:p text:style-name="P71"><text:tab/>11<text:tab/><text:tab/>26.2245<text:tab/><text:tab/>26.3869<text:tab/><text:tab/>0.619333%</text:p>
      <text:p text:style-name="P71"><text:tab/>11.5<text:tab/><text:tab/>26.3034<text:tab/><text:tab/>26.4435<text:tab/><text:tab/>0.532513%</text:p>
      <text:p text:style-name="P71"><text:tab/>12<text:tab/><text:tab/>26.3691<text:tab/><text:tab/>26.4897<text:tab/><text:tab/>0.457246%</text:p>
      <text:p text:style-name="P71"><text:tab/>12.5<text:tab/><text:tab/>26.4238<text:tab/><text:tab/>26.5274<text:tab/><text:tab/>0.392114%</text:p>
      <text:p text:style-name="P71"><text:tab/>13<text:tab/><text:tab/>26.4693<text:tab/><text:tab/>26.5582<text:tab/><text:tab/>0.335849%</text:p>
      <text:p text:style-name="P71"><text:tab/>13.5<text:tab/><text:tab/>26.5072<text:tab/><text:tab/>26.5833<text:tab/><text:tab/>0.287325%</text:p>
      <text:p text:style-name="P71"><text:tab/>14<text:tab/><text:tab/>26.5387<text:tab/><text:tab/>26.6039<text:tab/><text:tab/>0.245541%</text:p>
      <text:p text:style-name="P71"><text:tab/>14.5<text:tab/><text:tab/>26.5649<text:tab/><text:tab/>26.6206<text:tab/><text:tab/>0.209614%</text:p>
      <text:p text:style-name="P71"><text:tab/>15<text:tab/><text:tab/>26.5868<text:tab/><text:tab/>26.6343<text:tab/><text:tab/>0.178766%</text:p>
      <text:p text:style-name="P71"><text:tab/>15.5<text:tab/><text:tab/>26.6049<text:tab/><text:tab/>26.6455<text:tab/><text:tab/>0.152314%</text:p>
      <text:p text:style-name="P71"><text:tab/>16<text:tab/><text:tab/>26.6201<text:tab/><text:tab/>26.6546<text:tab/><text:tab/>0.12966%</text:p>
      <text:p text:style-name="P71"><text:tab/>16.5<text:tab/><text:tab/>26.6327<text:tab/><text:tab/>26.662<text:tab/><text:tab/>0.110282%</text:p>
      <text:p text:style-name="P71"><text:tab/>17<text:tab/><text:tab/>26.6431<text:tab/><text:tab/>26.6681<text:tab/><text:tab/>0.0937238%</text:p>
      <text:p text:style-name="P71"><text:tab/>17.5<text:tab/><text:tab/>26.6519<text:tab/><text:tab/>26.6731<text:tab/><text:tab/>0.0795905%</text:p>
      <text:p text:style-name="P71"><text:tab/>18<text:tab/><text:tab/>26.6591<text:tab/><text:tab/>26.6771<text:tab/><text:tab/>0.0675391%</text:p>
      <text:p text:style-name="P71"><text:tab/>18.5<text:tab/><text:tab/>26.6652<text:tab/><text:tab/>26.6804<text:tab/><text:tab/>0.0572726%</text:p>
      <text:p text:style-name="P71"><text:tab/>19<text:tab/><text:tab/>26.6702<text:tab/><text:tab/>26.6831<text:tab/><text:tab/>0.0485345%</text:p>
      <text:p text:style-name="P71"><text:tab/>19.5<text:tab/><text:tab/>26.6744<text:tab/><text:tab/>26.6853<text:tab/><text:tab/>0.0411036%</text:p>
      <text:p text:style-name="P71"><text:tab/>20<text:tab/><text:tab/>26.6779<text:tab/><text:tab/>26.6871<text:tab/><text:tab/>0.0347896%</text:p>
      <text:p text:style-name="P71"><text:tab/>20.5<text:tab/><text:tab/>26.6808<text:tab/><text:tab/>26.6886<text:tab/><text:tab/>0.0294285%</text:p>
      <text:p text:style-name="P71"><text:tab/>21<text:tab/><text:tab/>26.6832<text:tab/><text:tab/>26.6898<text:tab/><text:tab/>0.02488%</text:p>
      <text:p text:style-name="P71"><text:tab/>21.5<text:tab/><text:tab/>26.6852<text:tab/><text:tab/>26.6908<text:tab/><text:tab/>0.0210235%</text:p>
      <text:p text:style-name="P71"><text:tab/>22<text:tab/><text:tab/>26.6869<text:tab/><text:tab/>26.6916<text:tab/><text:tab/>0.017756%</text:p>
      <text:p text:style-name="P71"><text:tab/>22.5<text:tab/><text:tab/>26.6882<text:tab/><text:tab/>26.6922<text:tab/><text:tab/>0.0149891%</text:p>
      <text:p text:style-name="P71"><text:tab/>23<text:tab/><text:tab/>26.6894<text:tab/><text:tab/>26.6928<text:tab/><text:tab/>0.0126477%</text:p>
      <text:p text:style-name="P71"><text:tab/>23.5<text:tab/><text:tab/>26.6904<text:tab/><text:tab/>26.6932<text:tab/><text:tab/>0.0106673%</text:p>
      <text:p text:style-name="P71"><text:tab/>24<text:tab/><text:tab/>26.6912<text:tab/><text:tab/>26.6936<text:tab/><text:tab/>0.0089933%</text:p>
      <text:p text:style-name="P71"><text:tab/>24.5<text:tab/><text:tab/>26.6918<text:tab/><text:tab/>26.6939<text:tab/><text:tab/>0.00757896%</text:p>
      <text:p text:style-name="P71"><text:tab/>25<text:tab/><text:tab/>26.6924<text:tab/><text:tab/>26.6941<text:tab/><text:tab/>0.00638459%</text:p>
      <text:p text:style-name="P71"><text:soft-page-break/><text:tab/>25.5<text:tab/><text:tab/>26.6929<text:tab/><text:tab/>26.6943<text:tab/><text:tab/>0.00537648%</text:p>
      <text:p text:style-name="P71"><text:tab/>26<text:tab/><text:tab/>26.6932<text:tab/><text:tab/>26.6944<text:tab/><text:tab/>0.00452595%</text:p>
      <text:p text:style-name="P71"><text:tab/>26.5<text:tab/><text:tab/>26.6936<text:tab/><text:tab/>26.6946<text:tab/><text:tab/>0.00380868%</text:p>
      <text:p text:style-name="P71"><text:tab/>27<text:tab/><text:tab/>26.6938<text:tab/><text:tab/>26.6947<text:tab/><text:tab/>0.00320404%</text:p>
      <text:p text:style-name="P71"><text:tab/>27.5<text:tab/><text:tab/>26.694<text:tab/><text:tab/>26.6948<text:tab/><text:tab/>0.00269455%</text:p>
      <text:p text:style-name="P71"><text:tab/>28<text:tab/><text:tab/>26.6942<text:tab/><text:tab/>26.6948<text:tab/><text:tab/>0.00226539%</text:p>
      <text:p text:style-name="P71"><text:tab/>28.5<text:tab/><text:tab/>26.6944<text:tab/><text:tab/>26.6949<text:tab/><text:tab/>0.00190404%</text:p>
      <text:p text:style-name="P71"><text:tab/>29<text:tab/><text:tab/>26.6945<text:tab/><text:tab/>26.6949<text:tab/><text:tab/>0.00159988%</text:p>
      <text:p text:style-name="P71"><text:tab/>29.5<text:tab/><text:tab/>26.6946<text:tab/><text:tab/>26.695<text:tab/><text:tab/>0.00134395%</text:p>
      <text:p text:style-name="P71"><text:tab/>30<text:tab/><text:tab/>26.6947<text:tab/><text:tab/>26.695<text:tab/><text:tab/>0.00112867%</text:p>
      <text:p text:style-name="P71"><text:tab/>30.5<text:tab/><text:tab/>26.6948<text:tab/><text:tab/>26.695<text:tab/><text:tab/>0.00094764%</text:p>
      <text:p text:style-name="P71"><text:tab/>31<text:tab/><text:tab/>26.6948<text:tab/><text:tab/>26.6951<text:tab/><text:tab/>0.000795454%</text:p>
      <text:p text:style-name="P71"><text:tab/>31.5<text:tab/><text:tab/>26.6949<text:tab/><text:tab/>26.6951<text:tab/><text:tab/>0.000667555%</text:p>
      <text:p text:style-name="P71"><text:tab/>32<text:tab/><text:tab/>26.6949<text:tab/><text:tab/>26.6951<text:tab/><text:tab/>0.000560095%</text:p>
      <text:p text:style-name="P71"><text:tab/>32.5<text:tab/><text:tab/>26.695<text:tab/><text:tab/>26.6951<text:tab/><text:tab/>0.000469832%</text:p>
      <text:p text:style-name="P71"><text:tab/>33<text:tab/><text:tab/>26.695<text:tab/><text:tab/>26.6951<text:tab/><text:tab/>0.000394034%</text:p>
      <text:p text:style-name="P71"><text:tab/>33.5<text:tab/><text:tab/>26.695<text:tab/><text:tab/>26.6951<text:tab/><text:tab/>0.000330398%</text:p>
      <text:p text:style-name="P71"><text:tab/>34<text:tab/><text:tab/>26.6951<text:tab/><text:tab/>26.6951<text:tab/><text:tab/>0.000276985%</text:p>
      <text:p text:style-name="P71"><text:tab/>34.5<text:tab/><text:tab/>26.6951<text:tab/><text:tab/>26.6951<text:tab/><text:tab/>0.000232164%</text:p>
      <text:p text:style-name="P71"><text:tab/>35<text:tab/><text:tab/>26.6951<text:tab/><text:tab/>26.6951<text:tab/><text:tab/>0.00019456%</text:p>
      <text:p text:style-name="P71"><text:tab/>35.5<text:tab/><text:tab/>26.6951<text:tab/><text:tab/>26.6951<text:tab/><text:tab/>0.000163018%</text:p>
      <text:p text:style-name="P71"><text:tab/>36<text:tab/><text:tab/>26.6951<text:tab/><text:tab/>26.6951<text:tab/><text:tab/>0.000136567%</text:p>
      <text:p text:style-name="P71"><text:tab/>36.5<text:tab/><text:tab/>26.6951<text:tab/><text:tab/>26.6951<text:tab/><text:tab/>0.000114388%</text:p>
      <text:p text:style-name="P71"><text:tab/>37<text:tab/><text:tab/>26.6951<text:tab/><text:tab/>26.6951<text:tab/><text:tab/>9.57965e-05%</text:p>
      <text:p text:style-name="P71"><text:tab/>37.5<text:tab/><text:tab/>26.6951<text:tab/><text:tab/>26.6951<text:tab/><text:tab/>8.0214e-05%</text:p>
      <text:p text:style-name="P71"><text:tab/>38<text:tab/><text:tab/>26.6951<text:tab/><text:tab/>26.6951<text:tab/><text:tab/>6.71562e-05%</text:p>
      <text:p text:style-name="P71"><text:tab/>38.5<text:tab/><text:tab/>26.6951<text:tab/><text:tab/>26.6951<text:tab/><text:tab/>5.62158e-05%</text:p>
      <text:p text:style-name="P71"><text:tab/>39<text:tab/><text:tab/>26.6951<text:tab/><text:tab/>26.6951<text:tab/><text:tab/>4.70511e-05%</text:p>
      <text:p text:style-name="P71"><text:tab/>39.5<text:tab/><text:tab/>26.6951<text:tab/><text:tab/>26.6951<text:tab/><text:tab/>3.93751e-05%</text:p>
      <text:p text:style-name="P71"><text:tab/>40<text:tab/><text:tab/>26.6951<text:tab/><text:tab/>26.6951<text:tab/><text:tab/>3.2947e-05%</text:p>
      <text:p text:style-name="P39"/>
      <text:p text:style-name="P39"><text:tab/><text:span text:style-name="T10">Son necesarios 80 pasos para llegar a una velocidad constante.</text:span></text:p>
      <text:p text:style-name="P39"/>
      <text:p text:style-name="P39"/>
      <text:p text:style-name="P54">Emple<text:span text:style-name="T8">amos</text:span> un tamaño de paso de <text:span text:style-name="T9">0.1</text:span> s para el cálculo…</text:p>
      <text:p text:style-name="P54"><text:tab/></text:p>
      <text:p text:style-name="P50"><text:span text:style-name="T10"><text:tab/>Son necesarios 362 pasos para llegar a una velocidad constante.</text:span></text:p>
      <text:p text:style-name="P50"/>
      <text:p text:style-name="P54"><text:tab/><text:span text:style-name="T7">tiempo<text:tab/><text:tab/>Vanalítico<text:tab/><text:tab/>Vaproximado<text:tab/><text:tab/>Error porcentual</text:span></text:p>
      <text:p text:style-name="P50"/>
      <text:p text:style-name="P72"><text:tab/>0<text:tab/><text:tab/>0<text:tab/><text:tab/>0<text:tab/><text:tab/>0%</text:p>
      <text:p text:style-name="P72"><text:tab/>0.1<text:tab/><text:tab/>0.9622<text:tab/><text:tab/>0.98<text:tab/><text:tab/>1.84677%</text:p>
      <text:p text:style-name="P72"><text:tab/>0.2<text:tab/><text:tab/>1.8897<text:tab/><text:tab/>1.924<text:tab/><text:tab/>1.81225%</text:p>
      <text:p text:style-name="P72"><text:tab/>0.3<text:tab/><text:tab/>2.7838<text:tab/><text:tab/>2.8333<text:tab/><text:tab/>1.77817%</text:p>
      <text:p text:style-name="P72"><text:tab/>0.4<text:tab/><text:tab/>3.6457<text:tab/><text:tab/>3.7093<text:tab/><text:tab/>1.74454%</text:p>
      <text:p text:style-name="P72"><text:tab/>0.5<text:tab/><text:tab/>4.4765<text:tab/><text:tab/>4.5532<text:tab/><text:tab/>1.71136%</text:p>
      <text:p text:style-name="P72"><text:tab/>0.6<text:tab/><text:tab/>5.2774<text:tab/><text:tab/>5.366<text:tab/><text:tab/>1.67861%</text:p>
      <text:p text:style-name="P72"><text:tab/>0.7<text:tab/><text:tab/>6.0494<text:tab/><text:tab/>6.149<text:tab/><text:tab/>1.64631%</text:p>
      <text:p text:style-name="P72"><text:tab/>0.8<text:tab/><text:tab/>6.7936<text:tab/><text:tab/>6.9033<text:tab/><text:tab/>1.61445%</text:p>
      <text:p text:style-name="P72"><text:tab/>0.9<text:tab/><text:tab/>7.5109<text:tab/><text:tab/>7.6298<text:tab/><text:tab/>1.58303%</text:p>
      <text:p text:style-name="P72"><text:tab/>1<text:tab/><text:tab/>8.2024<text:tab/><text:tab/>8.3297<text:tab/><text:tab/>1.55205%</text:p>
      <text:p text:style-name="P72"><text:tab/>1.1<text:tab/><text:tab/>8.869<text:tab/><text:tab/>9.004<text:tab/><text:tab/>1.52151%</text:p>
      <text:p text:style-name="P72"><text:soft-page-break/><text:tab/>1.2<text:tab/><text:tab/>9.5116<text:tab/><text:tab/>9.6534<text:tab/><text:tab/>1.4914%</text:p>
      <text:p text:style-name="P72"><text:tab/>1.3<text:tab/><text:tab/>10.1309<text:tab/><text:tab/>10.279<text:tab/><text:tab/>1.46172%</text:p>
      <text:p text:style-name="P72"><text:tab/>1.4<text:tab/><text:tab/>10.728<text:tab/><text:tab/>10.8817<text:tab/><text:tab/>1.43248%</text:p>
      <text:p text:style-name="P72"><text:tab/>1.5<text:tab/><text:tab/>11.3035<text:tab/><text:tab/>11.4622<text:tab/><text:tab/>1.40366%</text:p>
      <text:p text:style-name="P72"><text:tab/>1.6<text:tab/><text:tab/>11.8583<text:tab/><text:tab/>12.0214<text:tab/><text:tab/>1.37527%</text:p>
      <text:p text:style-name="P72"><text:tab/>1.7<text:tab/><text:tab/>12.3931<text:tab/><text:tab/>12.5601<text:tab/><text:tab/>1.34731%</text:p>
      <text:p text:style-name="P72"><text:tab/>1.8<text:tab/><text:tab/>12.9086<text:tab/><text:tab/>13.079<text:tab/><text:tab/>1.31977%</text:p>
      <text:p text:style-name="P72"><text:tab/>1.9<text:tab/><text:tab/>13.4056<text:tab/><text:tab/>13.5789<text:tab/><text:tab/>1.29265%</text:p>
      <text:p text:style-name="P72"><text:tab/>….<text:tab/><text:tab/>…..<text:tab/><text:tab/><text:tab/>…<text:tab/><text:tab/><text:tab/>…</text:p>
      <text:p text:style-name="P73"><text:tab/><text:span text:style-name="T18"><text:tab/>31.2<text:tab/><text:tab/>26.6949<text:tab/><text:tab/>26.6949<text:tab/><text:tab/>0.000205708%</text:span></text:p>
      <text:p text:style-name="P74"><text:tab/>31.3<text:tab/><text:tab/>26.6949<text:tab/><text:tab/>26.6949<text:tab/><text:tab/>0.000198862%</text:p>
      <text:p text:style-name="P74"><text:tab/>31.4<text:tab/><text:tab/>26.6949<text:tab/><text:tab/>26.6949<text:tab/><text:tab/>0.000192243%</text:p>
      <text:p text:style-name="P74"><text:tab/>31.5<text:tab/><text:tab/>26.6949<text:tab/><text:tab/>26.6949<text:tab/><text:tab/>0.000185842%</text:p>
      <text:p text:style-name="P74"><text:tab/>31.6<text:tab/><text:tab/>26.6949<text:tab/><text:tab/>26.695<text:tab/><text:tab/>0.000179652%</text:p>
      <text:p text:style-name="P74"><text:tab/>31.7<text:tab/><text:tab/>26.6949<text:tab/><text:tab/>26.695<text:tab/><text:tab/>0.000173666%</text:p>
      <text:p text:style-name="P74"><text:tab/>31.8<text:tab/><text:tab/>26.6949<text:tab/><text:tab/>26.695<text:tab/><text:tab/>0.000167879%</text:p>
      <text:p text:style-name="P74"><text:tab/>31.9<text:tab/><text:tab/>26.6949<text:tab/><text:tab/>26.695<text:tab/><text:tab/>0.000162282%</text:p>
      <text:p text:style-name="P74"><text:tab/>32<text:tab/><text:tab/>26.6949<text:tab/><text:tab/>26.695<text:tab/><text:tab/>0.000156871%</text:p>
      <text:p text:style-name="P74"><text:tab/>32.1<text:tab/><text:tab/>26.6949<text:tab/><text:tab/>26.695<text:tab/><text:tab/>0.000151639%</text:p>
      <text:p text:style-name="P74"><text:tab/>32.2<text:tab/><text:tab/>26.695<text:tab/><text:tab/>26.695<text:tab/><text:tab/>0.000146579%</text:p>
      <text:p text:style-name="P74"><text:tab/>32.3<text:tab/><text:tab/>26.695<text:tab/><text:tab/>26.695<text:tab/><text:tab/>0.000141687%</text:p>
      <text:p text:style-name="P74"><text:tab/>32.4<text:tab/><text:tab/>26.695<text:tab/><text:tab/>26.695<text:tab/><text:tab/>0.000136958%</text:p>
      <text:p text:style-name="P74"><text:tab/>32.5<text:tab/><text:tab/>26.695<text:tab/><text:tab/>26.695<text:tab/><text:tab/>0.000132384%</text:p>
      <text:p text:style-name="P74"><text:tab/>32.6<text:tab/><text:tab/>26.695<text:tab/><text:tab/>26.695<text:tab/><text:tab/>0.000127963%</text:p>
      <text:p text:style-name="P74"><text:tab/>32.7<text:tab/><text:tab/>26.695<text:tab/><text:tab/>26.695<text:tab/><text:tab/>0.000123687%</text:p>
      <text:p text:style-name="P74"><text:tab/>32.8<text:tab/><text:tab/>26.695<text:tab/><text:tab/>26.695<text:tab/><text:tab/>0.000119554%</text:p>
      <text:p text:style-name="P74"><text:tab/>32.9<text:tab/><text:tab/>26.695<text:tab/><text:tab/>26.695<text:tab/><text:tab/>0.000115558%</text:p>
      <text:p text:style-name="P74"><text:tab/>33<text:tab/><text:tab/>26.695<text:tab/><text:tab/>26.695<text:tab/><text:tab/>0.000111694%</text:p>
      <text:p text:style-name="P74"><text:tab/>33.1<text:tab/><text:tab/>26.695<text:tab/><text:tab/>26.695<text:tab/><text:tab/>0.000107958%</text:p>
      <text:p text:style-name="P74"><text:tab/>33.2<text:tab/><text:tab/>26.695<text:tab/><text:tab/>26.695<text:tab/><text:tab/>0.000104346%</text:p>
      <text:p text:style-name="P74"><text:tab/>33.3<text:tab/><text:tab/>26.695<text:tab/><text:tab/>26.695<text:tab/><text:tab/>0.000100855%</text:p>
      <text:p text:style-name="P74"><text:tab/>33.4<text:tab/><text:tab/>26.695<text:tab/><text:tab/>26.6951<text:tab/><text:tab/>9.7479e-05%</text:p>
      <text:p text:style-name="P74"><text:tab/>33.5<text:tab/><text:tab/>26.695<text:tab/><text:tab/>26.6951<text:tab/><text:tab/>9.42153e-05%</text:p>
      <text:p text:style-name="P74"><text:tab/>33.6<text:tab/><text:tab/>26.695<text:tab/><text:tab/>26.6951<text:tab/><text:tab/>9.10602e-05%</text:p>
      <text:p text:style-name="P74"><text:tab/>33.7<text:tab/><text:tab/>26.695<text:tab/><text:tab/>26.6951<text:tab/><text:tab/>8.80099e-05%</text:p>
      <text:p text:style-name="P74"><text:tab/>33.8<text:tab/><text:tab/>26.695<text:tab/><text:tab/>26.6951<text:tab/><text:tab/>8.50611e-05%</text:p>
      <text:p text:style-name="P74"><text:tab/>33.9<text:tab/><text:tab/>26.695<text:tab/><text:tab/>26.6951<text:tab/><text:tab/>8.22103e-05%</text:p>
      <text:p text:style-name="P74"><text:tab/>34<text:tab/><text:tab/>26.6951<text:tab/><text:tab/>26.6951<text:tab/><text:tab/>7.94544e-05%</text:p>
      <text:p text:style-name="P74"><text:tab/>34.1<text:tab/><text:tab/>26.6951<text:tab/><text:tab/>26.6951<text:tab/><text:tab/>7.67903e-05%</text:p>
      <text:p text:style-name="P74"><text:tab/>34.2<text:tab/><text:tab/>26.6951<text:tab/><text:tab/>26.6951<text:tab/><text:tab/>7.42148e-05%</text:p>
      <text:p text:style-name="P74"><text:tab/>34.3<text:tab/><text:tab/>26.6951<text:tab/><text:tab/>26.6951<text:tab/><text:tab/>7.17251e-05%</text:p>
      <text:p text:style-name="P74"><text:tab/>34.4<text:tab/><text:tab/>26.6951<text:tab/><text:tab/>26.6951<text:tab/><text:tab/>6.93183e-05%</text:p>
      <text:p text:style-name="P50"/>
      <text:p text:style-name="P76"><text:span text:style-name="T11">Graficamos v(t) con los resultados analíticos y los aproximados</text:span>:</text:p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9:06:45.170998490</meta:creation-date>
    <dc:date>2018-04-13T19:44:35.389798876</dc:date>
    <meta:editing-duration>PT1H49M10S</meta:editing-duration>
    <meta:editing-cycles>75</meta:editing-cycles>
    <meta:generator>LibreOffice/5.3.1.2$Linux_X86_64 LibreOffice_project/30m0$Build-2</meta:generator>
    <meta:document-statistic meta:table-count="0" meta:image-count="0" meta:object-count="0" meta:page-count="26" meta:paragraph-count="1235" meta:word-count="5188" meta:character-count="42227" meta:non-whitespace-character-count="33466"/>
  </office:meta>
</office:document-meta>
</file>